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54in" svg:y="0.0394in">
            <draw:object draw:notify-on-update-of-ranges="Sheet1.A1:Sheet1.A937 Sheet1.C1:Sheet1.C9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]/9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]/936" office:value-type="float" office:value="0.00106837606837607" calcext:value-type="float">
            <text:p>0.0010683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" office:value-type="float" office:value="2" calcext:value-type="float">
            <text:p>2</text:p>
          </table:table-cell>
          <table:table-cell table:formula="of:=[.B3]/936" office:value-type="float" office:value="0.00213675213675214" calcext:value-type="float">
            <text:p>0.0021367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B4]/936" office:value-type="float" office:value="0.0032051282051282" calcext:value-type="float">
            <text:p>0.0032051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1" office:value-type="float" office:value="4" calcext:value-type="float">
            <text:p>4</text:p>
          </table:table-cell>
          <table:table-cell table:formula="of:=[.B5]/936" office:value-type="float" office:value="0.00427350427350427" calcext:value-type="float">
            <text:p>0.0042735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1" office:value-type="float" office:value="5" calcext:value-type="float">
            <text:p>5</text:p>
          </table:table-cell>
          <table:table-cell table:formula="of:=[.B6]/936" office:value-type="float" office:value="0.00534188034188034" calcext:value-type="float">
            <text:p>0.0053418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]+1" office:value-type="float" office:value="6" calcext:value-type="float">
            <text:p>6</text:p>
          </table:table-cell>
          <table:table-cell table:formula="of:=[.B7]/936" office:value-type="float" office:value="0.00641025641025641" calcext:value-type="float">
            <text:p>0.0064102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7]+1" office:value-type="float" office:value="7" calcext:value-type="float">
            <text:p>7</text:p>
          </table:table-cell>
          <table:table-cell table:formula="of:=[.B8]/936" office:value-type="float" office:value="0.00747863247863248" calcext:value-type="float">
            <text:p>0.0074786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8]+1" office:value-type="float" office:value="8" calcext:value-type="float">
            <text:p>8</text:p>
          </table:table-cell>
          <table:table-cell table:formula="of:=[.B9]/936" office:value-type="float" office:value="0.00854700854700855" calcext:value-type="float">
            <text:p>0.0085470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]+1" office:value-type="float" office:value="9" calcext:value-type="float">
            <text:p>9</text:p>
          </table:table-cell>
          <table:table-cell table:formula="of:=[.B10]/936" office:value-type="float" office:value="0.00961538461538462" calcext:value-type="float">
            <text:p>0.0096153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B11]/936" office:value-type="float" office:value="0.0106837606837607" calcext:value-type="float">
            <text:p>0.0106837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B12]/936" office:value-type="float" office:value="0.0117521367521368" calcext:value-type="float">
            <text:p>0.0117521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]+1" office:value-type="float" office:value="12" calcext:value-type="float">
            <text:p>12</text:p>
          </table:table-cell>
          <table:table-cell table:formula="of:=[.B13]/936" office:value-type="float" office:value="0.0128205128205128" calcext:value-type="float">
            <text:p>0.0128205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]+1" office:value-type="float" office:value="13" calcext:value-type="float">
            <text:p>13</text:p>
          </table:table-cell>
          <table:table-cell table:formula="of:=[.B14]/936" office:value-type="float" office:value="0.0138888888888889" calcext:value-type="float">
            <text:p>0.013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]+1" office:value-type="float" office:value="14" calcext:value-type="float">
            <text:p>14</text:p>
          </table:table-cell>
          <table:table-cell table:formula="of:=[.B15]/936" office:value-type="float" office:value="0.014957264957265" calcext:value-type="float">
            <text:p>0.014957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5]+1" office:value-type="float" office:value="15" calcext:value-type="float">
            <text:p>15</text:p>
          </table:table-cell>
          <table:table-cell table:formula="of:=[.B16]/936" office:value-type="float" office:value="0.016025641025641" calcext:value-type="float">
            <text:p>0.016025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]+1" office:value-type="float" office:value="16" calcext:value-type="float">
            <text:p>16</text:p>
          </table:table-cell>
          <table:table-cell table:formula="of:=[.B17]/936" office:value-type="float" office:value="0.0170940170940171" calcext:value-type="float">
            <text:p>0.0170940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7]+1" office:value-type="float" office:value="17" calcext:value-type="float">
            <text:p>17</text:p>
          </table:table-cell>
          <table:table-cell table:formula="of:=[.B18]/936" office:value-type="float" office:value="0.0181623931623932" calcext:value-type="float">
            <text:p>0.0181623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]+1" office:value-type="float" office:value="18" calcext:value-type="float">
            <text:p>18</text:p>
          </table:table-cell>
          <table:table-cell table:formula="of:=[.B19]/936" office:value-type="float" office:value="0.0192307692307692" calcext:value-type="float">
            <text:p>0.0192307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]+1" office:value-type="float" office:value="19" calcext:value-type="float">
            <text:p>19</text:p>
          </table:table-cell>
          <table:table-cell table:formula="of:=[.B20]/936" office:value-type="float" office:value="0.0202991452991453" calcext:value-type="float">
            <text:p>0.0202991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0]+1" office:value-type="float" office:value="20" calcext:value-type="float">
            <text:p>20</text:p>
          </table:table-cell>
          <table:table-cell table:formula="of:=[.B21]/936" office:value-type="float" office:value="0.0213675213675214" calcext:value-type="float">
            <text:p>0.0213675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1]+1" office:value-type="float" office:value="21" calcext:value-type="float">
            <text:p>21</text:p>
          </table:table-cell>
          <table:table-cell table:formula="of:=[.B22]/936" office:value-type="float" office:value="0.0224358974358974" calcext:value-type="float">
            <text:p>0.0224358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2]+1" office:value-type="float" office:value="22" calcext:value-type="float">
            <text:p>22</text:p>
          </table:table-cell>
          <table:table-cell table:formula="of:=[.B23]/936" office:value-type="float" office:value="0.0235042735042735" calcext:value-type="float">
            <text:p>0.0235042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3]+1" office:value-type="float" office:value="23" calcext:value-type="float">
            <text:p>23</text:p>
          </table:table-cell>
          <table:table-cell table:formula="of:=[.B24]/936" office:value-type="float" office:value="0.0245726495726496" calcext:value-type="float">
            <text:p>0.0245726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4]+1" office:value-type="float" office:value="24" calcext:value-type="float">
            <text:p>24</text:p>
          </table:table-cell>
          <table:table-cell table:formula="of:=[.B25]/936" office:value-type="float" office:value="0.0256410256410256" calcext:value-type="float">
            <text:p>0.025641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5]+1" office:value-type="float" office:value="25" calcext:value-type="float">
            <text:p>25</text:p>
          </table:table-cell>
          <table:table-cell table:formula="of:=[.B26]/936" office:value-type="float" office:value="0.0267094017094017" calcext:value-type="float">
            <text:p>0.0267094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6]+1" office:value-type="float" office:value="26" calcext:value-type="float">
            <text:p>26</text:p>
          </table:table-cell>
          <table:table-cell table:formula="of:=[.B27]/936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7]+1" office:value-type="float" office:value="27" calcext:value-type="float">
            <text:p>27</text:p>
          </table:table-cell>
          <table:table-cell table:formula="of:=[.B28]/936" office:value-type="float" office:value="0.0288461538461538" calcext:value-type="float">
            <text:p>0.02884615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8]+1" office:value-type="float" office:value="28" calcext:value-type="float">
            <text:p>28</text:p>
          </table:table-cell>
          <table:table-cell table:formula="of:=[.B29]/936" office:value-type="float" office:value="0.0299145299145299" calcext:value-type="float">
            <text:p>0.02991452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9]+1" office:value-type="float" office:value="29" calcext:value-type="float">
            <text:p>29</text:p>
          </table:table-cell>
          <table:table-cell table:formula="of:=[.B30]/936" office:value-type="float" office:value="0.030982905982906" calcext:value-type="float">
            <text:p>0.030982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0]+1" office:value-type="float" office:value="30" calcext:value-type="float">
            <text:p>30</text:p>
          </table:table-cell>
          <table:table-cell table:formula="of:=[.B31]/936" office:value-type="float" office:value="0.032051282051282" calcext:value-type="float">
            <text:p>0.03205128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" office:value-type="float" office:value="31" calcext:value-type="float">
            <text:p>31</text:p>
          </table:table-cell>
          <table:table-cell table:formula="of:=[.B32]/936" office:value-type="float" office:value="0.0331196581196581" calcext:value-type="float">
            <text:p>0.03311965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" office:value-type="float" office:value="32" calcext:value-type="float">
            <text:p>32</text:p>
          </table:table-cell>
          <table:table-cell table:formula="of:=[.B33]/936" office:value-type="float" office:value="0.0341880341880342" calcext:value-type="float">
            <text:p>0.0341880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3]+1" office:value-type="float" office:value="33" calcext:value-type="float">
            <text:p>33</text:p>
          </table:table-cell>
          <table:table-cell table:formula="of:=[.B34]/936" office:value-type="float" office:value="0.0352564102564103" calcext:value-type="float">
            <text:p>0.03525641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4]+1" office:value-type="float" office:value="34" calcext:value-type="float">
            <text:p>34</text:p>
          </table:table-cell>
          <table:table-cell table:formula="of:=[.B35]/936" office:value-type="float" office:value="0.0363247863247863" calcext:value-type="float">
            <text:p>0.03632478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" office:value-type="float" office:value="35" calcext:value-type="float">
            <text:p>35</text:p>
          </table:table-cell>
          <table:table-cell table:formula="of:=[.B36]/936" office:value-type="float" office:value="0.0373931623931624" calcext:value-type="float">
            <text:p>0.0373931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6]+1" office:value-type="float" office:value="36" calcext:value-type="float">
            <text:p>36</text:p>
          </table:table-cell>
          <table:table-cell table:formula="of:=[.B37]/936" office:value-type="float" office:value="0.0384615384615385" calcext:value-type="float">
            <text:p>0.0384615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7]+1" office:value-type="float" office:value="37" calcext:value-type="float">
            <text:p>37</text:p>
          </table:table-cell>
          <table:table-cell table:formula="of:=[.B38]/936" office:value-type="float" office:value="0.0395299145299145" calcext:value-type="float">
            <text:p>0.0395299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8]+1" office:value-type="float" office:value="38" calcext:value-type="float">
            <text:p>38</text:p>
          </table:table-cell>
          <table:table-cell table:formula="of:=[.B39]/936" office:value-type="float" office:value="0.0405982905982906" calcext:value-type="float">
            <text:p>0.0405982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9]+1" office:value-type="float" office:value="39" calcext:value-type="float">
            <text:p>39</text:p>
          </table:table-cell>
          <table:table-cell table:formula="of:=[.B40]/936" office:value-type="float" office:value="0.0416666666666667" calcext:value-type="float">
            <text:p>0.041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0]+1" office:value-type="float" office:value="40" calcext:value-type="float">
            <text:p>40</text:p>
          </table:table-cell>
          <table:table-cell table:formula="of:=[.B41]/936" office:value-type="float" office:value="0.0427350427350427" calcext:value-type="float">
            <text:p>0.0427350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1]+1" office:value-type="float" office:value="41" calcext:value-type="float">
            <text:p>41</text:p>
          </table:table-cell>
          <table:table-cell table:formula="of:=[.B42]/936" office:value-type="float" office:value="0.0438034188034188" calcext:value-type="float">
            <text:p>0.0438034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2]+1" office:value-type="float" office:value="42" calcext:value-type="float">
            <text:p>42</text:p>
          </table:table-cell>
          <table:table-cell table:formula="of:=[.B43]/936" office:value-type="float" office:value="0.0448717948717949" calcext:value-type="float">
            <text:p>0.0448717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3]+1" office:value-type="float" office:value="43" calcext:value-type="float">
            <text:p>43</text:p>
          </table:table-cell>
          <table:table-cell table:formula="of:=[.B44]/936" office:value-type="float" office:value="0.0459401709401709" calcext:value-type="float">
            <text:p>0.0459401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4]+1" office:value-type="float" office:value="44" calcext:value-type="float">
            <text:p>44</text:p>
          </table:table-cell>
          <table:table-cell table:formula="of:=[.B45]/936" office:value-type="float" office:value="0.047008547008547" calcext:value-type="float">
            <text:p>0.0470085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5]+1" office:value-type="float" office:value="45" calcext:value-type="float">
            <text:p>45</text:p>
          </table:table-cell>
          <table:table-cell table:formula="of:=[.B46]/936" office:value-type="float" office:value="0.0480769230769231" calcext:value-type="float">
            <text:p>0.0480769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6]+1" office:value-type="float" office:value="46" calcext:value-type="float">
            <text:p>46</text:p>
          </table:table-cell>
          <table:table-cell table:formula="of:=[.B47]/936" office:value-type="float" office:value="0.0491452991452991" calcext:value-type="float">
            <text:p>0.04914529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7]+1" office:value-type="float" office:value="47" calcext:value-type="float">
            <text:p>47</text:p>
          </table:table-cell>
          <table:table-cell table:formula="of:=[.B48]/936" office:value-type="float" office:value="0.0502136752136752" calcext:value-type="float">
            <text:p>0.05021367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8]+1" office:value-type="float" office:value="48" calcext:value-type="float">
            <text:p>48</text:p>
          </table:table-cell>
          <table:table-cell table:formula="of:=[.B49]/936" office:value-type="float" office:value="0.0512820512820513" calcext:value-type="float">
            <text:p>0.0512820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]+1" office:value-type="float" office:value="49" calcext:value-type="float">
            <text:p>49</text:p>
          </table:table-cell>
          <table:table-cell table:formula="of:=[.B50]/936" office:value-type="float" office:value="0.0523504273504274" calcext:value-type="float">
            <text:p>0.0523504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0]+1" office:value-type="float" office:value="50" calcext:value-type="float">
            <text:p>50</text:p>
          </table:table-cell>
          <table:table-cell table:formula="of:=[.B51]/936" office:value-type="float" office:value="0.0534188034188034" calcext:value-type="float">
            <text:p>0.0534188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1]+1" office:value-type="float" office:value="51" calcext:value-type="float">
            <text:p>51</text:p>
          </table:table-cell>
          <table:table-cell table:formula="of:=[.B52]/936" office:value-type="float" office:value="0.0544871794871795" calcext:value-type="float">
            <text:p>0.05448717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2]+1" office:value-type="float" office:value="52" calcext:value-type="float">
            <text:p>52</text:p>
          </table:table-cell>
          <table:table-cell table:formula="of:=[.B53]/936" office:value-type="float" office:value="0.0555555555555556" calcext:value-type="float">
            <text:p>0.0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3]+1" office:value-type="float" office:value="53" calcext:value-type="float">
            <text:p>53</text:p>
          </table:table-cell>
          <table:table-cell table:formula="of:=[.B54]/936" office:value-type="float" office:value="0.0566239316239316" calcext:value-type="float">
            <text:p>0.0566239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4]+1" office:value-type="float" office:value="54" calcext:value-type="float">
            <text:p>54</text:p>
          </table:table-cell>
          <table:table-cell table:formula="of:=[.B55]/936" office:value-type="float" office:value="0.0576923076923077" calcext:value-type="float">
            <text:p>0.057692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5]+1" office:value-type="float" office:value="55" calcext:value-type="float">
            <text:p>55</text:p>
          </table:table-cell>
          <table:table-cell table:formula="of:=[.B56]/936" office:value-type="float" office:value="0.0587606837606838" calcext:value-type="float">
            <text:p>0.0587606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6]+1" office:value-type="float" office:value="56" calcext:value-type="float">
            <text:p>56</text:p>
          </table:table-cell>
          <table:table-cell table:formula="of:=[.B57]/936" office:value-type="float" office:value="0.0598290598290598" calcext:value-type="float">
            <text:p>0.05982905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" office:value-type="float" office:value="57" calcext:value-type="float">
            <text:p>57</text:p>
          </table:table-cell>
          <table:table-cell table:formula="of:=[.B58]/936" office:value-type="float" office:value="0.0608974358974359" calcext:value-type="float">
            <text:p>0.06089743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8]+1" office:value-type="float" office:value="58" calcext:value-type="float">
            <text:p>58</text:p>
          </table:table-cell>
          <table:table-cell table:formula="of:=[.B59]/936" office:value-type="float" office:value="0.061965811965812" calcext:value-type="float">
            <text:p>0.061965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9]+1" office:value-type="float" office:value="59" calcext:value-type="float">
            <text:p>59</text:p>
          </table:table-cell>
          <table:table-cell table:formula="of:=[.B60]/936" office:value-type="float" office:value="0.063034188034188" calcext:value-type="float">
            <text:p>0.063034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0]+1" office:value-type="float" office:value="60" calcext:value-type="float">
            <text:p>60</text:p>
          </table:table-cell>
          <table:table-cell table:formula="of:=[.B61]/936" office:value-type="float" office:value="0.0641025641025641" calcext:value-type="float">
            <text:p>0.0641025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1]+1" office:value-type="float" office:value="61" calcext:value-type="float">
            <text:p>61</text:p>
          </table:table-cell>
          <table:table-cell table:formula="of:=[.B62]/936" office:value-type="float" office:value="0.0651709401709402" calcext:value-type="float">
            <text:p>0.0651709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2]+1" office:value-type="float" office:value="62" calcext:value-type="float">
            <text:p>62</text:p>
          </table:table-cell>
          <table:table-cell table:formula="of:=[.B63]/936" office:value-type="float" office:value="0.0662393162393162" calcext:value-type="float">
            <text:p>0.066239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3]+1" office:value-type="float" office:value="63" calcext:value-type="float">
            <text:p>63</text:p>
          </table:table-cell>
          <table:table-cell table:formula="of:=[.B64]/936" office:value-type="float" office:value="0.0673076923076923" calcext:value-type="float">
            <text:p>0.06730769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4]+1" office:value-type="float" office:value="64" calcext:value-type="float">
            <text:p>64</text:p>
          </table:table-cell>
          <table:table-cell table:formula="of:=[.B65]/936" office:value-type="float" office:value="0.0683760683760684" calcext:value-type="float">
            <text:p>0.0683760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5]+1" office:value-type="float" office:value="65" calcext:value-type="float">
            <text:p>65</text:p>
          </table:table-cell>
          <table:table-cell table:formula="of:=[.B66]/936" office:value-type="float" office:value="0.0694444444444444" calcext:value-type="float">
            <text:p>0.069444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6]+1" office:value-type="float" office:value="66" calcext:value-type="float">
            <text:p>66</text:p>
          </table:table-cell>
          <table:table-cell table:formula="of:=[.B67]/936" office:value-type="float" office:value="0.0705128205128205" calcext:value-type="float">
            <text:p>0.0705128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7]+1" office:value-type="float" office:value="67" calcext:value-type="float">
            <text:p>67</text:p>
          </table:table-cell>
          <table:table-cell table:formula="of:=[.B68]/936" office:value-type="float" office:value="0.0715811965811966" calcext:value-type="float">
            <text:p>0.07158119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8]+1" office:value-type="float" office:value="68" calcext:value-type="float">
            <text:p>68</text:p>
          </table:table-cell>
          <table:table-cell table:formula="of:=[.B69]/936" office:value-type="float" office:value="0.0726495726495727" calcext:value-type="float">
            <text:p>0.0726495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69]+1" office:value-type="float" office:value="69" calcext:value-type="float">
            <text:p>69</text:p>
          </table:table-cell>
          <table:table-cell table:formula="of:=[.B70]/936" office:value-type="float" office:value="0.0737179487179487" calcext:value-type="float">
            <text:p>0.0737179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0]+1" office:value-type="float" office:value="70" calcext:value-type="float">
            <text:p>70</text:p>
          </table:table-cell>
          <table:table-cell table:formula="of:=[.B71]/936" office:value-type="float" office:value="0.0747863247863248" calcext:value-type="float">
            <text:p>0.07478632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1]+1" office:value-type="float" office:value="71" calcext:value-type="float">
            <text:p>71</text:p>
          </table:table-cell>
          <table:table-cell table:formula="of:=[.B72]/936" office:value-type="float" office:value="0.0758547008547009" calcext:value-type="float">
            <text:p>0.0758547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2]+1" office:value-type="float" office:value="72" calcext:value-type="float">
            <text:p>72</text:p>
          </table:table-cell>
          <table:table-cell table:formula="of:=[.B73]/936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3]+1" office:value-type="float" office:value="73" calcext:value-type="float">
            <text:p>73</text:p>
          </table:table-cell>
          <table:table-cell table:formula="of:=[.B74]/936" office:value-type="float" office:value="0.077991452991453" calcext:value-type="float">
            <text:p>0.077991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4]+1" office:value-type="float" office:value="74" calcext:value-type="float">
            <text:p>74</text:p>
          </table:table-cell>
          <table:table-cell table:formula="of:=[.B75]/936" office:value-type="float" office:value="0.0790598290598291" calcext:value-type="float">
            <text:p>0.0790598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5]+1" office:value-type="float" office:value="75" calcext:value-type="float">
            <text:p>75</text:p>
          </table:table-cell>
          <table:table-cell table:formula="of:=[.B76]/936" office:value-type="float" office:value="0.0801282051282051" calcext:value-type="float">
            <text:p>0.08012820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6]+1" office:value-type="float" office:value="76" calcext:value-type="float">
            <text:p>76</text:p>
          </table:table-cell>
          <table:table-cell table:formula="of:=[.B77]/936" office:value-type="float" office:value="0.0811965811965812" calcext:value-type="float">
            <text:p>0.0811965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7]+1" office:value-type="float" office:value="77" calcext:value-type="float">
            <text:p>77</text:p>
          </table:table-cell>
          <table:table-cell table:formula="of:=[.B78]/936" office:value-type="float" office:value="0.0822649572649573" calcext:value-type="float">
            <text:p>0.08226495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8]+1" office:value-type="float" office:value="78" calcext:value-type="float">
            <text:p>78</text:p>
          </table:table-cell>
          <table:table-cell table:formula="of:=[.B79]/936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9]+1" office:value-type="float" office:value="79" calcext:value-type="float">
            <text:p>79</text:p>
          </table:table-cell>
          <table:table-cell table:formula="of:=[.B80]/936" office:value-type="float" office:value="0.0844017094017094" calcext:value-type="float">
            <text:p>0.0844017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0]+1" office:value-type="float" office:value="80" calcext:value-type="float">
            <text:p>80</text:p>
          </table:table-cell>
          <table:table-cell table:formula="of:=[.B81]/936" office:value-type="float" office:value="0.0854700854700855" calcext:value-type="float">
            <text:p>0.0854700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1]+1" office:value-type="float" office:value="81" calcext:value-type="float">
            <text:p>81</text:p>
          </table:table-cell>
          <table:table-cell table:formula="of:=[.B82]/936" office:value-type="float" office:value="0.0865384615384615" calcext:value-type="float">
            <text:p>0.08653846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2]+1" office:value-type="float" office:value="82" calcext:value-type="float">
            <text:p>82</text:p>
          </table:table-cell>
          <table:table-cell table:formula="of:=[.B83]/936" office:value-type="float" office:value="0.0876068376068376" calcext:value-type="float">
            <text:p>0.0876068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3]+1" office:value-type="float" office:value="83" calcext:value-type="float">
            <text:p>83</text:p>
          </table:table-cell>
          <table:table-cell table:formula="of:=[.B84]/936" office:value-type="float" office:value="0.0886752136752137" calcext:value-type="float">
            <text:p>0.0886752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84]+1" office:value-type="float" office:value="84" calcext:value-type="float">
            <text:p>84</text:p>
          </table:table-cell>
          <table:table-cell table:formula="of:=[.B85]/936" office:value-type="float" office:value="0.0897435897435897" calcext:value-type="float">
            <text:p>0.0897435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5]+1" office:value-type="float" office:value="85" calcext:value-type="float">
            <text:p>85</text:p>
          </table:table-cell>
          <table:table-cell table:formula="of:=[.B86]/936" office:value-type="float" office:value="0.0908119658119658" calcext:value-type="float">
            <text:p>0.09081196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6]+1" office:value-type="float" office:value="86" calcext:value-type="float">
            <text:p>86</text:p>
          </table:table-cell>
          <table:table-cell table:formula="of:=[.B87]/936" office:value-type="float" office:value="0.0918803418803419" calcext:value-type="float">
            <text:p>0.09188034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7]+1" office:value-type="float" office:value="87" calcext:value-type="float">
            <text:p>87</text:p>
          </table:table-cell>
          <table:table-cell table:formula="of:=[.B88]/936" office:value-type="float" office:value="0.092948717948718" calcext:value-type="float">
            <text:p>0.09294871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8]+1" office:value-type="float" office:value="88" calcext:value-type="float">
            <text:p>88</text:p>
          </table:table-cell>
          <table:table-cell table:formula="of:=[.B89]/936" office:value-type="float" office:value="0.094017094017094" calcext:value-type="float">
            <text:p>0.094017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89]+1" office:value-type="float" office:value="89" calcext:value-type="float">
            <text:p>89</text:p>
          </table:table-cell>
          <table:table-cell table:formula="of:=[.B90]/936" office:value-type="float" office:value="0.0950854700854701" calcext:value-type="float">
            <text:p>0.0950854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0]+1" office:value-type="float" office:value="90" calcext:value-type="float">
            <text:p>90</text:p>
          </table:table-cell>
          <table:table-cell table:formula="of:=[.B91]/936" office:value-type="float" office:value="0.0961538461538462" calcext:value-type="float">
            <text:p>0.09615384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1]+1" office:value-type="float" office:value="91" calcext:value-type="float">
            <text:p>91</text:p>
          </table:table-cell>
          <table:table-cell table:formula="of:=[.B92]/936" office:value-type="float" office:value="0.0972222222222222" calcext:value-type="float">
            <text:p>0.09722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2]+1" office:value-type="float" office:value="92" calcext:value-type="float">
            <text:p>92</text:p>
          </table:table-cell>
          <table:table-cell table:formula="of:=[.B93]/936" office:value-type="float" office:value="0.0982905982905983" calcext:value-type="float">
            <text:p>0.0982905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3]+1" office:value-type="float" office:value="93" calcext:value-type="float">
            <text:p>93</text:p>
          </table:table-cell>
          <table:table-cell table:formula="of:=[.B94]/936" office:value-type="float" office:value="0.0993589743589743" calcext:value-type="float">
            <text:p>0.0993589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4]+1" office:value-type="float" office:value="94" calcext:value-type="float">
            <text:p>94</text:p>
          </table:table-cell>
          <table:table-cell table:formula="of:=[.B95]/936" office:value-type="float" office:value="0.10042735042735" calcext:value-type="float">
            <text:p>0.1004273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5]+1" office:value-type="float" office:value="95" calcext:value-type="float">
            <text:p>95</text:p>
          </table:table-cell>
          <table:table-cell table:formula="of:=[.B96]/936" office:value-type="float" office:value="0.101495726495727" calcext:value-type="float">
            <text:p>0.10149572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6]+1" office:value-type="float" office:value="96" calcext:value-type="float">
            <text:p>96</text:p>
          </table:table-cell>
          <table:table-cell table:formula="of:=[.B97]/936" office:value-type="float" office:value="0.102564102564103" calcext:value-type="float">
            <text:p>0.1025641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7]+1" office:value-type="float" office:value="97" calcext:value-type="float">
            <text:p>97</text:p>
          </table:table-cell>
          <table:table-cell table:formula="of:=[.B98]/936" office:value-type="float" office:value="0.103632478632479" calcext:value-type="float">
            <text:p>0.1036324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8]+1" office:value-type="float" office:value="98" calcext:value-type="float">
            <text:p>98</text:p>
          </table:table-cell>
          <table:table-cell table:formula="of:=[.B99]/936" office:value-type="float" office:value="0.104700854700855" calcext:value-type="float">
            <text:p>0.1047008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99]+1" office:value-type="float" office:value="99" calcext:value-type="float">
            <text:p>99</text:p>
          </table:table-cell>
          <table:table-cell table:formula="of:=[.B100]/936" office:value-type="float" office:value="0.105769230769231" calcext:value-type="float">
            <text:p>0.1057692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0]+1" office:value-type="float" office:value="100" calcext:value-type="float">
            <text:p>100</text:p>
          </table:table-cell>
          <table:table-cell table:formula="of:=[.B101]/936" office:value-type="float" office:value="0.106837606837607" calcext:value-type="float">
            <text:p>0.10683760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1]+1" office:value-type="float" office:value="101" calcext:value-type="float">
            <text:p>101</text:p>
          </table:table-cell>
          <table:table-cell table:formula="of:=[.B102]/936" office:value-type="float" office:value="0.107905982905983" calcext:value-type="float">
            <text:p>0.1079059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2]+1" office:value-type="float" office:value="102" calcext:value-type="float">
            <text:p>102</text:p>
          </table:table-cell>
          <table:table-cell table:formula="of:=[.B103]/936" office:value-type="float" office:value="0.108974358974359" calcext:value-type="float">
            <text:p>0.108974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3]+1" office:value-type="float" office:value="103" calcext:value-type="float">
            <text:p>103</text:p>
          </table:table-cell>
          <table:table-cell table:formula="of:=[.B104]/936" office:value-type="float" office:value="0.110042735042735" calcext:value-type="float">
            <text:p>0.110042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4]+1" office:value-type="float" office:value="104" calcext:value-type="float">
            <text:p>104</text:p>
          </table:table-cell>
          <table:table-cell table:formula="of:=[.B105]/936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5]+1" office:value-type="float" office:value="105" calcext:value-type="float">
            <text:p>105</text:p>
          </table:table-cell>
          <table:table-cell table:formula="of:=[.B106]/936" office:value-type="float" office:value="0.112179487179487" calcext:value-type="float">
            <text:p>0.1121794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6]+1" office:value-type="float" office:value="106" calcext:value-type="float">
            <text:p>106</text:p>
          </table:table-cell>
          <table:table-cell table:formula="of:=[.B107]/936" office:value-type="float" office:value="0.113247863247863" calcext:value-type="float">
            <text:p>0.1132478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7]+1" office:value-type="float" office:value="107" calcext:value-type="float">
            <text:p>107</text:p>
          </table:table-cell>
          <table:table-cell table:formula="of:=[.B108]/936" office:value-type="float" office:value="0.114316239316239" calcext:value-type="float">
            <text:p>0.1143162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08]+1" office:value-type="float" office:value="108" calcext:value-type="float">
            <text:p>108</text:p>
          </table:table-cell>
          <table:table-cell table:formula="of:=[.B109]/936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09]+1" office:value-type="float" office:value="109" calcext:value-type="float">
            <text:p>109</text:p>
          </table:table-cell>
          <table:table-cell table:formula="of:=[.B110]/936" office:value-type="float" office:value="0.116452991452991" calcext:value-type="float">
            <text:p>0.11645299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0]+1" office:value-type="float" office:value="110" calcext:value-type="float">
            <text:p>110</text:p>
          </table:table-cell>
          <table:table-cell table:formula="of:=[.B111]/936" office:value-type="float" office:value="0.117521367521368" calcext:value-type="float">
            <text:p>0.11752136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1]+1" office:value-type="float" office:value="111" calcext:value-type="float">
            <text:p>111</text:p>
          </table:table-cell>
          <table:table-cell table:formula="of:=[.B112]/936" office:value-type="float" office:value="0.118589743589744" calcext:value-type="float">
            <text:p>0.1185897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2]+1" office:value-type="float" office:value="112" calcext:value-type="float">
            <text:p>112</text:p>
          </table:table-cell>
          <table:table-cell table:formula="of:=[.B113]/936" office:value-type="float" office:value="0.11965811965812" calcext:value-type="float">
            <text:p>0.1196581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3]+1" office:value-type="float" office:value="113" calcext:value-type="float">
            <text:p>113</text:p>
          </table:table-cell>
          <table:table-cell table:formula="of:=[.B114]/936" office:value-type="float" office:value="0.120726495726496" calcext:value-type="float">
            <text:p>0.12072649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4]+1" office:value-type="float" office:value="114" calcext:value-type="float">
            <text:p>114</text:p>
          </table:table-cell>
          <table:table-cell table:formula="of:=[.B115]/936" office:value-type="float" office:value="0.121794871794872" calcext:value-type="float">
            <text:p>0.1217948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15]+1" office:value-type="float" office:value="115" calcext:value-type="float">
            <text:p>115</text:p>
          </table:table-cell>
          <table:table-cell table:formula="of:=[.B116]/936" office:value-type="float" office:value="0.122863247863248" calcext:value-type="float">
            <text:p>0.1228632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16]+1" office:value-type="float" office:value="116" calcext:value-type="float">
            <text:p>116</text:p>
          </table:table-cell>
          <table:table-cell table:formula="of:=[.B117]/936" office:value-type="float" office:value="0.123931623931624" calcext:value-type="float">
            <text:p>0.12393162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17]+1" office:value-type="float" office:value="117" calcext:value-type="float">
            <text:p>117</text:p>
          </table:table-cell>
          <table:table-cell table:formula="of:=[.B118]/936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18]+1" office:value-type="float" office:value="118" calcext:value-type="float">
            <text:p>118</text:p>
          </table:table-cell>
          <table:table-cell table:formula="of:=[.B119]/936" office:value-type="float" office:value="0.126068376068376" calcext:value-type="float">
            <text:p>0.1260683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19]+1" office:value-type="float" office:value="119" calcext:value-type="float">
            <text:p>119</text:p>
          </table:table-cell>
          <table:table-cell table:formula="of:=[.B120]/936" office:value-type="float" office:value="0.127136752136752" calcext:value-type="float">
            <text:p>0.12713675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0]+1" office:value-type="float" office:value="120" calcext:value-type="float">
            <text:p>120</text:p>
          </table:table-cell>
          <table:table-cell table:formula="of:=[.B121]/936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1]+1" office:value-type="float" office:value="121" calcext:value-type="float">
            <text:p>121</text:p>
          </table:table-cell>
          <table:table-cell table:formula="of:=[.B122]/936" office:value-type="float" office:value="0.129273504273504" calcext:value-type="float">
            <text:p>0.12927350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2]+1" office:value-type="float" office:value="122" calcext:value-type="float">
            <text:p>122</text:p>
          </table:table-cell>
          <table:table-cell table:formula="of:=[.B123]/936" office:value-type="float" office:value="0.13034188034188" calcext:value-type="float">
            <text:p>0.13034188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3]+1" office:value-type="float" office:value="123" calcext:value-type="float">
            <text:p>123</text:p>
          </table:table-cell>
          <table:table-cell table:formula="of:=[.B124]/936" office:value-type="float" office:value="0.131410256410256" calcext:value-type="float">
            <text:p>0.13141025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4]+1" office:value-type="float" office:value="124" calcext:value-type="float">
            <text:p>124</text:p>
          </table:table-cell>
          <table:table-cell table:formula="of:=[.B125]/936" office:value-type="float" office:value="0.132478632478632" calcext:value-type="float">
            <text:p>0.13247863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25]+1" office:value-type="float" office:value="125" calcext:value-type="float">
            <text:p>125</text:p>
          </table:table-cell>
          <table:table-cell table:formula="of:=[.B126]/936" office:value-type="float" office:value="0.133547008547009" calcext:value-type="float">
            <text:p>0.1335470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6]+1" office:value-type="float" office:value="126" calcext:value-type="float">
            <text:p>126</text:p>
          </table:table-cell>
          <table:table-cell table:formula="of:=[.B127]/936" office:value-type="float" office:value="0.134615384615385" calcext:value-type="float">
            <text:p>0.1346153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27]+1" office:value-type="float" office:value="127" calcext:value-type="float">
            <text:p>127</text:p>
          </table:table-cell>
          <table:table-cell table:formula="of:=[.B128]/936" office:value-type="float" office:value="0.135683760683761" calcext:value-type="float">
            <text:p>0.13568376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28]+1" office:value-type="float" office:value="128" calcext:value-type="float">
            <text:p>128</text:p>
          </table:table-cell>
          <table:table-cell table:formula="of:=[.B129]/936" office:value-type="float" office:value="0.136752136752137" calcext:value-type="float">
            <text:p>0.1367521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29]+1" office:value-type="float" office:value="129" calcext:value-type="float">
            <text:p>129</text:p>
          </table:table-cell>
          <table:table-cell table:formula="of:=[.B130]/936" office:value-type="float" office:value="0.137820512820513" calcext:value-type="float">
            <text:p>0.1378205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30]+1" office:value-type="float" office:value="130" calcext:value-type="float">
            <text:p>130</text:p>
          </table:table-cell>
          <table:table-cell table:formula="of:=[.B131]/936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31]+1" office:value-type="float" office:value="131" calcext:value-type="float">
            <text:p>131</text:p>
          </table:table-cell>
          <table:table-cell table:formula="of:=[.B132]/936" office:value-type="float" office:value="0.139957264957265" calcext:value-type="float">
            <text:p>0.1399572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32]+1" office:value-type="float" office:value="132" calcext:value-type="float">
            <text:p>132</text:p>
          </table:table-cell>
          <table:table-cell table:formula="of:=[.B133]/936" office:value-type="float" office:value="0.141025641025641" calcext:value-type="float">
            <text:p>0.1410256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3]+1" office:value-type="float" office:value="133" calcext:value-type="float">
            <text:p>133</text:p>
          </table:table-cell>
          <table:table-cell table:formula="of:=[.B134]/936" office:value-type="float" office:value="0.142094017094017" calcext:value-type="float">
            <text:p>0.1420940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4]+1" office:value-type="float" office:value="134" calcext:value-type="float">
            <text:p>134</text:p>
          </table:table-cell>
          <table:table-cell table:formula="of:=[.B135]/936" office:value-type="float" office:value="0.143162393162393" calcext:value-type="float">
            <text:p>0.14316239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5]+1" office:value-type="float" office:value="135" calcext:value-type="float">
            <text:p>135</text:p>
          </table:table-cell>
          <table:table-cell table:formula="of:=[.B136]/936" office:value-type="float" office:value="0.144230769230769" calcext:value-type="float">
            <text:p>0.1442307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6]+1" office:value-type="float" office:value="136" calcext:value-type="float">
            <text:p>136</text:p>
          </table:table-cell>
          <table:table-cell table:formula="of:=[.B137]/936" office:value-type="float" office:value="0.145299145299145" calcext:value-type="float">
            <text:p>0.1452991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7]+1" office:value-type="float" office:value="137" calcext:value-type="float">
            <text:p>137</text:p>
          </table:table-cell>
          <table:table-cell table:formula="of:=[.B138]/936" office:value-type="float" office:value="0.146367521367521" calcext:value-type="float">
            <text:p>0.14636752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8]+1" office:value-type="float" office:value="138" calcext:value-type="float">
            <text:p>138</text:p>
          </table:table-cell>
          <table:table-cell table:formula="of:=[.B139]/936" office:value-type="float" office:value="0.147435897435897" calcext:value-type="float">
            <text:p>0.14743589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39]+1" office:value-type="float" office:value="139" calcext:value-type="float">
            <text:p>139</text:p>
          </table:table-cell>
          <table:table-cell table:formula="of:=[.B140]/936" office:value-type="float" office:value="0.148504273504273" calcext:value-type="float">
            <text:p>0.14850427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140]+1" office:value-type="float" office:value="140" calcext:value-type="float">
            <text:p>140</text:p>
          </table:table-cell>
          <table:table-cell table:formula="of:=[.B141]/936" office:value-type="float" office:value="0.14957264957265" calcext:value-type="float">
            <text:p>0.14957264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141]+1" office:value-type="float" office:value="141" calcext:value-type="float">
            <text:p>141</text:p>
          </table:table-cell>
          <table:table-cell table:formula="of:=[.B142]/936" office:value-type="float" office:value="0.150641025641026" calcext:value-type="float">
            <text:p>0.1506410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2]+1" office:value-type="float" office:value="142" calcext:value-type="float">
            <text:p>142</text:p>
          </table:table-cell>
          <table:table-cell table:formula="of:=[.B143]/936" office:value-type="float" office:value="0.151709401709402" calcext:value-type="float">
            <text:p>0.1517094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3]+1" office:value-type="float" office:value="143" calcext:value-type="float">
            <text:p>143</text:p>
          </table:table-cell>
          <table:table-cell table:formula="of:=[.B144]/936" office:value-type="float" office:value="0.152777777777778" calcext:value-type="float">
            <text:p>0.1527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4]+1" office:value-type="float" office:value="144" calcext:value-type="float">
            <text:p>144</text:p>
          </table:table-cell>
          <table:table-cell table:formula="of:=[.B145]/936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5]+1" office:value-type="float" office:value="145" calcext:value-type="float">
            <text:p>145</text:p>
          </table:table-cell>
          <table:table-cell table:formula="of:=[.B146]/936" office:value-type="float" office:value="0.15491452991453" calcext:value-type="float">
            <text:p>0.15491452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6]+1" office:value-type="float" office:value="146" calcext:value-type="float">
            <text:p>146</text:p>
          </table:table-cell>
          <table:table-cell table:formula="of:=[.B147]/936" office:value-type="float" office:value="0.155982905982906" calcext:value-type="float">
            <text:p>0.1559829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7]+1" office:value-type="float" office:value="147" calcext:value-type="float">
            <text:p>147</text:p>
          </table:table-cell>
          <table:table-cell table:formula="of:=[.B148]/936" office:value-type="float" office:value="0.157051282051282" calcext:value-type="float">
            <text:p>0.15705128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148]+1" office:value-type="float" office:value="148" calcext:value-type="float">
            <text:p>148</text:p>
          </table:table-cell>
          <table:table-cell table:formula="of:=[.B149]/936" office:value-type="float" office:value="0.158119658119658" calcext:value-type="float">
            <text:p>0.15811965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49]+1" office:value-type="float" office:value="149" calcext:value-type="float">
            <text:p>149</text:p>
          </table:table-cell>
          <table:table-cell table:formula="of:=[.B150]/936" office:value-type="float" office:value="0.159188034188034" calcext:value-type="float">
            <text:p>0.15918803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50]+1" office:value-type="float" office:value="150" calcext:value-type="float">
            <text:p>150</text:p>
          </table:table-cell>
          <table:table-cell table:formula="of:=[.B151]/936" office:value-type="float" office:value="0.16025641025641" calcext:value-type="float">
            <text:p>0.1602564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151]+1" office:value-type="float" office:value="151" calcext:value-type="float">
            <text:p>151</text:p>
          </table:table-cell>
          <table:table-cell table:formula="of:=[.B152]/936" office:value-type="float" office:value="0.161324786324786" calcext:value-type="float">
            <text:p>0.16132478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152]+1" office:value-type="float" office:value="152" calcext:value-type="float">
            <text:p>152</text:p>
          </table:table-cell>
          <table:table-cell table:formula="of:=[.B153]/936" office:value-type="float" office:value="0.162393162393162" calcext:value-type="float">
            <text:p>0.1623931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153]+1" office:value-type="float" office:value="153" calcext:value-type="float">
            <text:p>153</text:p>
          </table:table-cell>
          <table:table-cell table:formula="of:=[.B154]/936" office:value-type="float" office:value="0.163461538461538" calcext:value-type="float">
            <text:p>0.1634615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154]+1" office:value-type="float" office:value="154" calcext:value-type="float">
            <text:p>154</text:p>
          </table:table-cell>
          <table:table-cell table:formula="of:=[.B155]/936" office:value-type="float" office:value="0.164529914529915" calcext:value-type="float">
            <text:p>0.16452991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155]+1" office:value-type="float" office:value="155" calcext:value-type="float">
            <text:p>155</text:p>
          </table:table-cell>
          <table:table-cell table:formula="of:=[.B156]/936" office:value-type="float" office:value="0.165598290598291" calcext:value-type="float">
            <text:p>0.16559829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56]+1" office:value-type="float" office:value="156" calcext:value-type="float">
            <text:p>156</text:p>
          </table:table-cell>
          <table:table-cell table:formula="of:=[.B157]/936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157]+1" office:value-type="float" office:value="157" calcext:value-type="float">
            <text:p>157</text:p>
          </table:table-cell>
          <table:table-cell table:formula="of:=[.B158]/936" office:value-type="float" office:value="0.167735042735043" calcext:value-type="float">
            <text:p>0.16773504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58]+1" office:value-type="float" office:value="158" calcext:value-type="float">
            <text:p>158</text:p>
          </table:table-cell>
          <table:table-cell table:formula="of:=[.B159]/936" office:value-type="float" office:value="0.168803418803419" calcext:value-type="float">
            <text:p>0.16880341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59]+1" office:value-type="float" office:value="159" calcext:value-type="float">
            <text:p>159</text:p>
          </table:table-cell>
          <table:table-cell table:formula="of:=[.B160]/936" office:value-type="float" office:value="0.169871794871795" calcext:value-type="float">
            <text:p>0.1698717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0]+1" office:value-type="float" office:value="160" calcext:value-type="float">
            <text:p>160</text:p>
          </table:table-cell>
          <table:table-cell table:formula="of:=[.B161]/936" office:value-type="float" office:value="0.170940170940171" calcext:value-type="float">
            <text:p>0.17094017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1]+1" office:value-type="float" office:value="161" calcext:value-type="float">
            <text:p>161</text:p>
          </table:table-cell>
          <table:table-cell table:formula="of:=[.B162]/936" office:value-type="float" office:value="0.172008547008547" calcext:value-type="float">
            <text:p>0.1720085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2]+1" office:value-type="float" office:value="162" calcext:value-type="float">
            <text:p>162</text:p>
          </table:table-cell>
          <table:table-cell table:formula="of:=[.B163]/936" office:value-type="float" office:value="0.173076923076923" calcext:value-type="float">
            <text:p>0.1730769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163]+1" office:value-type="float" office:value="163" calcext:value-type="float">
            <text:p>163</text:p>
          </table:table-cell>
          <table:table-cell table:formula="of:=[.B164]/936" office:value-type="float" office:value="0.174145299145299" calcext:value-type="float">
            <text:p>0.17414529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4]+1" office:value-type="float" office:value="164" calcext:value-type="float">
            <text:p>164</text:p>
          </table:table-cell>
          <table:table-cell table:formula="of:=[.B165]/936" office:value-type="float" office:value="0.175213675213675" calcext:value-type="float">
            <text:p>0.17521367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5]+1" office:value-type="float" office:value="165" calcext:value-type="float">
            <text:p>165</text:p>
          </table:table-cell>
          <table:table-cell table:formula="of:=[.B166]/936" office:value-type="float" office:value="0.176282051282051" calcext:value-type="float">
            <text:p>0.17628205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6]+1" office:value-type="float" office:value="166" calcext:value-type="float">
            <text:p>166</text:p>
          </table:table-cell>
          <table:table-cell table:formula="of:=[.B167]/936" office:value-type="float" office:value="0.177350427350427" calcext:value-type="float">
            <text:p>0.17735042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7]+1" office:value-type="float" office:value="167" calcext:value-type="float">
            <text:p>167</text:p>
          </table:table-cell>
          <table:table-cell table:formula="of:=[.B168]/936" office:value-type="float" office:value="0.178418803418803" calcext:value-type="float">
            <text:p>0.1784188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8]+1" office:value-type="float" office:value="168" calcext:value-type="float">
            <text:p>168</text:p>
          </table:table-cell>
          <table:table-cell table:formula="of:=[.B169]/936" office:value-type="float" office:value="0.179487179487179" calcext:value-type="float">
            <text:p>0.17948717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69]+1" office:value-type="float" office:value="169" calcext:value-type="float">
            <text:p>169</text:p>
          </table:table-cell>
          <table:table-cell table:formula="of:=[.B170]/936" office:value-type="float" office:value="0.180555555555556" calcext:value-type="float">
            <text:p>0.18055555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0]+1" office:value-type="float" office:value="170" calcext:value-type="float">
            <text:p>170</text:p>
          </table:table-cell>
          <table:table-cell table:formula="of:=[.B171]/936" office:value-type="float" office:value="0.181623931623932" calcext:value-type="float">
            <text:p>0.18162393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1]+1" office:value-type="float" office:value="171" calcext:value-type="float">
            <text:p>171</text:p>
          </table:table-cell>
          <table:table-cell table:formula="of:=[.B172]/936" office:value-type="float" office:value="0.182692307692308" calcext:value-type="float">
            <text:p>0.18269230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2]+1" office:value-type="float" office:value="172" calcext:value-type="float">
            <text:p>172</text:p>
          </table:table-cell>
          <table:table-cell table:formula="of:=[.B173]/936" office:value-type="float" office:value="0.183760683760684" calcext:value-type="float">
            <text:p>0.1837606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3]+1" office:value-type="float" office:value="173" calcext:value-type="float">
            <text:p>173</text:p>
          </table:table-cell>
          <table:table-cell table:formula="of:=[.B174]/936" office:value-type="float" office:value="0.18482905982906" calcext:value-type="float">
            <text:p>0.18482905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4]+1" office:value-type="float" office:value="174" calcext:value-type="float">
            <text:p>174</text:p>
          </table:table-cell>
          <table:table-cell table:formula="of:=[.B175]/936" office:value-type="float" office:value="0.185897435897436" calcext:value-type="float">
            <text:p>0.1858974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5]+1" office:value-type="float" office:value="175" calcext:value-type="float">
            <text:p>175</text:p>
          </table:table-cell>
          <table:table-cell table:formula="of:=[.B176]/936" office:value-type="float" office:value="0.186965811965812" calcext:value-type="float">
            <text:p>0.186965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6]+1" office:value-type="float" office:value="176" calcext:value-type="float">
            <text:p>176</text:p>
          </table:table-cell>
          <table:table-cell table:formula="of:=[.B177]/936" office:value-type="float" office:value="0.188034188034188" calcext:value-type="float">
            <text:p>0.188034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7]+1" office:value-type="float" office:value="177" calcext:value-type="float">
            <text:p>177</text:p>
          </table:table-cell>
          <table:table-cell table:formula="of:=[.B178]/936" office:value-type="float" office:value="0.189102564102564" calcext:value-type="float">
            <text:p>0.1891025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78]+1" office:value-type="float" office:value="178" calcext:value-type="float">
            <text:p>178</text:p>
          </table:table-cell>
          <table:table-cell table:formula="of:=[.B179]/936" office:value-type="float" office:value="0.19017094017094" calcext:value-type="float">
            <text:p>0.19017094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79]+1" office:value-type="float" office:value="179" calcext:value-type="float">
            <text:p>179</text:p>
          </table:table-cell>
          <table:table-cell table:formula="of:=[.B180]/936" office:value-type="float" office:value="0.191239316239316" calcext:value-type="float">
            <text:p>0.19123931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80]+1" office:value-type="float" office:value="180" calcext:value-type="float">
            <text:p>180</text:p>
          </table:table-cell>
          <table:table-cell table:formula="of:=[.B181]/936" office:value-type="float" office:value="0.192307692307692" calcext:value-type="float">
            <text:p>0.1923076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181]+1" office:value-type="float" office:value="181" calcext:value-type="float">
            <text:p>181</text:p>
          </table:table-cell>
          <table:table-cell table:formula="of:=[.B182]/936" office:value-type="float" office:value="0.193376068376068" calcext:value-type="float">
            <text:p>0.19337606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2]+1" office:value-type="float" office:value="182" calcext:value-type="float">
            <text:p>182</text:p>
          </table:table-cell>
          <table:table-cell table:formula="of:=[.B183]/936" office:value-type="float" office:value="0.194444444444444" calcext:value-type="float">
            <text:p>0.1944444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3]+1" office:value-type="float" office:value="183" calcext:value-type="float">
            <text:p>183</text:p>
          </table:table-cell>
          <table:table-cell table:formula="of:=[.B184]/936" office:value-type="float" office:value="0.195512820512821" calcext:value-type="float">
            <text:p>0.1955128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184]+1" office:value-type="float" office:value="184" calcext:value-type="float">
            <text:p>184</text:p>
          </table:table-cell>
          <table:table-cell table:formula="of:=[.B185]/936" office:value-type="float" office:value="0.196581196581197" calcext:value-type="float">
            <text:p>0.19658119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5]+1" office:value-type="float" office:value="185" calcext:value-type="float">
            <text:p>185</text:p>
          </table:table-cell>
          <table:table-cell table:formula="of:=[.B186]/936" office:value-type="float" office:value="0.197649572649573" calcext:value-type="float">
            <text:p>0.1976495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6]+1" office:value-type="float" office:value="186" calcext:value-type="float">
            <text:p>186</text:p>
          </table:table-cell>
          <table:table-cell table:formula="of:=[.B187]/936" office:value-type="float" office:value="0.198717948717949" calcext:value-type="float">
            <text:p>0.19871794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187]+1" office:value-type="float" office:value="187" calcext:value-type="float">
            <text:p>187</text:p>
          </table:table-cell>
          <table:table-cell table:formula="of:=[.B188]/936" office:value-type="float" office:value="0.199786324786325" calcext:value-type="float">
            <text:p>0.19978632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88]+1" office:value-type="float" office:value="188" calcext:value-type="float">
            <text:p>188</text:p>
          </table:table-cell>
          <table:table-cell table:formula="of:=[.B189]/936" office:value-type="float" office:value="0.200854700854701" calcext:value-type="float">
            <text:p>0.2008547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189]+1" office:value-type="float" office:value="189" calcext:value-type="float">
            <text:p>189</text:p>
          </table:table-cell>
          <table:table-cell table:formula="of:=[.B190]/936" office:value-type="float" office:value="0.201923076923077" calcext:value-type="float">
            <text:p>0.20192307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0]+1" office:value-type="float" office:value="190" calcext:value-type="float">
            <text:p>190</text:p>
          </table:table-cell>
          <table:table-cell table:formula="of:=[.B191]/936" office:value-type="float" office:value="0.202991452991453" calcext:value-type="float">
            <text:p>0.2029914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1]+1" office:value-type="float" office:value="191" calcext:value-type="float">
            <text:p>191</text:p>
          </table:table-cell>
          <table:table-cell table:formula="of:=[.B192]/936" office:value-type="float" office:value="0.204059829059829" calcext:value-type="float">
            <text:p>0.20405982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2]+1" office:value-type="float" office:value="192" calcext:value-type="float">
            <text:p>192</text:p>
          </table:table-cell>
          <table:table-cell table:formula="of:=[.B193]/936" office:value-type="float" office:value="0.205128205128205" calcext:value-type="float">
            <text:p>0.2051282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3]+1" office:value-type="float" office:value="193" calcext:value-type="float">
            <text:p>193</text:p>
          </table:table-cell>
          <table:table-cell table:formula="of:=[.B194]/936" office:value-type="float" office:value="0.206196581196581" calcext:value-type="float">
            <text:p>0.206196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4]+1" office:value-type="float" office:value="194" calcext:value-type="float">
            <text:p>194</text:p>
          </table:table-cell>
          <table:table-cell table:formula="of:=[.B195]/936" office:value-type="float" office:value="0.207264957264957" calcext:value-type="float">
            <text:p>0.20726495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5]+1" office:value-type="float" office:value="195" calcext:value-type="float">
            <text:p>195</text:p>
          </table:table-cell>
          <table:table-cell table:formula="of:=[.B196]/936" office:value-type="float" office:value="0.208333333333333" calcext:value-type="float">
            <text:p>0.208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6]+1" office:value-type="float" office:value="196" calcext:value-type="float">
            <text:p>196</text:p>
          </table:table-cell>
          <table:table-cell table:formula="of:=[.B197]/936" office:value-type="float" office:value="0.209401709401709" calcext:value-type="float">
            <text:p>0.20940170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7]+1" office:value-type="float" office:value="197" calcext:value-type="float">
            <text:p>197</text:p>
          </table:table-cell>
          <table:table-cell table:formula="of:=[.B198]/936" office:value-type="float" office:value="0.210470085470085" calcext:value-type="float">
            <text:p>0.21047008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8]+1" office:value-type="float" office:value="198" calcext:value-type="float">
            <text:p>198</text:p>
          </table:table-cell>
          <table:table-cell table:formula="of:=[.B199]/936" office:value-type="float" office:value="0.211538461538462" calcext:value-type="float">
            <text:p>0.21153846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199]+1" office:value-type="float" office:value="199" calcext:value-type="float">
            <text:p>199</text:p>
          </table:table-cell>
          <table:table-cell table:formula="of:=[.B200]/936" office:value-type="float" office:value="0.212606837606838" calcext:value-type="float">
            <text:p>0.21260683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0]+1" office:value-type="float" office:value="200" calcext:value-type="float">
            <text:p>200</text:p>
          </table:table-cell>
          <table:table-cell table:formula="of:=[.B201]/936" office:value-type="float" office:value="0.213675213675214" calcext:value-type="float">
            <text:p>0.21367521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1]+1" office:value-type="float" office:value="201" calcext:value-type="float">
            <text:p>201</text:p>
          </table:table-cell>
          <table:table-cell table:formula="of:=[.B202]/936" office:value-type="float" office:value="0.21474358974359" calcext:value-type="float">
            <text:p>0.21474358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2]+1" office:value-type="float" office:value="202" calcext:value-type="float">
            <text:p>202</text:p>
          </table:table-cell>
          <table:table-cell table:formula="of:=[.B203]/936" office:value-type="float" office:value="0.215811965811966" calcext:value-type="float">
            <text:p>0.21581196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3]+1" office:value-type="float" office:value="203" calcext:value-type="float">
            <text:p>203</text:p>
          </table:table-cell>
          <table:table-cell table:formula="of:=[.B204]/936" office:value-type="float" office:value="0.216880341880342" calcext:value-type="float">
            <text:p>0.21688034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204]+1" office:value-type="float" office:value="204" calcext:value-type="float">
            <text:p>204</text:p>
          </table:table-cell>
          <table:table-cell table:formula="of:=[.B205]/936" office:value-type="float" office:value="0.217948717948718" calcext:value-type="float">
            <text:p>0.21794871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205]+1" office:value-type="float" office:value="205" calcext:value-type="float">
            <text:p>205</text:p>
          </table:table-cell>
          <table:table-cell table:formula="of:=[.B206]/936" office:value-type="float" office:value="0.219017094017094" calcext:value-type="float">
            <text:p>0.2190170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206]+1" office:value-type="float" office:value="206" calcext:value-type="float">
            <text:p>206</text:p>
          </table:table-cell>
          <table:table-cell table:formula="of:=[.B207]/936" office:value-type="float" office:value="0.22008547008547" calcext:value-type="float">
            <text:p>0.22008547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207]+1" office:value-type="float" office:value="207" calcext:value-type="float">
            <text:p>207</text:p>
          </table:table-cell>
          <table:table-cell table:formula="of:=[.B208]/936" office:value-type="float" office:value="0.221153846153846" calcext:value-type="float">
            <text:p>0.2211538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08]+1" office:value-type="float" office:value="208" calcext:value-type="float">
            <text:p>208</text:p>
          </table:table-cell>
          <table:table-cell table:formula="of:=[.B209]/936" office:value-type="float" office:value="0.222222222222222" calcext:value-type="float">
            <text:p>0.2222222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09]+1" office:value-type="float" office:value="209" calcext:value-type="float">
            <text:p>209</text:p>
          </table:table-cell>
          <table:table-cell table:formula="of:=[.B210]/936" office:value-type="float" office:value="0.223290598290598" calcext:value-type="float">
            <text:p>0.22329059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10]+1" office:value-type="float" office:value="210" calcext:value-type="float">
            <text:p>210</text:p>
          </table:table-cell>
          <table:table-cell table:formula="of:=[.B211]/936" office:value-type="float" office:value="0.224358974358974" calcext:value-type="float">
            <text:p>0.2243589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1]+1" office:value-type="float" office:value="211" calcext:value-type="float">
            <text:p>211</text:p>
          </table:table-cell>
          <table:table-cell table:formula="of:=[.B212]/936" office:value-type="float" office:value="0.22542735042735" calcext:value-type="float">
            <text:p>0.22542735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2]+1" office:value-type="float" office:value="212" calcext:value-type="float">
            <text:p>212</text:p>
          </table:table-cell>
          <table:table-cell table:formula="of:=[.B213]/936" office:value-type="float" office:value="0.226495726495726" calcext:value-type="float">
            <text:p>0.22649572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3]+1" office:value-type="float" office:value="213" calcext:value-type="float">
            <text:p>213</text:p>
          </table:table-cell>
          <table:table-cell table:formula="of:=[.B214]/936" office:value-type="float" office:value="0.227564102564103" calcext:value-type="float">
            <text:p>0.22756410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4]+1" office:value-type="float" office:value="214" calcext:value-type="float">
            <text:p>214</text:p>
          </table:table-cell>
          <table:table-cell table:formula="of:=[.B215]/936" office:value-type="float" office:value="0.228632478632479" calcext:value-type="float">
            <text:p>0.22863247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5]+1" office:value-type="float" office:value="215" calcext:value-type="float">
            <text:p>215</text:p>
          </table:table-cell>
          <table:table-cell table:formula="of:=[.B216]/936" office:value-type="float" office:value="0.229700854700855" calcext:value-type="float">
            <text:p>0.22970085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6]+1" office:value-type="float" office:value="216" calcext:value-type="float">
            <text:p>216</text:p>
          </table:table-cell>
          <table:table-cell table:formula="of:=[.B217]/936" office:value-type="float" office:value="0.230769230769231" calcext:value-type="float">
            <text:p>0.23076923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17]+1" office:value-type="float" office:value="217" calcext:value-type="float">
            <text:p>217</text:p>
          </table:table-cell>
          <table:table-cell table:formula="of:=[.B218]/936" office:value-type="float" office:value="0.231837606837607" calcext:value-type="float">
            <text:p>0.23183760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18]+1" office:value-type="float" office:value="218" calcext:value-type="float">
            <text:p>218</text:p>
          </table:table-cell>
          <table:table-cell table:formula="of:=[.B219]/936" office:value-type="float" office:value="0.232905982905983" calcext:value-type="float">
            <text:p>0.23290598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19]+1" office:value-type="float" office:value="219" calcext:value-type="float">
            <text:p>219</text:p>
          </table:table-cell>
          <table:table-cell table:formula="of:=[.B220]/936" office:value-type="float" office:value="0.233974358974359" calcext:value-type="float">
            <text:p>0.2339743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20]+1" office:value-type="float" office:value="220" calcext:value-type="float">
            <text:p>220</text:p>
          </table:table-cell>
          <table:table-cell table:formula="of:=[.B221]/936" office:value-type="float" office:value="0.235042735042735" calcext:value-type="float">
            <text:p>0.2350427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21]+1" office:value-type="float" office:value="221" calcext:value-type="float">
            <text:p>221</text:p>
          </table:table-cell>
          <table:table-cell table:formula="of:=[.B222]/936" office:value-type="float" office:value="0.236111111111111" calcext:value-type="float">
            <text:p>0.236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222]+1" office:value-type="float" office:value="222" calcext:value-type="float">
            <text:p>222</text:p>
          </table:table-cell>
          <table:table-cell table:formula="of:=[.B223]/936" office:value-type="float" office:value="0.237179487179487" calcext:value-type="float">
            <text:p>0.23717948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223]+1" office:value-type="float" office:value="223" calcext:value-type="float">
            <text:p>223</text:p>
          </table:table-cell>
          <table:table-cell table:formula="of:=[.B224]/936" office:value-type="float" office:value="0.238247863247863" calcext:value-type="float">
            <text:p>0.23824786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224]+1" office:value-type="float" office:value="224" calcext:value-type="float">
            <text:p>224</text:p>
          </table:table-cell>
          <table:table-cell table:formula="of:=[.B225]/936" office:value-type="float" office:value="0.239316239316239" calcext:value-type="float">
            <text:p>0.23931623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225]+1" office:value-type="float" office:value="225" calcext:value-type="float">
            <text:p>225</text:p>
          </table:table-cell>
          <table:table-cell table:formula="of:=[.B226]/936" office:value-type="float" office:value="0.240384615384615" calcext:value-type="float">
            <text:p>0.24038461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26]+1" office:value-type="float" office:value="226" calcext:value-type="float">
            <text:p>226</text:p>
          </table:table-cell>
          <table:table-cell table:formula="of:=[.B227]/936" office:value-type="float" office:value="0.241452991452991" calcext:value-type="float">
            <text:p>0.2414529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27]+1" office:value-type="float" office:value="227" calcext:value-type="float">
            <text:p>227</text:p>
          </table:table-cell>
          <table:table-cell table:formula="of:=[.B228]/936" office:value-type="float" office:value="0.242521367521367" calcext:value-type="float">
            <text:p>0.24252136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28]+1" office:value-type="float" office:value="228" calcext:value-type="float">
            <text:p>228</text:p>
          </table:table-cell>
          <table:table-cell table:formula="of:=[.B229]/936" office:value-type="float" office:value="0.243589743589744" calcext:value-type="float">
            <text:p>0.24358974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29]+1" office:value-type="float" office:value="229" calcext:value-type="float">
            <text:p>229</text:p>
          </table:table-cell>
          <table:table-cell table:formula="of:=[.B230]/936" office:value-type="float" office:value="0.24465811965812" calcext:value-type="float">
            <text:p>0.24465811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230]+1" office:value-type="float" office:value="230" calcext:value-type="float">
            <text:p>230</text:p>
          </table:table-cell>
          <table:table-cell table:formula="of:=[.B231]/936" office:value-type="float" office:value="0.245726495726496" calcext:value-type="float">
            <text:p>0.24572649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1]+1" office:value-type="float" office:value="231" calcext:value-type="float">
            <text:p>231</text:p>
          </table:table-cell>
          <table:table-cell table:formula="of:=[.B232]/936" office:value-type="float" office:value="0.246794871794872" calcext:value-type="float">
            <text:p>0.24679487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2]+1" office:value-type="float" office:value="232" calcext:value-type="float">
            <text:p>232</text:p>
          </table:table-cell>
          <table:table-cell table:formula="of:=[.B233]/936" office:value-type="float" office:value="0.247863247863248" calcext:value-type="float">
            <text:p>0.24786324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3]+1" office:value-type="float" office:value="233" calcext:value-type="float">
            <text:p>233</text:p>
          </table:table-cell>
          <table:table-cell table:formula="of:=[.B234]/936" office:value-type="float" office:value="0.248931623931624" calcext:value-type="float">
            <text:p>0.24893162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4]+1" office:value-type="float" office:value="234" calcext:value-type="float">
            <text:p>234</text:p>
          </table:table-cell>
          <table:table-cell table:formula="of:=[.B235]/936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5]+1" office:value-type="float" office:value="235" calcext:value-type="float">
            <text:p>235</text:p>
          </table:table-cell>
          <table:table-cell table:formula="of:=[.B236]/936" office:value-type="float" office:value="0.251068376068376" calcext:value-type="float">
            <text:p>0.25106837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236]+1" office:value-type="float" office:value="236" calcext:value-type="float">
            <text:p>236</text:p>
          </table:table-cell>
          <table:table-cell table:formula="of:=[.B237]/936" office:value-type="float" office:value="0.252136752136752" calcext:value-type="float">
            <text:p>0.25213675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37]+1" office:value-type="float" office:value="237" calcext:value-type="float">
            <text:p>237</text:p>
          </table:table-cell>
          <table:table-cell table:formula="of:=[.B238]/936" office:value-type="float" office:value="0.253205128205128" calcext:value-type="float">
            <text:p>0.25320512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38]+1" office:value-type="float" office:value="238" calcext:value-type="float">
            <text:p>238</text:p>
          </table:table-cell>
          <table:table-cell table:formula="of:=[.B239]/936" office:value-type="float" office:value="0.254273504273504" calcext:value-type="float">
            <text:p>0.25427350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39]+1" office:value-type="float" office:value="239" calcext:value-type="float">
            <text:p>239</text:p>
          </table:table-cell>
          <table:table-cell table:formula="of:=[.B240]/936" office:value-type="float" office:value="0.25534188034188" calcext:value-type="float">
            <text:p>0.25534188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40]+1" office:value-type="float" office:value="240" calcext:value-type="float">
            <text:p>240</text:p>
          </table:table-cell>
          <table:table-cell table:formula="of:=[.B241]/936" office:value-type="float" office:value="0.256410256410256" calcext:value-type="float">
            <text:p>0.25641025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41]+1" office:value-type="float" office:value="241" calcext:value-type="float">
            <text:p>241</text:p>
          </table:table-cell>
          <table:table-cell table:formula="of:=[.B242]/936" office:value-type="float" office:value="0.257478632478632" calcext:value-type="float">
            <text:p>0.25747863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42]+1" office:value-type="float" office:value="242" calcext:value-type="float">
            <text:p>242</text:p>
          </table:table-cell>
          <table:table-cell table:formula="of:=[.B243]/936" office:value-type="float" office:value="0.258547008547009" calcext:value-type="float">
            <text:p>0.2585470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43]+1" office:value-type="float" office:value="243" calcext:value-type="float">
            <text:p>243</text:p>
          </table:table-cell>
          <table:table-cell table:formula="of:=[.B244]/936" office:value-type="float" office:value="0.259615384615385" calcext:value-type="float">
            <text:p>0.25961538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44]+1" office:value-type="float" office:value="244" calcext:value-type="float">
            <text:p>244</text:p>
          </table:table-cell>
          <table:table-cell table:formula="of:=[.B245]/936" office:value-type="float" office:value="0.260683760683761" calcext:value-type="float">
            <text:p>0.26068376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45]+1" office:value-type="float" office:value="245" calcext:value-type="float">
            <text:p>245</text:p>
          </table:table-cell>
          <table:table-cell table:formula="of:=[.B246]/936" office:value-type="float" office:value="0.261752136752137" calcext:value-type="float">
            <text:p>0.2617521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46]+1" office:value-type="float" office:value="246" calcext:value-type="float">
            <text:p>246</text:p>
          </table:table-cell>
          <table:table-cell table:formula="of:=[.B247]/936" office:value-type="float" office:value="0.262820512820513" calcext:value-type="float">
            <text:p>0.26282051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47]+1" office:value-type="float" office:value="247" calcext:value-type="float">
            <text:p>247</text:p>
          </table:table-cell>
          <table:table-cell table:formula="of:=[.B248]/936" office:value-type="float" office:value="0.263888888888889" calcext:value-type="float">
            <text:p>0.26388888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48]+1" office:value-type="float" office:value="248" calcext:value-type="float">
            <text:p>248</text:p>
          </table:table-cell>
          <table:table-cell table:formula="of:=[.B249]/936" office:value-type="float" office:value="0.264957264957265" calcext:value-type="float">
            <text:p>0.2649572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49]+1" office:value-type="float" office:value="249" calcext:value-type="float">
            <text:p>249</text:p>
          </table:table-cell>
          <table:table-cell table:formula="of:=[.B250]/936" office:value-type="float" office:value="0.266025641025641" calcext:value-type="float">
            <text:p>0.2660256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250]+1" office:value-type="float" office:value="250" calcext:value-type="float">
            <text:p>250</text:p>
          </table:table-cell>
          <table:table-cell table:formula="of:=[.B251]/936" office:value-type="float" office:value="0.267094017094017" calcext:value-type="float">
            <text:p>0.2670940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251]+1" office:value-type="float" office:value="251" calcext:value-type="float">
            <text:p>251</text:p>
          </table:table-cell>
          <table:table-cell table:formula="of:=[.B252]/936" office:value-type="float" office:value="0.268162393162393" calcext:value-type="float">
            <text:p>0.26816239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252]+1" office:value-type="float" office:value="252" calcext:value-type="float">
            <text:p>252</text:p>
          </table:table-cell>
          <table:table-cell table:formula="of:=[.B253]/936" office:value-type="float" office:value="0.269230769230769" calcext:value-type="float">
            <text:p>0.26923076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3]+1" office:value-type="float" office:value="253" calcext:value-type="float">
            <text:p>253</text:p>
          </table:table-cell>
          <table:table-cell table:formula="of:=[.B254]/936" office:value-type="float" office:value="0.270299145299145" calcext:value-type="float">
            <text:p>0.27029914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4]+1" office:value-type="float" office:value="254" calcext:value-type="float">
            <text:p>254</text:p>
          </table:table-cell>
          <table:table-cell table:formula="of:=[.B255]/936" office:value-type="float" office:value="0.271367521367521" calcext:value-type="float">
            <text:p>0.27136752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5]+1" office:value-type="float" office:value="255" calcext:value-type="float">
            <text:p>255</text:p>
          </table:table-cell>
          <table:table-cell table:formula="of:=[.B256]/936" office:value-type="float" office:value="0.272435897435897" calcext:value-type="float">
            <text:p>0.27243589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6]+1" office:value-type="float" office:value="256" calcext:value-type="float">
            <text:p>256</text:p>
          </table:table-cell>
          <table:table-cell table:formula="of:=[.B257]/936" office:value-type="float" office:value="0.273504273504273" calcext:value-type="float">
            <text:p>0.2735042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257]+1" office:value-type="float" office:value="257" calcext:value-type="float">
            <text:p>257</text:p>
          </table:table-cell>
          <table:table-cell table:formula="of:=[.B258]/936" office:value-type="float" office:value="0.27457264957265" calcext:value-type="float">
            <text:p>0.27457264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58]+1" office:value-type="float" office:value="258" calcext:value-type="float">
            <text:p>258</text:p>
          </table:table-cell>
          <table:table-cell table:formula="of:=[.B259]/936" office:value-type="float" office:value="0.275641025641026" calcext:value-type="float">
            <text:p>0.27564102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59]+1" office:value-type="float" office:value="259" calcext:value-type="float">
            <text:p>259</text:p>
          </table:table-cell>
          <table:table-cell table:formula="of:=[.B260]/936" office:value-type="float" office:value="0.276709401709402" calcext:value-type="float">
            <text:p>0.27670940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60]+1" office:value-type="float" office:value="260" calcext:value-type="float">
            <text:p>260</text:p>
          </table:table-cell>
          <table:table-cell table:formula="of:=[.B261]/936" office:value-type="float" office:value="0.277777777777778" calcext:value-type="float">
            <text:p>0.277777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61]+1" office:value-type="float" office:value="261" calcext:value-type="float">
            <text:p>261</text:p>
          </table:table-cell>
          <table:table-cell table:formula="of:=[.B262]/936" office:value-type="float" office:value="0.278846153846154" calcext:value-type="float">
            <text:p>0.2788461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262]+1" office:value-type="float" office:value="262" calcext:value-type="float">
            <text:p>262</text:p>
          </table:table-cell>
          <table:table-cell table:formula="of:=[.B263]/936" office:value-type="float" office:value="0.27991452991453" calcext:value-type="float">
            <text:p>0.27991452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63]+1" office:value-type="float" office:value="263" calcext:value-type="float">
            <text:p>263</text:p>
          </table:table-cell>
          <table:table-cell table:formula="of:=[.B264]/936" office:value-type="float" office:value="0.280982905982906" calcext:value-type="float">
            <text:p>0.2809829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64]+1" office:value-type="float" office:value="264" calcext:value-type="float">
            <text:p>264</text:p>
          </table:table-cell>
          <table:table-cell table:formula="of:=[.B265]/936" office:value-type="float" office:value="0.282051282051282" calcext:value-type="float">
            <text:p>0.28205128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65]+1" office:value-type="float" office:value="265" calcext:value-type="float">
            <text:p>265</text:p>
          </table:table-cell>
          <table:table-cell table:formula="of:=[.B266]/936" office:value-type="float" office:value="0.283119658119658" calcext:value-type="float">
            <text:p>0.28311965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66]+1" office:value-type="float" office:value="266" calcext:value-type="float">
            <text:p>266</text:p>
          </table:table-cell>
          <table:table-cell table:formula="of:=[.B267]/936" office:value-type="float" office:value="0.284188034188034" calcext:value-type="float">
            <text:p>0.28418803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267]+1" office:value-type="float" office:value="267" calcext:value-type="float">
            <text:p>267</text:p>
          </table:table-cell>
          <table:table-cell table:formula="of:=[.B268]/936" office:value-type="float" office:value="0.28525641025641" calcext:value-type="float">
            <text:p>0.2852564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68]+1" office:value-type="float" office:value="268" calcext:value-type="float">
            <text:p>268</text:p>
          </table:table-cell>
          <table:table-cell table:formula="of:=[.B269]/936" office:value-type="float" office:value="0.286324786324786" calcext:value-type="float">
            <text:p>0.2863247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69]+1" office:value-type="float" office:value="269" calcext:value-type="float">
            <text:p>269</text:p>
          </table:table-cell>
          <table:table-cell table:formula="of:=[.B270]/936" office:value-type="float" office:value="0.287393162393162" calcext:value-type="float">
            <text:p>0.28739316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70]+1" office:value-type="float" office:value="270" calcext:value-type="float">
            <text:p>270</text:p>
          </table:table-cell>
          <table:table-cell table:formula="of:=[.B271]/936" office:value-type="float" office:value="0.288461538461538" calcext:value-type="float">
            <text:p>0.28846153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71]+1" office:value-type="float" office:value="271" calcext:value-type="float">
            <text:p>271</text:p>
          </table:table-cell>
          <table:table-cell table:formula="of:=[.B272]/936" office:value-type="float" office:value="0.289529914529915" calcext:value-type="float">
            <text:p>0.28952991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272]+1" office:value-type="float" office:value="272" calcext:value-type="float">
            <text:p>272</text:p>
          </table:table-cell>
          <table:table-cell table:formula="of:=[.B273]/936" office:value-type="float" office:value="0.290598290598291" calcext:value-type="float">
            <text:p>0.29059829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3]+1" office:value-type="float" office:value="273" calcext:value-type="float">
            <text:p>273</text:p>
          </table:table-cell>
          <table:table-cell table:formula="of:=[.B274]/936" office:value-type="float" office:value="0.291666666666667" calcext:value-type="float">
            <text:p>0.2916666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4]+1" office:value-type="float" office:value="274" calcext:value-type="float">
            <text:p>274</text:p>
          </table:table-cell>
          <table:table-cell table:formula="of:=[.B275]/936" office:value-type="float" office:value="0.292735042735043" calcext:value-type="float">
            <text:p>0.29273504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5]+1" office:value-type="float" office:value="275" calcext:value-type="float">
            <text:p>275</text:p>
          </table:table-cell>
          <table:table-cell table:formula="of:=[.B276]/936" office:value-type="float" office:value="0.293803418803419" calcext:value-type="float">
            <text:p>0.29380341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6]+1" office:value-type="float" office:value="276" calcext:value-type="float">
            <text:p>276</text:p>
          </table:table-cell>
          <table:table-cell table:formula="of:=[.B277]/936" office:value-type="float" office:value="0.294871794871795" calcext:value-type="float">
            <text:p>0.29487179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7]+1" office:value-type="float" office:value="277" calcext:value-type="float">
            <text:p>277</text:p>
          </table:table-cell>
          <table:table-cell table:formula="of:=[.B278]/936" office:value-type="float" office:value="0.295940170940171" calcext:value-type="float">
            <text:p>0.29594017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8]+1" office:value-type="float" office:value="278" calcext:value-type="float">
            <text:p>278</text:p>
          </table:table-cell>
          <table:table-cell table:formula="of:=[.B279]/936" office:value-type="float" office:value="0.297008547008547" calcext:value-type="float">
            <text:p>0.2970085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279]+1" office:value-type="float" office:value="279" calcext:value-type="float">
            <text:p>279</text:p>
          </table:table-cell>
          <table:table-cell table:formula="of:=[.B280]/936" office:value-type="float" office:value="0.298076923076923" calcext:value-type="float">
            <text:p>0.29807692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80]+1" office:value-type="float" office:value="280" calcext:value-type="float">
            <text:p>280</text:p>
          </table:table-cell>
          <table:table-cell table:formula="of:=[.B281]/936" office:value-type="float" office:value="0.299145299145299" calcext:value-type="float">
            <text:p>0.2991452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81]+1" office:value-type="float" office:value="281" calcext:value-type="float">
            <text:p>281</text:p>
          </table:table-cell>
          <table:table-cell table:formula="of:=[.B282]/936" office:value-type="float" office:value="0.300213675213675" calcext:value-type="float">
            <text:p>0.30021367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82]+1" office:value-type="float" office:value="282" calcext:value-type="float">
            <text:p>282</text:p>
          </table:table-cell>
          <table:table-cell table:formula="of:=[.B283]/936" office:value-type="float" office:value="0.301282051282051" calcext:value-type="float">
            <text:p>0.30128205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283]+1" office:value-type="float" office:value="283" calcext:value-type="float">
            <text:p>283</text:p>
          </table:table-cell>
          <table:table-cell table:formula="of:=[.B284]/936" office:value-type="float" office:value="0.302350427350427" calcext:value-type="float">
            <text:p>0.30235042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4]+1" office:value-type="float" office:value="284" calcext:value-type="float">
            <text:p>284</text:p>
          </table:table-cell>
          <table:table-cell table:formula="of:=[.B285]/936" office:value-type="float" office:value="0.303418803418803" calcext:value-type="float">
            <text:p>0.30341880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5]+1" office:value-type="float" office:value="285" calcext:value-type="float">
            <text:p>285</text:p>
          </table:table-cell>
          <table:table-cell table:formula="of:=[.B286]/936" office:value-type="float" office:value="0.304487179487179" calcext:value-type="float">
            <text:p>0.30448717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6]+1" office:value-type="float" office:value="286" calcext:value-type="float">
            <text:p>286</text:p>
          </table:table-cell>
          <table:table-cell table:formula="of:=[.B287]/936" office:value-type="float" office:value="0.305555555555556" calcext:value-type="float">
            <text:p>0.30555555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7]+1" office:value-type="float" office:value="287" calcext:value-type="float">
            <text:p>287</text:p>
          </table:table-cell>
          <table:table-cell table:formula="of:=[.B288]/936" office:value-type="float" office:value="0.306623931623932" calcext:value-type="float">
            <text:p>0.30662393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8]+1" office:value-type="float" office:value="288" calcext:value-type="float">
            <text:p>288</text:p>
          </table:table-cell>
          <table:table-cell table:formula="of:=[.B289]/936" office:value-type="float" office:value="0.307692307692308" calcext:value-type="float">
            <text:p>0.30769230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289]+1" office:value-type="float" office:value="289" calcext:value-type="float">
            <text:p>289</text:p>
          </table:table-cell>
          <table:table-cell table:formula="of:=[.B290]/936" office:value-type="float" office:value="0.308760683760684" calcext:value-type="float">
            <text:p>0.30876068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90]+1" office:value-type="float" office:value="290" calcext:value-type="float">
            <text:p>290</text:p>
          </table:table-cell>
          <table:table-cell table:formula="of:=[.B291]/936" office:value-type="float" office:value="0.30982905982906" calcext:value-type="float">
            <text:p>0.30982905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91]+1" office:value-type="float" office:value="291" calcext:value-type="float">
            <text:p>291</text:p>
          </table:table-cell>
          <table:table-cell table:formula="of:=[.B292]/936" office:value-type="float" office:value="0.310897435897436" calcext:value-type="float">
            <text:p>0.3108974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92]+1" office:value-type="float" office:value="292" calcext:value-type="float">
            <text:p>292</text:p>
          </table:table-cell>
          <table:table-cell table:formula="of:=[.B293]/936" office:value-type="float" office:value="0.311965811965812" calcext:value-type="float">
            <text:p>0.3119658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293]+1" office:value-type="float" office:value="293" calcext:value-type="float">
            <text:p>293</text:p>
          </table:table-cell>
          <table:table-cell table:formula="of:=[.B294]/936" office:value-type="float" office:value="0.313034188034188" calcext:value-type="float">
            <text:p>0.3130341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294]+1" office:value-type="float" office:value="294" calcext:value-type="float">
            <text:p>294</text:p>
          </table:table-cell>
          <table:table-cell table:formula="of:=[.B295]/936" office:value-type="float" office:value="0.314102564102564" calcext:value-type="float">
            <text:p>0.31410256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95]+1" office:value-type="float" office:value="295" calcext:value-type="float">
            <text:p>295</text:p>
          </table:table-cell>
          <table:table-cell table:formula="of:=[.B296]/936" office:value-type="float" office:value="0.31517094017094" calcext:value-type="float">
            <text:p>0.31517094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96]+1" office:value-type="float" office:value="296" calcext:value-type="float">
            <text:p>296</text:p>
          </table:table-cell>
          <table:table-cell table:formula="of:=[.B297]/936" office:value-type="float" office:value="0.316239316239316" calcext:value-type="float">
            <text:p>0.31623931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97]+1" office:value-type="float" office:value="297" calcext:value-type="float">
            <text:p>297</text:p>
          </table:table-cell>
          <table:table-cell table:formula="of:=[.B298]/936" office:value-type="float" office:value="0.317307692307692" calcext:value-type="float">
            <text:p>0.31730769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298]+1" office:value-type="float" office:value="298" calcext:value-type="float">
            <text:p>298</text:p>
          </table:table-cell>
          <table:table-cell table:formula="of:=[.B299]/936" office:value-type="float" office:value="0.318376068376068" calcext:value-type="float">
            <text:p>0.31837606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99]+1" office:value-type="float" office:value="299" calcext:value-type="float">
            <text:p>299</text:p>
          </table:table-cell>
          <table:table-cell table:formula="of:=[.B300]/936" office:value-type="float" office:value="0.319444444444444" calcext:value-type="float">
            <text:p>0.31944444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300]+1" office:value-type="float" office:value="300" calcext:value-type="float">
            <text:p>300</text:p>
          </table:table-cell>
          <table:table-cell table:formula="of:=[.B301]/936" office:value-type="float" office:value="0.320512820512821" calcext:value-type="float">
            <text:p>0.32051282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301]+1" office:value-type="float" office:value="301" calcext:value-type="float">
            <text:p>301</text:p>
          </table:table-cell>
          <table:table-cell table:formula="of:=[.B302]/936" office:value-type="float" office:value="0.321581196581197" calcext:value-type="float">
            <text:p>0.32158119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302]+1" office:value-type="float" office:value="302" calcext:value-type="float">
            <text:p>302</text:p>
          </table:table-cell>
          <table:table-cell table:formula="of:=[.B303]/936" office:value-type="float" office:value="0.322649572649573" calcext:value-type="float">
            <text:p>0.32264957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3]+1" office:value-type="float" office:value="303" calcext:value-type="float">
            <text:p>303</text:p>
          </table:table-cell>
          <table:table-cell table:formula="of:=[.B304]/936" office:value-type="float" office:value="0.323717948717949" calcext:value-type="float">
            <text:p>0.32371794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4]+1" office:value-type="float" office:value="304" calcext:value-type="float">
            <text:p>304</text:p>
          </table:table-cell>
          <table:table-cell table:formula="of:=[.B305]/936" office:value-type="float" office:value="0.324786324786325" calcext:value-type="float">
            <text:p>0.32478632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5]+1" office:value-type="float" office:value="305" calcext:value-type="float">
            <text:p>305</text:p>
          </table:table-cell>
          <table:table-cell table:formula="of:=[.B306]/936" office:value-type="float" office:value="0.325854700854701" calcext:value-type="float">
            <text:p>0.3258547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6]+1" office:value-type="float" office:value="306" calcext:value-type="float">
            <text:p>306</text:p>
          </table:table-cell>
          <table:table-cell table:formula="of:=[.B307]/936" office:value-type="float" office:value="0.326923076923077" calcext:value-type="float">
            <text:p>0.32692307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307]+1" office:value-type="float" office:value="307" calcext:value-type="float">
            <text:p>307</text:p>
          </table:table-cell>
          <table:table-cell table:formula="of:=[.B308]/936" office:value-type="float" office:value="0.327991452991453" calcext:value-type="float">
            <text:p>0.3279914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308]+1" office:value-type="float" office:value="308" calcext:value-type="float">
            <text:p>308</text:p>
          </table:table-cell>
          <table:table-cell table:formula="of:=[.B309]/936" office:value-type="float" office:value="0.329059829059829" calcext:value-type="float">
            <text:p>0.32905982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09]+1" office:value-type="float" office:value="309" calcext:value-type="float">
            <text:p>309</text:p>
          </table:table-cell>
          <table:table-cell table:formula="of:=[.B310]/936" office:value-type="float" office:value="0.330128205128205" calcext:value-type="float">
            <text:p>0.33012820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0]+1" office:value-type="float" office:value="310" calcext:value-type="float">
            <text:p>310</text:p>
          </table:table-cell>
          <table:table-cell table:formula="of:=[.B311]/936" office:value-type="float" office:value="0.331196581196581" calcext:value-type="float">
            <text:p>0.33119658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1]+1" office:value-type="float" office:value="311" calcext:value-type="float">
            <text:p>311</text:p>
          </table:table-cell>
          <table:table-cell table:formula="of:=[.B312]/936" office:value-type="float" office:value="0.332264957264957" calcext:value-type="float">
            <text:p>0.33226495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2]+1" office:value-type="float" office:value="312" calcext:value-type="float">
            <text:p>312</text:p>
          </table:table-cell>
          <table:table-cell table:formula="of:=[.B313]/936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3]+1" office:value-type="float" office:value="313" calcext:value-type="float">
            <text:p>313</text:p>
          </table:table-cell>
          <table:table-cell table:formula="of:=[.B314]/936" office:value-type="float" office:value="0.334401709401709" calcext:value-type="float">
            <text:p>0.33440170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4]+1" office:value-type="float" office:value="314" calcext:value-type="float">
            <text:p>314</text:p>
          </table:table-cell>
          <table:table-cell table:formula="of:=[.B315]/936" office:value-type="float" office:value="0.335470085470085" calcext:value-type="float">
            <text:p>0.33547008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5]+1" office:value-type="float" office:value="315" calcext:value-type="float">
            <text:p>315</text:p>
          </table:table-cell>
          <table:table-cell table:formula="of:=[.B316]/936" office:value-type="float" office:value="0.336538461538462" calcext:value-type="float">
            <text:p>0.33653846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6]+1" office:value-type="float" office:value="316" calcext:value-type="float">
            <text:p>316</text:p>
          </table:table-cell>
          <table:table-cell table:formula="of:=[.B317]/936" office:value-type="float" office:value="0.337606837606838" calcext:value-type="float">
            <text:p>0.33760683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317]+1" office:value-type="float" office:value="317" calcext:value-type="float">
            <text:p>317</text:p>
          </table:table-cell>
          <table:table-cell table:formula="of:=[.B318]/936" office:value-type="float" office:value="0.338675213675214" calcext:value-type="float">
            <text:p>0.33867521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318]+1" office:value-type="float" office:value="318" calcext:value-type="float">
            <text:p>318</text:p>
          </table:table-cell>
          <table:table-cell table:formula="of:=[.B319]/936" office:value-type="float" office:value="0.33974358974359" calcext:value-type="float">
            <text:p>0.33974358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319]+1" office:value-type="float" office:value="319" calcext:value-type="float">
            <text:p>319</text:p>
          </table:table-cell>
          <table:table-cell table:formula="of:=[.B320]/936" office:value-type="float" office:value="0.340811965811966" calcext:value-type="float">
            <text:p>0.34081196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320]+1" office:value-type="float" office:value="320" calcext:value-type="float">
            <text:p>320</text:p>
          </table:table-cell>
          <table:table-cell table:formula="of:=[.B321]/936" office:value-type="float" office:value="0.341880341880342" calcext:value-type="float">
            <text:p>0.34188034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321]+1" office:value-type="float" office:value="321" calcext:value-type="float">
            <text:p>321</text:p>
          </table:table-cell>
          <table:table-cell table:formula="of:=[.B322]/936" office:value-type="float" office:value="0.342948717948718" calcext:value-type="float">
            <text:p>0.3429487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22]+1" office:value-type="float" office:value="322" calcext:value-type="float">
            <text:p>322</text:p>
          </table:table-cell>
          <table:table-cell table:formula="of:=[.B323]/936" office:value-type="float" office:value="0.344017094017094" calcext:value-type="float">
            <text:p>0.3440170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23]+1" office:value-type="float" office:value="323" calcext:value-type="float">
            <text:p>323</text:p>
          </table:table-cell>
          <table:table-cell table:formula="of:=[.B324]/936" office:value-type="float" office:value="0.34508547008547" calcext:value-type="float">
            <text:p>0.34508547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24]+1" office:value-type="float" office:value="324" calcext:value-type="float">
            <text:p>324</text:p>
          </table:table-cell>
          <table:table-cell table:formula="of:=[.B325]/936" office:value-type="float" office:value="0.346153846153846" calcext:value-type="float">
            <text:p>0.34615384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25]+1" office:value-type="float" office:value="325" calcext:value-type="float">
            <text:p>325</text:p>
          </table:table-cell>
          <table:table-cell table:formula="of:=[.B326]/936" office:value-type="float" office:value="0.347222222222222" calcext:value-type="float">
            <text:p>0.34722222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326]+1" office:value-type="float" office:value="326" calcext:value-type="float">
            <text:p>326</text:p>
          </table:table-cell>
          <table:table-cell table:formula="of:=[.B327]/936" office:value-type="float" office:value="0.348290598290598" calcext:value-type="float">
            <text:p>0.34829059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327]+1" office:value-type="float" office:value="327" calcext:value-type="float">
            <text:p>327</text:p>
          </table:table-cell>
          <table:table-cell table:formula="of:=[.B328]/936" office:value-type="float" office:value="0.349358974358974" calcext:value-type="float">
            <text:p>0.34935897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28]+1" office:value-type="float" office:value="328" calcext:value-type="float">
            <text:p>328</text:p>
          </table:table-cell>
          <table:table-cell table:formula="of:=[.B329]/936" office:value-type="float" office:value="0.35042735042735" calcext:value-type="float">
            <text:p>0.35042735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29]+1" office:value-type="float" office:value="329" calcext:value-type="float">
            <text:p>329</text:p>
          </table:table-cell>
          <table:table-cell table:formula="of:=[.B330]/936" office:value-type="float" office:value="0.351495726495726" calcext:value-type="float">
            <text:p>0.35149572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30]+1" office:value-type="float" office:value="330" calcext:value-type="float">
            <text:p>330</text:p>
          </table:table-cell>
          <table:table-cell table:formula="of:=[.B331]/936" office:value-type="float" office:value="0.352564102564103" calcext:value-type="float">
            <text:p>0.35256410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31]+1" office:value-type="float" office:value="331" calcext:value-type="float">
            <text:p>331</text:p>
          </table:table-cell>
          <table:table-cell table:formula="of:=[.B332]/936" office:value-type="float" office:value="0.353632478632479" calcext:value-type="float">
            <text:p>0.35363247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332]+1" office:value-type="float" office:value="332" calcext:value-type="float">
            <text:p>332</text:p>
          </table:table-cell>
          <table:table-cell table:formula="of:=[.B333]/936" office:value-type="float" office:value="0.354700854700855" calcext:value-type="float">
            <text:p>0.35470085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333]+1" office:value-type="float" office:value="333" calcext:value-type="float">
            <text:p>333</text:p>
          </table:table-cell>
          <table:table-cell table:formula="of:=[.B334]/936" office:value-type="float" office:value="0.355769230769231" calcext:value-type="float">
            <text:p>0.35576923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334]+1" office:value-type="float" office:value="334" calcext:value-type="float">
            <text:p>334</text:p>
          </table:table-cell>
          <table:table-cell table:formula="of:=[.B335]/936" office:value-type="float" office:value="0.356837606837607" calcext:value-type="float">
            <text:p>0.35683760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335]+1" office:value-type="float" office:value="335" calcext:value-type="float">
            <text:p>335</text:p>
          </table:table-cell>
          <table:table-cell table:formula="of:=[.B336]/936" office:value-type="float" office:value="0.357905982905983" calcext:value-type="float">
            <text:p>0.35790598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336]+1" office:value-type="float" office:value="336" calcext:value-type="float">
            <text:p>336</text:p>
          </table:table-cell>
          <table:table-cell table:formula="of:=[.B337]/936" office:value-type="float" office:value="0.358974358974359" calcext:value-type="float">
            <text:p>0.3589743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37]+1" office:value-type="float" office:value="337" calcext:value-type="float">
            <text:p>337</text:p>
          </table:table-cell>
          <table:table-cell table:formula="of:=[.B338]/936" office:value-type="float" office:value="0.360042735042735" calcext:value-type="float">
            <text:p>0.3600427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38]+1" office:value-type="float" office:value="338" calcext:value-type="float">
            <text:p>338</text:p>
          </table:table-cell>
          <table:table-cell table:formula="of:=[.B339]/936" office:value-type="float" office:value="0.361111111111111" calcext:value-type="float">
            <text:p>0.3611111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39]+1" office:value-type="float" office:value="339" calcext:value-type="float">
            <text:p>339</text:p>
          </table:table-cell>
          <table:table-cell table:formula="of:=[.B340]/936" office:value-type="float" office:value="0.362179487179487" calcext:value-type="float">
            <text:p>0.36217948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0]+1" office:value-type="float" office:value="340" calcext:value-type="float">
            <text:p>340</text:p>
          </table:table-cell>
          <table:table-cell table:formula="of:=[.B341]/936" office:value-type="float" office:value="0.363247863247863" calcext:value-type="float">
            <text:p>0.36324786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1]+1" office:value-type="float" office:value="341" calcext:value-type="float">
            <text:p>341</text:p>
          </table:table-cell>
          <table:table-cell table:formula="of:=[.B342]/936" office:value-type="float" office:value="0.364316239316239" calcext:value-type="float">
            <text:p>0.36431623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2]+1" office:value-type="float" office:value="342" calcext:value-type="float">
            <text:p>342</text:p>
          </table:table-cell>
          <table:table-cell table:formula="of:=[.B343]/936" office:value-type="float" office:value="0.365384615384615" calcext:value-type="float">
            <text:p>0.3653846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3]+1" office:value-type="float" office:value="343" calcext:value-type="float">
            <text:p>343</text:p>
          </table:table-cell>
          <table:table-cell table:formula="of:=[.B344]/936" office:value-type="float" office:value="0.366452991452991" calcext:value-type="float">
            <text:p>0.36645299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4]+1" office:value-type="float" office:value="344" calcext:value-type="float">
            <text:p>344</text:p>
          </table:table-cell>
          <table:table-cell table:formula="of:=[.B345]/936" office:value-type="float" office:value="0.367521367521368" calcext:value-type="float">
            <text:p>0.3675213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5]+1" office:value-type="float" office:value="345" calcext:value-type="float">
            <text:p>345</text:p>
          </table:table-cell>
          <table:table-cell table:formula="of:=[.B346]/936" office:value-type="float" office:value="0.368589743589744" calcext:value-type="float">
            <text:p>0.36858974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6]+1" office:value-type="float" office:value="346" calcext:value-type="float">
            <text:p>346</text:p>
          </table:table-cell>
          <table:table-cell table:formula="of:=[.B347]/936" office:value-type="float" office:value="0.36965811965812" calcext:value-type="float">
            <text:p>0.36965811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7]+1" office:value-type="float" office:value="347" calcext:value-type="float">
            <text:p>347</text:p>
          </table:table-cell>
          <table:table-cell table:formula="of:=[.B348]/936" office:value-type="float" office:value="0.370726495726496" calcext:value-type="float">
            <text:p>0.37072649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48]+1" office:value-type="float" office:value="348" calcext:value-type="float">
            <text:p>348</text:p>
          </table:table-cell>
          <table:table-cell table:formula="of:=[.B349]/936" office:value-type="float" office:value="0.371794871794872" calcext:value-type="float">
            <text:p>0.37179487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49]+1" office:value-type="float" office:value="349" calcext:value-type="float">
            <text:p>349</text:p>
          </table:table-cell>
          <table:table-cell table:formula="of:=[.B350]/936" office:value-type="float" office:value="0.372863247863248" calcext:value-type="float">
            <text:p>0.37286324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50]+1" office:value-type="float" office:value="350" calcext:value-type="float">
            <text:p>350</text:p>
          </table:table-cell>
          <table:table-cell table:formula="of:=[.B351]/936" office:value-type="float" office:value="0.373931623931624" calcext:value-type="float">
            <text:p>0.37393162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51]+1" office:value-type="float" office:value="351" calcext:value-type="float">
            <text:p>351</text:p>
          </table:table-cell>
          <table:table-cell table:formula="of:=[.B352]/936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52]+1" office:value-type="float" office:value="352" calcext:value-type="float">
            <text:p>352</text:p>
          </table:table-cell>
          <table:table-cell table:formula="of:=[.B353]/936" office:value-type="float" office:value="0.376068376068376" calcext:value-type="float">
            <text:p>0.37606837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53]+1" office:value-type="float" office:value="353" calcext:value-type="float">
            <text:p>353</text:p>
          </table:table-cell>
          <table:table-cell table:formula="of:=[.B354]/936" office:value-type="float" office:value="0.377136752136752" calcext:value-type="float">
            <text:p>0.37713675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54]+1" office:value-type="float" office:value="354" calcext:value-type="float">
            <text:p>354</text:p>
          </table:table-cell>
          <table:table-cell table:formula="of:=[.B355]/936" office:value-type="float" office:value="0.378205128205128" calcext:value-type="float">
            <text:p>0.37820512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355]+1" office:value-type="float" office:value="355" calcext:value-type="float">
            <text:p>355</text:p>
          </table:table-cell>
          <table:table-cell table:formula="of:=[.B356]/936" office:value-type="float" office:value="0.379273504273504" calcext:value-type="float">
            <text:p>0.37927350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356]+1" office:value-type="float" office:value="356" calcext:value-type="float">
            <text:p>356</text:p>
          </table:table-cell>
          <table:table-cell table:formula="of:=[.B357]/936" office:value-type="float" office:value="0.38034188034188" calcext:value-type="float">
            <text:p>0.380341880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357]+1" office:value-type="float" office:value="357" calcext:value-type="float">
            <text:p>357</text:p>
          </table:table-cell>
          <table:table-cell table:formula="of:=[.B358]/936" office:value-type="float" office:value="0.381410256410256" calcext:value-type="float">
            <text:p>0.38141025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358]+1" office:value-type="float" office:value="358" calcext:value-type="float">
            <text:p>358</text:p>
          </table:table-cell>
          <table:table-cell table:formula="of:=[.B359]/936" office:value-type="float" office:value="0.382478632478632" calcext:value-type="float">
            <text:p>0.38247863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9]+1" office:value-type="float" office:value="359" calcext:value-type="float">
            <text:p>359</text:p>
          </table:table-cell>
          <table:table-cell table:formula="of:=[.B360]/936" office:value-type="float" office:value="0.383547008547009" calcext:value-type="float">
            <text:p>0.38354700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0]+1" office:value-type="float" office:value="360" calcext:value-type="float">
            <text:p>360</text:p>
          </table:table-cell>
          <table:table-cell table:formula="of:=[.B361]/936" office:value-type="float" office:value="0.384615384615385" calcext:value-type="float">
            <text:p>0.38461538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1]+1" office:value-type="float" office:value="361" calcext:value-type="float">
            <text:p>361</text:p>
          </table:table-cell>
          <table:table-cell table:formula="of:=[.B362]/936" office:value-type="float" office:value="0.385683760683761" calcext:value-type="float">
            <text:p>0.38568376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2]+1" office:value-type="float" office:value="362" calcext:value-type="float">
            <text:p>362</text:p>
          </table:table-cell>
          <table:table-cell table:formula="of:=[.B363]/936" office:value-type="float" office:value="0.386752136752137" calcext:value-type="float">
            <text:p>0.38675213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3]+1" office:value-type="float" office:value="363" calcext:value-type="float">
            <text:p>363</text:p>
          </table:table-cell>
          <table:table-cell table:formula="of:=[.B364]/936" office:value-type="float" office:value="0.387820512820513" calcext:value-type="float">
            <text:p>0.38782051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4]+1" office:value-type="float" office:value="364" calcext:value-type="float">
            <text:p>364</text:p>
          </table:table-cell>
          <table:table-cell table:formula="of:=[.B365]/936" office:value-type="float" office:value="0.388888888888889" calcext:value-type="float">
            <text:p>0.38888888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5]+1" office:value-type="float" office:value="365" calcext:value-type="float">
            <text:p>365</text:p>
          </table:table-cell>
          <table:table-cell table:formula="of:=[.B366]/936" office:value-type="float" office:value="0.389957264957265" calcext:value-type="float">
            <text:p>0.3899572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66]+1" office:value-type="float" office:value="366" calcext:value-type="float">
            <text:p>366</text:p>
          </table:table-cell>
          <table:table-cell table:formula="of:=[.B367]/936" office:value-type="float" office:value="0.391025641025641" calcext:value-type="float">
            <text:p>0.3910256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7]+1" office:value-type="float" office:value="367" calcext:value-type="float">
            <text:p>367</text:p>
          </table:table-cell>
          <table:table-cell table:formula="of:=[.B368]/936" office:value-type="float" office:value="0.392094017094017" calcext:value-type="float">
            <text:p>0.39209401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8]+1" office:value-type="float" office:value="368" calcext:value-type="float">
            <text:p>368</text:p>
          </table:table-cell>
          <table:table-cell table:formula="of:=[.B369]/936" office:value-type="float" office:value="0.393162393162393" calcext:value-type="float">
            <text:p>0.39316239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9]+1" office:value-type="float" office:value="369" calcext:value-type="float">
            <text:p>369</text:p>
          </table:table-cell>
          <table:table-cell table:formula="of:=[.B370]/936" office:value-type="float" office:value="0.394230769230769" calcext:value-type="float">
            <text:p>0.39423076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70]+1" office:value-type="float" office:value="370" calcext:value-type="float">
            <text:p>370</text:p>
          </table:table-cell>
          <table:table-cell table:formula="of:=[.B371]/936" office:value-type="float" office:value="0.395299145299145" calcext:value-type="float">
            <text:p>0.39529914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71]+1" office:value-type="float" office:value="371" calcext:value-type="float">
            <text:p>371</text:p>
          </table:table-cell>
          <table:table-cell table:formula="of:=[.B372]/936" office:value-type="float" office:value="0.396367521367521" calcext:value-type="float">
            <text:p>0.39636752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72]+1" office:value-type="float" office:value="372" calcext:value-type="float">
            <text:p>372</text:p>
          </table:table-cell>
          <table:table-cell table:formula="of:=[.B373]/936" office:value-type="float" office:value="0.397435897435897" calcext:value-type="float">
            <text:p>0.39743589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73]+1" office:value-type="float" office:value="373" calcext:value-type="float">
            <text:p>373</text:p>
          </table:table-cell>
          <table:table-cell table:formula="of:=[.B374]/936" office:value-type="float" office:value="0.398504273504273" calcext:value-type="float">
            <text:p>0.39850427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4]+1" office:value-type="float" office:value="374" calcext:value-type="float">
            <text:p>374</text:p>
          </table:table-cell>
          <table:table-cell table:formula="of:=[.B375]/936" office:value-type="float" office:value="0.39957264957265" calcext:value-type="float">
            <text:p>0.3995726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5]+1" office:value-type="float" office:value="375" calcext:value-type="float">
            <text:p>375</text:p>
          </table:table-cell>
          <table:table-cell table:formula="of:=[.B376]/936" office:value-type="float" office:value="0.400641025641026" calcext:value-type="float">
            <text:p>0.40064102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6]+1" office:value-type="float" office:value="376" calcext:value-type="float">
            <text:p>376</text:p>
          </table:table-cell>
          <table:table-cell table:formula="of:=[.B377]/936" office:value-type="float" office:value="0.401709401709402" calcext:value-type="float">
            <text:p>0.40170940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7]+1" office:value-type="float" office:value="377" calcext:value-type="float">
            <text:p>377</text:p>
          </table:table-cell>
          <table:table-cell table:formula="of:=[.B378]/936" office:value-type="float" office:value="0.402777777777778" calcext:value-type="float">
            <text:p>0.4027777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8]+1" office:value-type="float" office:value="378" calcext:value-type="float">
            <text:p>378</text:p>
          </table:table-cell>
          <table:table-cell table:formula="of:=[.B379]/936" office:value-type="float" office:value="0.403846153846154" calcext:value-type="float">
            <text:p>0.40384615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79]+1" office:value-type="float" office:value="379" calcext:value-type="float">
            <text:p>379</text:p>
          </table:table-cell>
          <table:table-cell table:formula="of:=[.B380]/936" office:value-type="float" office:value="0.40491452991453" calcext:value-type="float">
            <text:p>0.40491452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380]+1" office:value-type="float" office:value="380" calcext:value-type="float">
            <text:p>380</text:p>
          </table:table-cell>
          <table:table-cell table:formula="of:=[.B381]/936" office:value-type="float" office:value="0.405982905982906" calcext:value-type="float">
            <text:p>0.4059829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1]+1" office:value-type="float" office:value="381" calcext:value-type="float">
            <text:p>381</text:p>
          </table:table-cell>
          <table:table-cell table:formula="of:=[.B382]/936" office:value-type="float" office:value="0.407051282051282" calcext:value-type="float">
            <text:p>0.40705128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2]+1" office:value-type="float" office:value="382" calcext:value-type="float">
            <text:p>382</text:p>
          </table:table-cell>
          <table:table-cell table:formula="of:=[.B383]/936" office:value-type="float" office:value="0.408119658119658" calcext:value-type="float">
            <text:p>0.40811965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3]+1" office:value-type="float" office:value="383" calcext:value-type="float">
            <text:p>383</text:p>
          </table:table-cell>
          <table:table-cell table:formula="of:=[.B384]/936" office:value-type="float" office:value="0.409188034188034" calcext:value-type="float">
            <text:p>0.40918803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4]+1" office:value-type="float" office:value="384" calcext:value-type="float">
            <text:p>384</text:p>
          </table:table-cell>
          <table:table-cell table:formula="of:=[.B385]/936" office:value-type="float" office:value="0.41025641025641" calcext:value-type="float">
            <text:p>0.41025641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5]+1" office:value-type="float" office:value="385" calcext:value-type="float">
            <text:p>385</text:p>
          </table:table-cell>
          <table:table-cell table:formula="of:=[.B386]/936" office:value-type="float" office:value="0.411324786324786" calcext:value-type="float">
            <text:p>0.41132478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6]+1" office:value-type="float" office:value="386" calcext:value-type="float">
            <text:p>386</text:p>
          </table:table-cell>
          <table:table-cell table:formula="of:=[.B387]/936" office:value-type="float" office:value="0.412393162393162" calcext:value-type="float">
            <text:p>0.41239316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87]+1" office:value-type="float" office:value="387" calcext:value-type="float">
            <text:p>387</text:p>
          </table:table-cell>
          <table:table-cell table:formula="of:=[.B388]/936" office:value-type="float" office:value="0.413461538461538" calcext:value-type="float">
            <text:p>0.41346153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88]+1" office:value-type="float" office:value="388" calcext:value-type="float">
            <text:p>388</text:p>
          </table:table-cell>
          <table:table-cell table:formula="of:=[.B389]/936" office:value-type="float" office:value="0.414529914529915" calcext:value-type="float">
            <text:p>0.41452991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89]+1" office:value-type="float" office:value="389" calcext:value-type="float">
            <text:p>389</text:p>
          </table:table-cell>
          <table:table-cell table:formula="of:=[.B390]/936" office:value-type="float" office:value="0.415598290598291" calcext:value-type="float">
            <text:p>0.41559829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390]+1" office:value-type="float" office:value="390" calcext:value-type="float">
            <text:p>390</text:p>
          </table:table-cell>
          <table:table-cell table:formula="of:=[.B391]/936" office:value-type="float" office:value="0.416666666666667" calcext:value-type="float">
            <text:p>0.41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391]+1" office:value-type="float" office:value="391" calcext:value-type="float">
            <text:p>391</text:p>
          </table:table-cell>
          <table:table-cell table:formula="of:=[.B392]/936" office:value-type="float" office:value="0.417735042735043" calcext:value-type="float">
            <text:p>0.41773504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392]+1" office:value-type="float" office:value="392" calcext:value-type="float">
            <text:p>392</text:p>
          </table:table-cell>
          <table:table-cell table:formula="of:=[.B393]/936" office:value-type="float" office:value="0.418803418803419" calcext:value-type="float">
            <text:p>0.41880341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393]+1" office:value-type="float" office:value="393" calcext:value-type="float">
            <text:p>393</text:p>
          </table:table-cell>
          <table:table-cell table:formula="of:=[.B394]/936" office:value-type="float" office:value="0.419871794871795" calcext:value-type="float">
            <text:p>0.41987179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394]+1" office:value-type="float" office:value="394" calcext:value-type="float">
            <text:p>394</text:p>
          </table:table-cell>
          <table:table-cell table:formula="of:=[.B395]/936" office:value-type="float" office:value="0.420940170940171" calcext:value-type="float">
            <text:p>0.42094017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395]+1" office:value-type="float" office:value="395" calcext:value-type="float">
            <text:p>395</text:p>
          </table:table-cell>
          <table:table-cell table:formula="of:=[.B396]/936" office:value-type="float" office:value="0.422008547008547" calcext:value-type="float">
            <text:p>0.4220085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396]+1" office:value-type="float" office:value="396" calcext:value-type="float">
            <text:p>396</text:p>
          </table:table-cell>
          <table:table-cell table:formula="of:=[.B397]/936" office:value-type="float" office:value="0.423076923076923" calcext:value-type="float">
            <text:p>0.42307692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397]+1" office:value-type="float" office:value="397" calcext:value-type="float">
            <text:p>397</text:p>
          </table:table-cell>
          <table:table-cell table:formula="of:=[.B398]/936" office:value-type="float" office:value="0.424145299145299" calcext:value-type="float">
            <text:p>0.42414529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398]+1" office:value-type="float" office:value="398" calcext:value-type="float">
            <text:p>398</text:p>
          </table:table-cell>
          <table:table-cell table:formula="of:=[.B399]/936" office:value-type="float" office:value="0.425213675213675" calcext:value-type="float">
            <text:p>0.42521367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399]+1" office:value-type="float" office:value="399" calcext:value-type="float">
            <text:p>399</text:p>
          </table:table-cell>
          <table:table-cell table:formula="of:=[.B400]/936" office:value-type="float" office:value="0.426282051282051" calcext:value-type="float">
            <text:p>0.42628205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400]+1" office:value-type="float" office:value="400" calcext:value-type="float">
            <text:p>400</text:p>
          </table:table-cell>
          <table:table-cell table:formula="of:=[.B401]/936" office:value-type="float" office:value="0.427350427350427" calcext:value-type="float">
            <text:p>0.42735042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401]+1" office:value-type="float" office:value="401" calcext:value-type="float">
            <text:p>401</text:p>
          </table:table-cell>
          <table:table-cell table:formula="of:=[.B402]/936" office:value-type="float" office:value="0.428418803418803" calcext:value-type="float">
            <text:p>0.4284188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2]+1" office:value-type="float" office:value="402" calcext:value-type="float">
            <text:p>402</text:p>
          </table:table-cell>
          <table:table-cell table:formula="of:=[.B403]/936" office:value-type="float" office:value="0.42948717948718" calcext:value-type="float">
            <text:p>0.42948717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3]+1" office:value-type="float" office:value="403" calcext:value-type="float">
            <text:p>403</text:p>
          </table:table-cell>
          <table:table-cell table:formula="of:=[.B404]/936" office:value-type="float" office:value="0.430555555555556" calcext:value-type="float">
            <text:p>0.430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4]+1" office:value-type="float" office:value="404" calcext:value-type="float">
            <text:p>404</text:p>
          </table:table-cell>
          <table:table-cell table:formula="of:=[.B405]/936" office:value-type="float" office:value="0.431623931623932" calcext:value-type="float">
            <text:p>0.43162393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5]+1" office:value-type="float" office:value="405" calcext:value-type="float">
            <text:p>405</text:p>
          </table:table-cell>
          <table:table-cell table:formula="of:=[.B406]/936" office:value-type="float" office:value="0.432692307692308" calcext:value-type="float">
            <text:p>0.43269230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6]+1" office:value-type="float" office:value="406" calcext:value-type="float">
            <text:p>406</text:p>
          </table:table-cell>
          <table:table-cell table:formula="of:=[.B407]/936" office:value-type="float" office:value="0.433760683760684" calcext:value-type="float">
            <text:p>0.43376068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407]+1" office:value-type="float" office:value="407" calcext:value-type="float">
            <text:p>407</text:p>
          </table:table-cell>
          <table:table-cell table:formula="of:=[.B408]/936" office:value-type="float" office:value="0.43482905982906" calcext:value-type="float">
            <text:p>0.43482905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08]+1" office:value-type="float" office:value="408" calcext:value-type="float">
            <text:p>408</text:p>
          </table:table-cell>
          <table:table-cell table:formula="of:=[.B409]/936" office:value-type="float" office:value="0.435897435897436" calcext:value-type="float">
            <text:p>0.43589743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09]+1" office:value-type="float" office:value="409" calcext:value-type="float">
            <text:p>409</text:p>
          </table:table-cell>
          <table:table-cell table:formula="of:=[.B410]/936" office:value-type="float" office:value="0.436965811965812" calcext:value-type="float">
            <text:p>0.4369658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10]+1" office:value-type="float" office:value="410" calcext:value-type="float">
            <text:p>410</text:p>
          </table:table-cell>
          <table:table-cell table:formula="of:=[.B411]/936" office:value-type="float" office:value="0.438034188034188" calcext:value-type="float">
            <text:p>0.4380341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411]+1" office:value-type="float" office:value="411" calcext:value-type="float">
            <text:p>411</text:p>
          </table:table-cell>
          <table:table-cell table:formula="of:=[.B412]/936" office:value-type="float" office:value="0.439102564102564" calcext:value-type="float">
            <text:p>0.43910256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412]+1" office:value-type="float" office:value="412" calcext:value-type="float">
            <text:p>412</text:p>
          </table:table-cell>
          <table:table-cell table:formula="of:=[.B413]/936" office:value-type="float" office:value="0.44017094017094" calcext:value-type="float">
            <text:p>0.44017094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413]+1" office:value-type="float" office:value="413" calcext:value-type="float">
            <text:p>413</text:p>
          </table:table-cell>
          <table:table-cell table:formula="of:=[.B414]/936" office:value-type="float" office:value="0.441239316239316" calcext:value-type="float">
            <text:p>0.44123931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414]+1" office:value-type="float" office:value="414" calcext:value-type="float">
            <text:p>414</text:p>
          </table:table-cell>
          <table:table-cell table:formula="of:=[.B415]/936" office:value-type="float" office:value="0.442307692307692" calcext:value-type="float">
            <text:p>0.44230769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415]+1" office:value-type="float" office:value="415" calcext:value-type="float">
            <text:p>415</text:p>
          </table:table-cell>
          <table:table-cell table:formula="of:=[.B416]/936" office:value-type="float" office:value="0.443376068376068" calcext:value-type="float">
            <text:p>0.44337606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416]+1" office:value-type="float" office:value="416" calcext:value-type="float">
            <text:p>416</text:p>
          </table:table-cell>
          <table:table-cell table:formula="of:=[.B417]/936" office:value-type="float" office:value="0.444444444444444" calcext:value-type="float">
            <text:p>0.44444444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417]+1" office:value-type="float" office:value="417" calcext:value-type="float">
            <text:p>417</text:p>
          </table:table-cell>
          <table:table-cell table:formula="of:=[.B418]/936" office:value-type="float" office:value="0.445512820512821" calcext:value-type="float">
            <text:p>0.44551282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418]+1" office:value-type="float" office:value="418" calcext:value-type="float">
            <text:p>418</text:p>
          </table:table-cell>
          <table:table-cell table:formula="of:=[.B419]/936" office:value-type="float" office:value="0.446581196581197" calcext:value-type="float">
            <text:p>0.4465811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419]+1" office:value-type="float" office:value="419" calcext:value-type="float">
            <text:p>419</text:p>
          </table:table-cell>
          <table:table-cell table:formula="of:=[.B420]/936" office:value-type="float" office:value="0.447649572649573" calcext:value-type="float">
            <text:p>0.44764957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420]+1" office:value-type="float" office:value="420" calcext:value-type="float">
            <text:p>420</text:p>
          </table:table-cell>
          <table:table-cell table:formula="of:=[.B421]/936" office:value-type="float" office:value="0.448717948717949" calcext:value-type="float">
            <text:p>0.44871794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21]+1" office:value-type="float" office:value="421" calcext:value-type="float">
            <text:p>421</text:p>
          </table:table-cell>
          <table:table-cell table:formula="of:=[.B422]/936" office:value-type="float" office:value="0.449786324786325" calcext:value-type="float">
            <text:p>0.4497863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22]+1" office:value-type="float" office:value="422" calcext:value-type="float">
            <text:p>422</text:p>
          </table:table-cell>
          <table:table-cell table:formula="of:=[.B423]/936" office:value-type="float" office:value="0.450854700854701" calcext:value-type="float">
            <text:p>0.4508547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423]+1" office:value-type="float" office:value="423" calcext:value-type="float">
            <text:p>423</text:p>
          </table:table-cell>
          <table:table-cell table:formula="of:=[.B424]/936" office:value-type="float" office:value="0.451923076923077" calcext:value-type="float">
            <text:p>0.45192307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424]+1" office:value-type="float" office:value="424" calcext:value-type="float">
            <text:p>424</text:p>
          </table:table-cell>
          <table:table-cell table:formula="of:=[.B425]/936" office:value-type="float" office:value="0.452991452991453" calcext:value-type="float">
            <text:p>0.4529914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425]+1" office:value-type="float" office:value="425" calcext:value-type="float">
            <text:p>425</text:p>
          </table:table-cell>
          <table:table-cell table:formula="of:=[.B426]/936" office:value-type="float" office:value="0.454059829059829" calcext:value-type="float">
            <text:p>0.45405982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426]+1" office:value-type="float" office:value="426" calcext:value-type="float">
            <text:p>426</text:p>
          </table:table-cell>
          <table:table-cell table:formula="of:=[.B427]/936" office:value-type="float" office:value="0.455128205128205" calcext:value-type="float">
            <text:p>0.45512820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427]+1" office:value-type="float" office:value="427" calcext:value-type="float">
            <text:p>427</text:p>
          </table:table-cell>
          <table:table-cell table:formula="of:=[.B428]/936" office:value-type="float" office:value="0.456196581196581" calcext:value-type="float">
            <text:p>0.45619658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28]+1" office:value-type="float" office:value="428" calcext:value-type="float">
            <text:p>428</text:p>
          </table:table-cell>
          <table:table-cell table:formula="of:=[.B429]/936" office:value-type="float" office:value="0.457264957264957" calcext:value-type="float">
            <text:p>0.45726495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29]+1" office:value-type="float" office:value="429" calcext:value-type="float">
            <text:p>429</text:p>
          </table:table-cell>
          <table:table-cell table:formula="of:=[.B430]/936" office:value-type="float" office:value="0.458333333333333" calcext:value-type="float">
            <text:p>0.4583333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0]+1" office:value-type="float" office:value="430" calcext:value-type="float">
            <text:p>430</text:p>
          </table:table-cell>
          <table:table-cell table:formula="of:=[.B431]/936" office:value-type="float" office:value="0.459401709401709" calcext:value-type="float">
            <text:p>0.45940170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1]+1" office:value-type="float" office:value="431" calcext:value-type="float">
            <text:p>431</text:p>
          </table:table-cell>
          <table:table-cell table:formula="of:=[.B432]/936" office:value-type="float" office:value="0.460470085470085" calcext:value-type="float">
            <text:p>0.46047008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2]+1" office:value-type="float" office:value="432" calcext:value-type="float">
            <text:p>432</text:p>
          </table:table-cell>
          <table:table-cell table:formula="of:=[.B433]/936" office:value-type="float" office:value="0.461538461538462" calcext:value-type="float">
            <text:p>0.46153846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3]+1" office:value-type="float" office:value="433" calcext:value-type="float">
            <text:p>433</text:p>
          </table:table-cell>
          <table:table-cell table:formula="of:=[.B434]/936" office:value-type="float" office:value="0.462606837606838" calcext:value-type="float">
            <text:p>0.46260683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4]+1" office:value-type="float" office:value="434" calcext:value-type="float">
            <text:p>434</text:p>
          </table:table-cell>
          <table:table-cell table:formula="of:=[.B435]/936" office:value-type="float" office:value="0.463675213675214" calcext:value-type="float">
            <text:p>0.46367521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435]+1" office:value-type="float" office:value="435" calcext:value-type="float">
            <text:p>435</text:p>
          </table:table-cell>
          <table:table-cell table:formula="of:=[.B436]/936" office:value-type="float" office:value="0.46474358974359" calcext:value-type="float">
            <text:p>0.46474358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36]+1" office:value-type="float" office:value="436" calcext:value-type="float">
            <text:p>436</text:p>
          </table:table-cell>
          <table:table-cell table:formula="of:=[.B437]/936" office:value-type="float" office:value="0.465811965811966" calcext:value-type="float">
            <text:p>0.46581196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37]+1" office:value-type="float" office:value="437" calcext:value-type="float">
            <text:p>437</text:p>
          </table:table-cell>
          <table:table-cell table:formula="of:=[.B438]/936" office:value-type="float" office:value="0.466880341880342" calcext:value-type="float">
            <text:p>0.46688034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438]+1" office:value-type="float" office:value="438" calcext:value-type="float">
            <text:p>438</text:p>
          </table:table-cell>
          <table:table-cell table:formula="of:=[.B439]/936" office:value-type="float" office:value="0.467948717948718" calcext:value-type="float">
            <text:p>0.46794871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439]+1" office:value-type="float" office:value="439" calcext:value-type="float">
            <text:p>439</text:p>
          </table:table-cell>
          <table:table-cell table:formula="of:=[.B440]/936" office:value-type="float" office:value="0.469017094017094" calcext:value-type="float">
            <text:p>0.4690170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40]+1" office:value-type="float" office:value="440" calcext:value-type="float">
            <text:p>440</text:p>
          </table:table-cell>
          <table:table-cell table:formula="of:=[.B441]/936" office:value-type="float" office:value="0.47008547008547" calcext:value-type="float">
            <text:p>0.47008547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41]+1" office:value-type="float" office:value="441" calcext:value-type="float">
            <text:p>441</text:p>
          </table:table-cell>
          <table:table-cell table:formula="of:=[.B442]/936" office:value-type="float" office:value="0.471153846153846" calcext:value-type="float">
            <text:p>0.47115384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42]+1" office:value-type="float" office:value="442" calcext:value-type="float">
            <text:p>442</text:p>
          </table:table-cell>
          <table:table-cell table:formula="of:=[.B443]/936" office:value-type="float" office:value="0.472222222222222" calcext:value-type="float">
            <text:p>0.47222222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43]+1" office:value-type="float" office:value="443" calcext:value-type="float">
            <text:p>443</text:p>
          </table:table-cell>
          <table:table-cell table:formula="of:=[.B444]/936" office:value-type="float" office:value="0.473290598290598" calcext:value-type="float">
            <text:p>0.47329059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444]+1" office:value-type="float" office:value="444" calcext:value-type="float">
            <text:p>444</text:p>
          </table:table-cell>
          <table:table-cell table:formula="of:=[.B445]/936" office:value-type="float" office:value="0.474358974358974" calcext:value-type="float">
            <text:p>0.47435897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445]+1" office:value-type="float" office:value="445" calcext:value-type="float">
            <text:p>445</text:p>
          </table:table-cell>
          <table:table-cell table:formula="of:=[.B446]/936" office:value-type="float" office:value="0.47542735042735" calcext:value-type="float">
            <text:p>0.47542735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446]+1" office:value-type="float" office:value="446" calcext:value-type="float">
            <text:p>446</text:p>
          </table:table-cell>
          <table:table-cell table:formula="of:=[.B447]/936" office:value-type="float" office:value="0.476495726495726" calcext:value-type="float">
            <text:p>0.47649572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447]+1" office:value-type="float" office:value="447" calcext:value-type="float">
            <text:p>447</text:p>
          </table:table-cell>
          <table:table-cell table:formula="of:=[.B448]/936" office:value-type="float" office:value="0.477564102564103" calcext:value-type="float">
            <text:p>0.47756410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8]+1" office:value-type="float" office:value="448" calcext:value-type="float">
            <text:p>448</text:p>
          </table:table-cell>
          <table:table-cell table:formula="of:=[.B449]/936" office:value-type="float" office:value="0.478632478632479" calcext:value-type="float">
            <text:p>0.47863247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49]+1" office:value-type="float" office:value="449" calcext:value-type="float">
            <text:p>449</text:p>
          </table:table-cell>
          <table:table-cell table:formula="of:=[.B450]/936" office:value-type="float" office:value="0.479700854700855" calcext:value-type="float">
            <text:p>0.47970085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50]+1" office:value-type="float" office:value="450" calcext:value-type="float">
            <text:p>450</text:p>
          </table:table-cell>
          <table:table-cell table:formula="of:=[.B451]/936" office:value-type="float" office:value="0.480769230769231" calcext:value-type="float">
            <text:p>0.48076923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51]+1" office:value-type="float" office:value="451" calcext:value-type="float">
            <text:p>451</text:p>
          </table:table-cell>
          <table:table-cell table:formula="of:=[.B452]/936" office:value-type="float" office:value="0.481837606837607" calcext:value-type="float">
            <text:p>0.48183760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52]+1" office:value-type="float" office:value="452" calcext:value-type="float">
            <text:p>452</text:p>
          </table:table-cell>
          <table:table-cell table:formula="of:=[.B453]/936" office:value-type="float" office:value="0.482905982905983" calcext:value-type="float">
            <text:p>0.48290598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53]+1" office:value-type="float" office:value="453" calcext:value-type="float">
            <text:p>453</text:p>
          </table:table-cell>
          <table:table-cell table:formula="of:=[.B454]/936" office:value-type="float" office:value="0.483974358974359" calcext:value-type="float">
            <text:p>0.4839743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4]+1" office:value-type="float" office:value="454" calcext:value-type="float">
            <text:p>454</text:p>
          </table:table-cell>
          <table:table-cell table:formula="of:=[.B455]/936" office:value-type="float" office:value="0.485042735042735" calcext:value-type="float">
            <text:p>0.4850427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5]+1" office:value-type="float" office:value="455" calcext:value-type="float">
            <text:p>455</text:p>
          </table:table-cell>
          <table:table-cell table:formula="of:=[.B456]/936" office:value-type="float" office:value="0.486111111111111" calcext:value-type="float">
            <text:p>0.4861111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6]+1" office:value-type="float" office:value="456" calcext:value-type="float">
            <text:p>456</text:p>
          </table:table-cell>
          <table:table-cell table:formula="of:=[.B457]/936" office:value-type="float" office:value="0.487179487179487" calcext:value-type="float">
            <text:p>0.48717948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7]+1" office:value-type="float" office:value="457" calcext:value-type="float">
            <text:p>457</text:p>
          </table:table-cell>
          <table:table-cell table:formula="of:=[.B458]/936" office:value-type="float" office:value="0.488247863247863" calcext:value-type="float">
            <text:p>0.48824786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8]+1" office:value-type="float" office:value="458" calcext:value-type="float">
            <text:p>458</text:p>
          </table:table-cell>
          <table:table-cell table:formula="of:=[.B459]/936" office:value-type="float" office:value="0.489316239316239" calcext:value-type="float">
            <text:p>0.48931623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459]+1" office:value-type="float" office:value="459" calcext:value-type="float">
            <text:p>459</text:p>
          </table:table-cell>
          <table:table-cell table:formula="of:=[.B460]/936" office:value-type="float" office:value="0.490384615384615" calcext:value-type="float">
            <text:p>0.49038461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0]+1" office:value-type="float" office:value="460" calcext:value-type="float">
            <text:p>460</text:p>
          </table:table-cell>
          <table:table-cell table:formula="of:=[.B461]/936" office:value-type="float" office:value="0.491452991452991" calcext:value-type="float">
            <text:p>0.49145299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1]+1" office:value-type="float" office:value="461" calcext:value-type="float">
            <text:p>461</text:p>
          </table:table-cell>
          <table:table-cell table:formula="of:=[.B462]/936" office:value-type="float" office:value="0.492521367521368" calcext:value-type="float">
            <text:p>0.4925213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2]+1" office:value-type="float" office:value="462" calcext:value-type="float">
            <text:p>462</text:p>
          </table:table-cell>
          <table:table-cell table:formula="of:=[.B463]/936" office:value-type="float" office:value="0.493589743589744" calcext:value-type="float">
            <text:p>0.49358974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3]+1" office:value-type="float" office:value="463" calcext:value-type="float">
            <text:p>463</text:p>
          </table:table-cell>
          <table:table-cell table:formula="of:=[.B464]/936" office:value-type="float" office:value="0.49465811965812" calcext:value-type="float">
            <text:p>0.4946581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4]+1" office:value-type="float" office:value="464" calcext:value-type="float">
            <text:p>464</text:p>
          </table:table-cell>
          <table:table-cell table:formula="of:=[.B465]/936" office:value-type="float" office:value="0.495726495726496" calcext:value-type="float">
            <text:p>0.49572649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465]+1" office:value-type="float" office:value="465" calcext:value-type="float">
            <text:p>465</text:p>
          </table:table-cell>
          <table:table-cell table:formula="of:=[.B466]/936" office:value-type="float" office:value="0.496794871794872" calcext:value-type="float">
            <text:p>0.49679487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466]+1" office:value-type="float" office:value="466" calcext:value-type="float">
            <text:p>466</text:p>
          </table:table-cell>
          <table:table-cell table:formula="of:=[.B467]/936" office:value-type="float" office:value="0.497863247863248" calcext:value-type="float">
            <text:p>0.49786324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467]+1" office:value-type="float" office:value="467" calcext:value-type="float">
            <text:p>467</text:p>
          </table:table-cell>
          <table:table-cell table:formula="of:=[.B468]/936" office:value-type="float" office:value="0.498931623931624" calcext:value-type="float">
            <text:p>0.49893162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468]+1" office:value-type="float" office:value="468" calcext:value-type="float">
            <text:p>468</text:p>
          </table:table-cell>
          <table:table-cell table:formula="of:=[.B469]/936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69]+1" office:value-type="float" office:value="469" calcext:value-type="float">
            <text:p>469</text:p>
          </table:table-cell>
          <table:table-cell table:formula="of:=[.B470]/936" office:value-type="float" office:value="0.501068376068376" calcext:value-type="float">
            <text:p>0.5010683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0]+1" office:value-type="float" office:value="470" calcext:value-type="float">
            <text:p>470</text:p>
          </table:table-cell>
          <table:table-cell table:formula="of:=[.B471]/936" office:value-type="float" office:value="0.502136752136752" calcext:value-type="float">
            <text:p>0.50213675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1]+1" office:value-type="float" office:value="471" calcext:value-type="float">
            <text:p>471</text:p>
          </table:table-cell>
          <table:table-cell table:formula="of:=[.B472]/936" office:value-type="float" office:value="0.503205128205128" calcext:value-type="float">
            <text:p>0.5032051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2]+1" office:value-type="float" office:value="472" calcext:value-type="float">
            <text:p>472</text:p>
          </table:table-cell>
          <table:table-cell table:formula="of:=[.B473]/936" office:value-type="float" office:value="0.504273504273504" calcext:value-type="float">
            <text:p>0.5042735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3]+1" office:value-type="float" office:value="473" calcext:value-type="float">
            <text:p>473</text:p>
          </table:table-cell>
          <table:table-cell table:formula="of:=[.B474]/936" office:value-type="float" office:value="0.50534188034188" calcext:value-type="float">
            <text:p>0.50534188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4]+1" office:value-type="float" office:value="474" calcext:value-type="float">
            <text:p>474</text:p>
          </table:table-cell>
          <table:table-cell table:formula="of:=[.B475]/936" office:value-type="float" office:value="0.506410256410256" calcext:value-type="float">
            <text:p>0.50641025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5]+1" office:value-type="float" office:value="475" calcext:value-type="float">
            <text:p>475</text:p>
          </table:table-cell>
          <table:table-cell table:formula="of:=[.B476]/936" office:value-type="float" office:value="0.507478632478632" calcext:value-type="float">
            <text:p>0.5074786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6]+1" office:value-type="float" office:value="476" calcext:value-type="float">
            <text:p>476</text:p>
          </table:table-cell>
          <table:table-cell table:formula="of:=[.B477]/936" office:value-type="float" office:value="0.508547008547009" calcext:value-type="float">
            <text:p>0.5085470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7]+1" office:value-type="float" office:value="477" calcext:value-type="float">
            <text:p>477</text:p>
          </table:table-cell>
          <table:table-cell table:formula="of:=[.B478]/936" office:value-type="float" office:value="0.509615384615385" calcext:value-type="float">
            <text:p>0.5096153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8]+1" office:value-type="float" office:value="478" calcext:value-type="float">
            <text:p>478</text:p>
          </table:table-cell>
          <table:table-cell table:formula="of:=[.B479]/936" office:value-type="float" office:value="0.510683760683761" calcext:value-type="float">
            <text:p>0.5106837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9]+1" office:value-type="float" office:value="479" calcext:value-type="float">
            <text:p>479</text:p>
          </table:table-cell>
          <table:table-cell table:formula="of:=[.B480]/936" office:value-type="float" office:value="0.511752136752137" calcext:value-type="float">
            <text:p>0.51175213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480]+1" office:value-type="float" office:value="480" calcext:value-type="float">
            <text:p>480</text:p>
          </table:table-cell>
          <table:table-cell table:formula="of:=[.B481]/936" office:value-type="float" office:value="0.512820512820513" calcext:value-type="float">
            <text:p>0.5128205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481]+1" office:value-type="float" office:value="481" calcext:value-type="float">
            <text:p>481</text:p>
          </table:table-cell>
          <table:table-cell table:formula="of:=[.B482]/936" office:value-type="float" office:value="0.513888888888889" calcext:value-type="float">
            <text:p>0.51388888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482]+1" office:value-type="float" office:value="482" calcext:value-type="float">
            <text:p>482</text:p>
          </table:table-cell>
          <table:table-cell table:formula="of:=[.B483]/936" office:value-type="float" office:value="0.514957264957265" calcext:value-type="float">
            <text:p>0.5149572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483]+1" office:value-type="float" office:value="483" calcext:value-type="float">
            <text:p>483</text:p>
          </table:table-cell>
          <table:table-cell table:formula="of:=[.B484]/936" office:value-type="float" office:value="0.516025641025641" calcext:value-type="float">
            <text:p>0.5160256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484]+1" office:value-type="float" office:value="484" calcext:value-type="float">
            <text:p>484</text:p>
          </table:table-cell>
          <table:table-cell table:formula="of:=[.B485]/936" office:value-type="float" office:value="0.517094017094017" calcext:value-type="float">
            <text:p>0.51709401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485]+1" office:value-type="float" office:value="485" calcext:value-type="float">
            <text:p>485</text:p>
          </table:table-cell>
          <table:table-cell table:formula="of:=[.B486]/936" office:value-type="float" office:value="0.518162393162393" calcext:value-type="float">
            <text:p>0.51816239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486]+1" office:value-type="float" office:value="486" calcext:value-type="float">
            <text:p>486</text:p>
          </table:table-cell>
          <table:table-cell table:formula="of:=[.B487]/936" office:value-type="float" office:value="0.519230769230769" calcext:value-type="float">
            <text:p>0.51923076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87]+1" office:value-type="float" office:value="487" calcext:value-type="float">
            <text:p>487</text:p>
          </table:table-cell>
          <table:table-cell table:formula="of:=[.B488]/936" office:value-type="float" office:value="0.520299145299145" calcext:value-type="float">
            <text:p>0.52029914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88]+1" office:value-type="float" office:value="488" calcext:value-type="float">
            <text:p>488</text:p>
          </table:table-cell>
          <table:table-cell table:formula="of:=[.B489]/936" office:value-type="float" office:value="0.521367521367521" calcext:value-type="float">
            <text:p>0.52136752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89]+1" office:value-type="float" office:value="489" calcext:value-type="float">
            <text:p>489</text:p>
          </table:table-cell>
          <table:table-cell table:formula="of:=[.B490]/936" office:value-type="float" office:value="0.522435897435897" calcext:value-type="float">
            <text:p>0.5224358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90]+1" office:value-type="float" office:value="490" calcext:value-type="float">
            <text:p>490</text:p>
          </table:table-cell>
          <table:table-cell table:formula="of:=[.B491]/936" office:value-type="float" office:value="0.523504273504274" calcext:value-type="float">
            <text:p>0.52350427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91]+1" office:value-type="float" office:value="491" calcext:value-type="float">
            <text:p>491</text:p>
          </table:table-cell>
          <table:table-cell table:formula="of:=[.B492]/936" office:value-type="float" office:value="0.52457264957265" calcext:value-type="float">
            <text:p>0.52457264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92]+1" office:value-type="float" office:value="492" calcext:value-type="float">
            <text:p>492</text:p>
          </table:table-cell>
          <table:table-cell table:formula="of:=[.B493]/936" office:value-type="float" office:value="0.525641025641026" calcext:value-type="float">
            <text:p>0.52564102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93]+1" office:value-type="float" office:value="493" calcext:value-type="float">
            <text:p>493</text:p>
          </table:table-cell>
          <table:table-cell table:formula="of:=[.B494]/936" office:value-type="float" office:value="0.526709401709402" calcext:value-type="float">
            <text:p>0.52670940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494]+1" office:value-type="float" office:value="494" calcext:value-type="float">
            <text:p>494</text:p>
          </table:table-cell>
          <table:table-cell table:formula="of:=[.B495]/936" office:value-type="float" office:value="0.527777777777778" calcext:value-type="float">
            <text:p>0.52777777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95]+1" office:value-type="float" office:value="495" calcext:value-type="float">
            <text:p>495</text:p>
          </table:table-cell>
          <table:table-cell table:formula="of:=[.B496]/936" office:value-type="float" office:value="0.528846153846154" calcext:value-type="float">
            <text:p>0.52884615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96]+1" office:value-type="float" office:value="496" calcext:value-type="float">
            <text:p>496</text:p>
          </table:table-cell>
          <table:table-cell table:formula="of:=[.B497]/936" office:value-type="float" office:value="0.52991452991453" calcext:value-type="float">
            <text:p>0.52991452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97]+1" office:value-type="float" office:value="497" calcext:value-type="float">
            <text:p>497</text:p>
          </table:table-cell>
          <table:table-cell table:formula="of:=[.B498]/936" office:value-type="float" office:value="0.530982905982906" calcext:value-type="float">
            <text:p>0.5309829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98]+1" office:value-type="float" office:value="498" calcext:value-type="float">
            <text:p>498</text:p>
          </table:table-cell>
          <table:table-cell table:formula="of:=[.B499]/936" office:value-type="float" office:value="0.532051282051282" calcext:value-type="float">
            <text:p>0.53205128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99]+1" office:value-type="float" office:value="499" calcext:value-type="float">
            <text:p>499</text:p>
          </table:table-cell>
          <table:table-cell table:formula="of:=[.B500]/936" office:value-type="float" office:value="0.533119658119658" calcext:value-type="float">
            <text:p>0.53311965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500]+1" office:value-type="float" office:value="500" calcext:value-type="float">
            <text:p>500</text:p>
          </table:table-cell>
          <table:table-cell table:formula="of:=[.B501]/936" office:value-type="float" office:value="0.534188034188034" calcext:value-type="float">
            <text:p>0.53418803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501]+1" office:value-type="float" office:value="501" calcext:value-type="float">
            <text:p>501</text:p>
          </table:table-cell>
          <table:table-cell table:formula="of:=[.B502]/936" office:value-type="float" office:value="0.53525641025641" calcext:value-type="float">
            <text:p>0.5352564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502]+1" office:value-type="float" office:value="502" calcext:value-type="float">
            <text:p>502</text:p>
          </table:table-cell>
          <table:table-cell table:formula="of:=[.B503]/936" office:value-type="float" office:value="0.536324786324786" calcext:value-type="float">
            <text:p>0.53632478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503]+1" office:value-type="float" office:value="503" calcext:value-type="float">
            <text:p>503</text:p>
          </table:table-cell>
          <table:table-cell table:formula="of:=[.B504]/936" office:value-type="float" office:value="0.537393162393162" calcext:value-type="float">
            <text:p>0.53739316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504]+1" office:value-type="float" office:value="504" calcext:value-type="float">
            <text:p>504</text:p>
          </table:table-cell>
          <table:table-cell table:formula="of:=[.B505]/936"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505]+1" office:value-type="float" office:value="505" calcext:value-type="float">
            <text:p>505</text:p>
          </table:table-cell>
          <table:table-cell table:formula="of:=[.B506]/936" office:value-type="float" office:value="0.539529914529915" calcext:value-type="float">
            <text:p>0.53952991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506]+1" office:value-type="float" office:value="506" calcext:value-type="float">
            <text:p>506</text:p>
          </table:table-cell>
          <table:table-cell table:formula="of:=[.B507]/936" office:value-type="float" office:value="0.540598290598291" calcext:value-type="float">
            <text:p>0.5405982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507]+1" office:value-type="float" office:value="507" calcext:value-type="float">
            <text:p>507</text:p>
          </table:table-cell>
          <table:table-cell table:formula="of:=[.B508]/936"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508]+1" office:value-type="float" office:value="508" calcext:value-type="float">
            <text:p>508</text:p>
          </table:table-cell>
          <table:table-cell table:formula="of:=[.B509]/936" office:value-type="float" office:value="0.542735042735043" calcext:value-type="float">
            <text:p>0.54273504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509]+1" office:value-type="float" office:value="509" calcext:value-type="float">
            <text:p>509</text:p>
          </table:table-cell>
          <table:table-cell table:formula="of:=[.B510]/936" office:value-type="float" office:value="0.543803418803419" calcext:value-type="float">
            <text:p>0.54380341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510]+1" office:value-type="float" office:value="510" calcext:value-type="float">
            <text:p>510</text:p>
          </table:table-cell>
          <table:table-cell table:formula="of:=[.B511]/936" office:value-type="float" office:value="0.544871794871795" calcext:value-type="float">
            <text:p>0.54487179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511]+1" office:value-type="float" office:value="511" calcext:value-type="float">
            <text:p>511</text:p>
          </table:table-cell>
          <table:table-cell table:formula="of:=[.B512]/936" office:value-type="float" office:value="0.545940170940171" calcext:value-type="float">
            <text:p>0.54594017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512]+1" office:value-type="float" office:value="512" calcext:value-type="float">
            <text:p>512</text:p>
          </table:table-cell>
          <table:table-cell table:formula="of:=[.B513]/936" office:value-type="float" office:value="0.547008547008547" calcext:value-type="float">
            <text:p>0.5470085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513]+1" office:value-type="float" office:value="513" calcext:value-type="float">
            <text:p>513</text:p>
          </table:table-cell>
          <table:table-cell table:formula="of:=[.B514]/936" office:value-type="float" office:value="0.548076923076923" calcext:value-type="float">
            <text:p>0.54807692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514]+1" office:value-type="float" office:value="514" calcext:value-type="float">
            <text:p>514</text:p>
          </table:table-cell>
          <table:table-cell table:formula="of:=[.B515]/936" office:value-type="float" office:value="0.549145299145299" calcext:value-type="float">
            <text:p>0.54914529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515]+1" office:value-type="float" office:value="515" calcext:value-type="float">
            <text:p>515</text:p>
          </table:table-cell>
          <table:table-cell table:formula="of:=[.B516]/936" office:value-type="float" office:value="0.550213675213675" calcext:value-type="float">
            <text:p>0.55021367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516]+1" office:value-type="float" office:value="516" calcext:value-type="float">
            <text:p>516</text:p>
          </table:table-cell>
          <table:table-cell table:formula="of:=[.B517]/936" office:value-type="float" office:value="0.551282051282051" calcext:value-type="float">
            <text:p>0.55128205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517]+1" office:value-type="float" office:value="517" calcext:value-type="float">
            <text:p>517</text:p>
          </table:table-cell>
          <table:table-cell table:formula="of:=[.B518]/936" office:value-type="float" office:value="0.552350427350427" calcext:value-type="float">
            <text:p>0.5523504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518]+1" office:value-type="float" office:value="518" calcext:value-type="float">
            <text:p>518</text:p>
          </table:table-cell>
          <table:table-cell table:formula="of:=[.B519]/936" office:value-type="float" office:value="0.553418803418803" calcext:value-type="float">
            <text:p>0.55341880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519]+1" office:value-type="float" office:value="519" calcext:value-type="float">
            <text:p>519</text:p>
          </table:table-cell>
          <table:table-cell table:formula="of:=[.B520]/936" office:value-type="float" office:value="0.55448717948718" calcext:value-type="float">
            <text:p>0.55448717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520]+1" office:value-type="float" office:value="520" calcext:value-type="float">
            <text:p>520</text:p>
          </table:table-cell>
          <table:table-cell table:formula="of:=[.B521]/936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521]+1" office:value-type="float" office:value="521" calcext:value-type="float">
            <text:p>521</text:p>
          </table:table-cell>
          <table:table-cell table:formula="of:=[.B522]/936" office:value-type="float" office:value="0.556623931623932" calcext:value-type="float">
            <text:p>0.55662393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522]+1" office:value-type="float" office:value="522" calcext:value-type="float">
            <text:p>522</text:p>
          </table:table-cell>
          <table:table-cell table:formula="of:=[.B523]/936" office:value-type="float" office:value="0.557692307692308" calcext:value-type="float">
            <text:p>0.55769230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523]+1" office:value-type="float" office:value="523" calcext:value-type="float">
            <text:p>523</text:p>
          </table:table-cell>
          <table:table-cell table:formula="of:=[.B524]/936" office:value-type="float" office:value="0.558760683760684" calcext:value-type="float">
            <text:p>0.55876068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524]+1" office:value-type="float" office:value="524" calcext:value-type="float">
            <text:p>524</text:p>
          </table:table-cell>
          <table:table-cell table:formula="of:=[.B525]/936" office:value-type="float" office:value="0.55982905982906" calcext:value-type="float">
            <text:p>0.55982905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525]+1" office:value-type="float" office:value="525" calcext:value-type="float">
            <text:p>525</text:p>
          </table:table-cell>
          <table:table-cell table:formula="of:=[.B526]/936" office:value-type="float" office:value="0.560897435897436" calcext:value-type="float">
            <text:p>0.56089743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526]+1" office:value-type="float" office:value="526" calcext:value-type="float">
            <text:p>526</text:p>
          </table:table-cell>
          <table:table-cell table:formula="of:=[.B527]/936" office:value-type="float" office:value="0.561965811965812" calcext:value-type="float">
            <text:p>0.5619658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527]+1" office:value-type="float" office:value="527" calcext:value-type="float">
            <text:p>527</text:p>
          </table:table-cell>
          <table:table-cell table:formula="of:=[.B528]/936" office:value-type="float" office:value="0.563034188034188" calcext:value-type="float">
            <text:p>0.5630341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528]+1" office:value-type="float" office:value="528" calcext:value-type="float">
            <text:p>528</text:p>
          </table:table-cell>
          <table:table-cell table:formula="of:=[.B529]/936" office:value-type="float" office:value="0.564102564102564" calcext:value-type="float">
            <text:p>0.56410256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29]+1" office:value-type="float" office:value="529" calcext:value-type="float">
            <text:p>529</text:p>
          </table:table-cell>
          <table:table-cell table:formula="of:=[.B530]/936" office:value-type="float" office:value="0.56517094017094" calcext:value-type="float">
            <text:p>0.56517094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30]+1" office:value-type="float" office:value="530" calcext:value-type="float">
            <text:p>530</text:p>
          </table:table-cell>
          <table:table-cell table:formula="of:=[.B531]/936" office:value-type="float" office:value="0.566239316239316" calcext:value-type="float">
            <text:p>0.56623931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1]+1" office:value-type="float" office:value="531" calcext:value-type="float">
            <text:p>531</text:p>
          </table:table-cell>
          <table:table-cell table:formula="of:=[.B532]/936" office:value-type="float" office:value="0.567307692307692" calcext:value-type="float">
            <text:p>0.56730769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2]+1" office:value-type="float" office:value="532" calcext:value-type="float">
            <text:p>532</text:p>
          </table:table-cell>
          <table:table-cell table:formula="of:=[.B533]/936" office:value-type="float" office:value="0.568376068376068" calcext:value-type="float">
            <text:p>0.56837606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3]+1" office:value-type="float" office:value="533" calcext:value-type="float">
            <text:p>533</text:p>
          </table:table-cell>
          <table:table-cell table:formula="of:=[.B534]/936" office:value-type="float" office:value="0.569444444444444" calcext:value-type="float">
            <text:p>0.569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4]+1" office:value-type="float" office:value="534" calcext:value-type="float">
            <text:p>534</text:p>
          </table:table-cell>
          <table:table-cell table:formula="of:=[.B535]/936" office:value-type="float" office:value="0.57051282051282" calcext:value-type="float">
            <text:p>0.57051282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5]+1" office:value-type="float" office:value="535" calcext:value-type="float">
            <text:p>535</text:p>
          </table:table-cell>
          <table:table-cell table:formula="of:=[.B536]/936" office:value-type="float" office:value="0.571581196581197" calcext:value-type="float">
            <text:p>0.57158119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36]+1" office:value-type="float" office:value="536" calcext:value-type="float">
            <text:p>536</text:p>
          </table:table-cell>
          <table:table-cell table:formula="of:=[.B537]/936" office:value-type="float" office:value="0.572649572649573" calcext:value-type="float">
            <text:p>0.57264957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37]+1" office:value-type="float" office:value="537" calcext:value-type="float">
            <text:p>537</text:p>
          </table:table-cell>
          <table:table-cell table:formula="of:=[.B538]/936" office:value-type="float" office:value="0.573717948717949" calcext:value-type="float">
            <text:p>0.57371794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8]+1" office:value-type="float" office:value="538" calcext:value-type="float">
            <text:p>538</text:p>
          </table:table-cell>
          <table:table-cell table:formula="of:=[.B539]/936" office:value-type="float" office:value="0.574786324786325" calcext:value-type="float">
            <text:p>0.57478632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9]+1" office:value-type="float" office:value="539" calcext:value-type="float">
            <text:p>539</text:p>
          </table:table-cell>
          <table:table-cell table:formula="of:=[.B540]/936" office:value-type="float" office:value="0.575854700854701" calcext:value-type="float">
            <text:p>0.57585470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40]+1" office:value-type="float" office:value="540" calcext:value-type="float">
            <text:p>540</text:p>
          </table:table-cell>
          <table:table-cell table:formula="of:=[.B541]/936" office:value-type="float" office:value="0.576923076923077" calcext:value-type="float">
            <text:p>0.57692307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41]+1" office:value-type="float" office:value="541" calcext:value-type="float">
            <text:p>541</text:p>
          </table:table-cell>
          <table:table-cell table:formula="of:=[.B542]/936" office:value-type="float" office:value="0.577991452991453" calcext:value-type="float">
            <text:p>0.5779914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42]+1" office:value-type="float" office:value="542" calcext:value-type="float">
            <text:p>542</text:p>
          </table:table-cell>
          <table:table-cell table:formula="of:=[.B543]/936" office:value-type="float" office:value="0.579059829059829" calcext:value-type="float">
            <text:p>0.57905982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43]+1" office:value-type="float" office:value="543" calcext:value-type="float">
            <text:p>543</text:p>
          </table:table-cell>
          <table:table-cell table:formula="of:=[.B544]/936" office:value-type="float" office:value="0.580128205128205" calcext:value-type="float">
            <text:p>0.58012820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4]+1" office:value-type="float" office:value="544" calcext:value-type="float">
            <text:p>544</text:p>
          </table:table-cell>
          <table:table-cell table:formula="of:=[.B545]/936" office:value-type="float" office:value="0.581196581196581" calcext:value-type="float">
            <text:p>0.58119658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5]+1" office:value-type="float" office:value="545" calcext:value-type="float">
            <text:p>545</text:p>
          </table:table-cell>
          <table:table-cell table:formula="of:=[.B546]/936" office:value-type="float" office:value="0.582264957264957" calcext:value-type="float">
            <text:p>0.58226495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6]+1" office:value-type="float" office:value="546" calcext:value-type="float">
            <text:p>546</text:p>
          </table:table-cell>
          <table:table-cell table:formula="of:=[.B547]/936" office:value-type="float" office:value="0.583333333333333" calcext:value-type="float">
            <text:p>0.58333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47]+1" office:value-type="float" office:value="547" calcext:value-type="float">
            <text:p>547</text:p>
          </table:table-cell>
          <table:table-cell table:formula="of:=[.B548]/936" office:value-type="float" office:value="0.584401709401709" calcext:value-type="float">
            <text:p>0.58440170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48]+1" office:value-type="float" office:value="548" calcext:value-type="float">
            <text:p>548</text:p>
          </table:table-cell>
          <table:table-cell table:formula="of:=[.B549]/936" office:value-type="float" office:value="0.585470085470085" calcext:value-type="float">
            <text:p>0.58547008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49]+1" office:value-type="float" office:value="549" calcext:value-type="float">
            <text:p>549</text:p>
          </table:table-cell>
          <table:table-cell table:formula="of:=[.B550]/936" office:value-type="float" office:value="0.586538461538462" calcext:value-type="float">
            <text:p>0.58653846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50]+1" office:value-type="float" office:value="550" calcext:value-type="float">
            <text:p>550</text:p>
          </table:table-cell>
          <table:table-cell table:formula="of:=[.B551]/936" office:value-type="float" office:value="0.587606837606838" calcext:value-type="float">
            <text:p>0.58760683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51]+1" office:value-type="float" office:value="551" calcext:value-type="float">
            <text:p>551</text:p>
          </table:table-cell>
          <table:table-cell table:formula="of:=[.B552]/936" office:value-type="float" office:value="0.588675213675214" calcext:value-type="float">
            <text:p>0.58867521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52]+1" office:value-type="float" office:value="552" calcext:value-type="float">
            <text:p>552</text:p>
          </table:table-cell>
          <table:table-cell table:formula="of:=[.B553]/936" office:value-type="float" office:value="0.58974358974359" calcext:value-type="float">
            <text:p>0.58974358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53]+1" office:value-type="float" office:value="553" calcext:value-type="float">
            <text:p>553</text:p>
          </table:table-cell>
          <table:table-cell table:formula="of:=[.B554]/936" office:value-type="float" office:value="0.590811965811966" calcext:value-type="float">
            <text:p>0.59081196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54]+1" office:value-type="float" office:value="554" calcext:value-type="float">
            <text:p>554</text:p>
          </table:table-cell>
          <table:table-cell table:formula="of:=[.B555]/936" office:value-type="float" office:value="0.591880341880342" calcext:value-type="float">
            <text:p>0.59188034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55]+1" office:value-type="float" office:value="555" calcext:value-type="float">
            <text:p>555</text:p>
          </table:table-cell>
          <table:table-cell table:formula="of:=[.B556]/936" office:value-type="float" office:value="0.592948717948718" calcext:value-type="float">
            <text:p>0.59294871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56]+1" office:value-type="float" office:value="556" calcext:value-type="float">
            <text:p>556</text:p>
          </table:table-cell>
          <table:table-cell table:formula="of:=[.B557]/936" office:value-type="float" office:value="0.594017094017094" calcext:value-type="float">
            <text:p>0.5940170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57]+1" office:value-type="float" office:value="557" calcext:value-type="float">
            <text:p>557</text:p>
          </table:table-cell>
          <table:table-cell table:formula="of:=[.B558]/936" office:value-type="float" office:value="0.59508547008547" calcext:value-type="float">
            <text:p>0.59508547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58]+1" office:value-type="float" office:value="558" calcext:value-type="float">
            <text:p>558</text:p>
          </table:table-cell>
          <table:table-cell table:formula="of:=[.B559]/936" office:value-type="float" office:value="0.596153846153846" calcext:value-type="float">
            <text:p>0.59615384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59]+1" office:value-type="float" office:value="559" calcext:value-type="float">
            <text:p>559</text:p>
          </table:table-cell>
          <table:table-cell table:formula="of:=[.B560]/936" office:value-type="float" office:value="0.597222222222222" calcext:value-type="float">
            <text:p>0.59722222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60]+1" office:value-type="float" office:value="560" calcext:value-type="float">
            <text:p>560</text:p>
          </table:table-cell>
          <table:table-cell table:formula="of:=[.B561]/936" office:value-type="float" office:value="0.598290598290598" calcext:value-type="float">
            <text:p>0.59829059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61]+1" office:value-type="float" office:value="561" calcext:value-type="float">
            <text:p>561</text:p>
          </table:table-cell>
          <table:table-cell table:formula="of:=[.B562]/936" office:value-type="float" office:value="0.599358974358974" calcext:value-type="float">
            <text:p>0.59935897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62]+1" office:value-type="float" office:value="562" calcext:value-type="float">
            <text:p>562</text:p>
          </table:table-cell>
          <table:table-cell table:formula="of:=[.B563]/936" office:value-type="float" office:value="0.60042735042735" calcext:value-type="float">
            <text:p>0.600427350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63]+1" office:value-type="float" office:value="563" calcext:value-type="float">
            <text:p>563</text:p>
          </table:table-cell>
          <table:table-cell table:formula="of:=[.B564]/936" office:value-type="float" office:value="0.601495726495726" calcext:value-type="float">
            <text:p>0.60149572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64]+1" office:value-type="float" office:value="564" calcext:value-type="float">
            <text:p>564</text:p>
          </table:table-cell>
          <table:table-cell table:formula="of:=[.B565]/936" office:value-type="float" office:value="0.602564102564102" calcext:value-type="float">
            <text:p>0.60256410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565]+1" office:value-type="float" office:value="565" calcext:value-type="float">
            <text:p>565</text:p>
          </table:table-cell>
          <table:table-cell table:formula="of:=[.B566]/936" office:value-type="float" office:value="0.603632478632479" calcext:value-type="float">
            <text:p>0.60363247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566]+1" office:value-type="float" office:value="566" calcext:value-type="float">
            <text:p>566</text:p>
          </table:table-cell>
          <table:table-cell table:formula="of:=[.B567]/936" office:value-type="float" office:value="0.604700854700855" calcext:value-type="float">
            <text:p>0.60470085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567]+1" office:value-type="float" office:value="567" calcext:value-type="float">
            <text:p>567</text:p>
          </table:table-cell>
          <table:table-cell table:formula="of:=[.B568]/936" office:value-type="float" office:value="0.605769230769231" calcext:value-type="float">
            <text:p>0.60576923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568]+1" office:value-type="float" office:value="568" calcext:value-type="float">
            <text:p>568</text:p>
          </table:table-cell>
          <table:table-cell table:formula="of:=[.B569]/936" office:value-type="float" office:value="0.606837606837607" calcext:value-type="float">
            <text:p>0.60683760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569]+1" office:value-type="float" office:value="569" calcext:value-type="float">
            <text:p>569</text:p>
          </table:table-cell>
          <table:table-cell table:formula="of:=[.B570]/936" office:value-type="float" office:value="0.607905982905983" calcext:value-type="float">
            <text:p>0.60790598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570]+1" office:value-type="float" office:value="570" calcext:value-type="float">
            <text:p>570</text:p>
          </table:table-cell>
          <table:table-cell table:formula="of:=[.B571]/936" office:value-type="float" office:value="0.608974358974359" calcext:value-type="float">
            <text:p>0.6089743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571]+1" office:value-type="float" office:value="571" calcext:value-type="float">
            <text:p>571</text:p>
          </table:table-cell>
          <table:table-cell table:formula="of:=[.B572]/936" office:value-type="float" office:value="0.610042735042735" calcext:value-type="float">
            <text:p>0.6100427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572]+1" office:value-type="float" office:value="572" calcext:value-type="float">
            <text:p>572</text:p>
          </table:table-cell>
          <table:table-cell table:formula="of:=[.B573]/936" office:value-type="float" office:value="0.611111111111111" calcext:value-type="float">
            <text:p>0.61111111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573]+1" office:value-type="float" office:value="573" calcext:value-type="float">
            <text:p>573</text:p>
          </table:table-cell>
          <table:table-cell table:formula="of:=[.B574]/936" office:value-type="float" office:value="0.612179487179487" calcext:value-type="float">
            <text:p>0.61217948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4]+1" office:value-type="float" office:value="574" calcext:value-type="float">
            <text:p>574</text:p>
          </table:table-cell>
          <table:table-cell table:formula="of:=[.B575]/936" office:value-type="float" office:value="0.613247863247863" calcext:value-type="float">
            <text:p>0.6132478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5]+1" office:value-type="float" office:value="575" calcext:value-type="float">
            <text:p>575</text:p>
          </table:table-cell>
          <table:table-cell table:formula="of:=[.B576]/936" office:value-type="float" office:value="0.614316239316239" calcext:value-type="float">
            <text:p>0.61431623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6]+1" office:value-type="float" office:value="576" calcext:value-type="float">
            <text:p>576</text:p>
          </table:table-cell>
          <table:table-cell table:formula="of:=[.B577]/936" office:value-type="float" office:value="0.615384615384615" calcext:value-type="float">
            <text:p>0.61538461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7]+1" office:value-type="float" office:value="577" calcext:value-type="float">
            <text:p>577</text:p>
          </table:table-cell>
          <table:table-cell table:formula="of:=[.B578]/936" office:value-type="float" office:value="0.616452991452992" calcext:value-type="float">
            <text:p>0.61645299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8]+1" office:value-type="float" office:value="578" calcext:value-type="float">
            <text:p>578</text:p>
          </table:table-cell>
          <table:table-cell table:formula="of:=[.B579]/936" office:value-type="float" office:value="0.617521367521368" calcext:value-type="float">
            <text:p>0.61752136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579]+1" office:value-type="float" office:value="579" calcext:value-type="float">
            <text:p>579</text:p>
          </table:table-cell>
          <table:table-cell table:formula="of:=[.B580]/936" office:value-type="float" office:value="0.618589743589744" calcext:value-type="float">
            <text:p>0.61858974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580]+1" office:value-type="float" office:value="580" calcext:value-type="float">
            <text:p>580</text:p>
          </table:table-cell>
          <table:table-cell table:formula="of:=[.B581]/936" office:value-type="float" office:value="0.61965811965812" calcext:value-type="float">
            <text:p>0.61965811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581]+1" office:value-type="float" office:value="581" calcext:value-type="float">
            <text:p>581</text:p>
          </table:table-cell>
          <table:table-cell table:formula="of:=[.B582]/936" office:value-type="float" office:value="0.620726495726496" calcext:value-type="float">
            <text:p>0.620726495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582]+1" office:value-type="float" office:value="582" calcext:value-type="float">
            <text:p>582</text:p>
          </table:table-cell>
          <table:table-cell table:formula="of:=[.B583]/936" office:value-type="float" office:value="0.621794871794872" calcext:value-type="float">
            <text:p>0.62179487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583]+1" office:value-type="float" office:value="583" calcext:value-type="float">
            <text:p>583</text:p>
          </table:table-cell>
          <table:table-cell table:formula="of:=[.B584]/936" office:value-type="float" office:value="0.622863247863248" calcext:value-type="float">
            <text:p>0.6228632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584]+1" office:value-type="float" office:value="584" calcext:value-type="float">
            <text:p>584</text:p>
          </table:table-cell>
          <table:table-cell table:formula="of:=[.B585]/936" office:value-type="float" office:value="0.623931623931624" calcext:value-type="float">
            <text:p>0.6239316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585]+1" office:value-type="float" office:value="585" calcext:value-type="float">
            <text:p>585</text:p>
          </table:table-cell>
          <table:table-cell table:formula="of:=[.B586]/936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586]+1" office:value-type="float" office:value="586" calcext:value-type="float">
            <text:p>586</text:p>
          </table:table-cell>
          <table:table-cell table:formula="of:=[.B587]/936" office:value-type="float" office:value="0.626068376068376" calcext:value-type="float">
            <text:p>0.62606837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587]+1" office:value-type="float" office:value="587" calcext:value-type="float">
            <text:p>587</text:p>
          </table:table-cell>
          <table:table-cell table:formula="of:=[.B588]/936" office:value-type="float" office:value="0.627136752136752" calcext:value-type="float">
            <text:p>0.62713675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588]+1" office:value-type="float" office:value="588" calcext:value-type="float">
            <text:p>588</text:p>
          </table:table-cell>
          <table:table-cell table:formula="of:=[.B589]/936" office:value-type="float" office:value="0.628205128205128" calcext:value-type="float">
            <text:p>0.62820512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589]+1" office:value-type="float" office:value="589" calcext:value-type="float">
            <text:p>589</text:p>
          </table:table-cell>
          <table:table-cell table:formula="of:=[.B590]/936" office:value-type="float" office:value="0.629273504273504" calcext:value-type="float">
            <text:p>0.62927350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590]+1" office:value-type="float" office:value="590" calcext:value-type="float">
            <text:p>590</text:p>
          </table:table-cell>
          <table:table-cell table:formula="of:=[.B591]/936" office:value-type="float" office:value="0.63034188034188" calcext:value-type="float">
            <text:p>0.63034188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591]+1" office:value-type="float" office:value="591" calcext:value-type="float">
            <text:p>591</text:p>
          </table:table-cell>
          <table:table-cell table:formula="of:=[.B592]/936" office:value-type="float" office:value="0.631410256410256" calcext:value-type="float">
            <text:p>0.6314102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592]+1" office:value-type="float" office:value="592" calcext:value-type="float">
            <text:p>592</text:p>
          </table:table-cell>
          <table:table-cell table:formula="of:=[.B593]/936" office:value-type="float" office:value="0.632478632478632" calcext:value-type="float">
            <text:p>0.63247863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593]+1" office:value-type="float" office:value="593" calcext:value-type="float">
            <text:p>593</text:p>
          </table:table-cell>
          <table:table-cell table:formula="of:=[.B594]/936" office:value-type="float" office:value="0.633547008547009" calcext:value-type="float">
            <text:p>0.63354700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594]+1" office:value-type="float" office:value="594" calcext:value-type="float">
            <text:p>594</text:p>
          </table:table-cell>
          <table:table-cell table:formula="of:=[.B595]/936" office:value-type="float" office:value="0.634615384615385" calcext:value-type="float">
            <text:p>0.63461538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595]+1" office:value-type="float" office:value="595" calcext:value-type="float">
            <text:p>595</text:p>
          </table:table-cell>
          <table:table-cell table:formula="of:=[.B596]/936" office:value-type="float" office:value="0.635683760683761" calcext:value-type="float">
            <text:p>0.63568376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596]+1" office:value-type="float" office:value="596" calcext:value-type="float">
            <text:p>596</text:p>
          </table:table-cell>
          <table:table-cell table:formula="of:=[.B597]/936" office:value-type="float" office:value="0.636752136752137" calcext:value-type="float">
            <text:p>0.63675213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597]+1" office:value-type="float" office:value="597" calcext:value-type="float">
            <text:p>597</text:p>
          </table:table-cell>
          <table:table-cell table:formula="of:=[.B598]/936" office:value-type="float" office:value="0.637820512820513" calcext:value-type="float">
            <text:p>0.6378205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598]+1" office:value-type="float" office:value="598" calcext:value-type="float">
            <text:p>598</text:p>
          </table:table-cell>
          <table:table-cell table:formula="of:=[.B599]/936" office:value-type="float" office:value="0.638888888888889" calcext:value-type="float">
            <text:p>0.63888888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599]+1" office:value-type="float" office:value="599" calcext:value-type="float">
            <text:p>599</text:p>
          </table:table-cell>
          <table:table-cell table:formula="of:=[.B600]/936" office:value-type="float" office:value="0.639957264957265" calcext:value-type="float">
            <text:p>0.6399572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00]+1" office:value-type="float" office:value="600" calcext:value-type="float">
            <text:p>600</text:p>
          </table:table-cell>
          <table:table-cell table:formula="of:=[.B601]/936" office:value-type="float" office:value="0.641025641025641" calcext:value-type="float">
            <text:p>0.64102564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01]+1" office:value-type="float" office:value="601" calcext:value-type="float">
            <text:p>601</text:p>
          </table:table-cell>
          <table:table-cell table:formula="of:=[.B602]/936" office:value-type="float" office:value="0.642094017094017" calcext:value-type="float">
            <text:p>0.64209401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02]+1" office:value-type="float" office:value="602" calcext:value-type="float">
            <text:p>602</text:p>
          </table:table-cell>
          <table:table-cell table:formula="of:=[.B603]/936" office:value-type="float" office:value="0.643162393162393" calcext:value-type="float">
            <text:p>0.64316239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03]+1" office:value-type="float" office:value="603" calcext:value-type="float">
            <text:p>603</text:p>
          </table:table-cell>
          <table:table-cell table:formula="of:=[.B604]/936" office:value-type="float" office:value="0.644230769230769" calcext:value-type="float">
            <text:p>0.64423076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04]+1" office:value-type="float" office:value="604" calcext:value-type="float">
            <text:p>604</text:p>
          </table:table-cell>
          <table:table-cell table:formula="of:=[.B605]/936" office:value-type="float" office:value="0.645299145299145" calcext:value-type="float">
            <text:p>0.64529914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605]+1" office:value-type="float" office:value="605" calcext:value-type="float">
            <text:p>605</text:p>
          </table:table-cell>
          <table:table-cell table:formula="of:=[.B606]/936" office:value-type="float" office:value="0.646367521367521" calcext:value-type="float">
            <text:p>0.64636752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606]+1" office:value-type="float" office:value="606" calcext:value-type="float">
            <text:p>606</text:p>
          </table:table-cell>
          <table:table-cell table:formula="of:=[.B607]/936" office:value-type="float" office:value="0.647435897435897" calcext:value-type="float">
            <text:p>0.64743589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607]+1" office:value-type="float" office:value="607" calcext:value-type="float">
            <text:p>607</text:p>
          </table:table-cell>
          <table:table-cell table:formula="of:=[.B608]/936" office:value-type="float" office:value="0.648504273504274" calcext:value-type="float">
            <text:p>0.64850427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608]+1" office:value-type="float" office:value="608" calcext:value-type="float">
            <text:p>608</text:p>
          </table:table-cell>
          <table:table-cell table:formula="of:=[.B609]/936" office:value-type="float" office:value="0.64957264957265" calcext:value-type="float">
            <text:p>0.64957264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609]+1" office:value-type="float" office:value="609" calcext:value-type="float">
            <text:p>609</text:p>
          </table:table-cell>
          <table:table-cell table:formula="of:=[.B610]/936" office:value-type="float" office:value="0.650641025641026" calcext:value-type="float">
            <text:p>0.650641025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610]+1" office:value-type="float" office:value="610" calcext:value-type="float">
            <text:p>610</text:p>
          </table:table-cell>
          <table:table-cell table:formula="of:=[.B611]/936" office:value-type="float" office:value="0.651709401709402" calcext:value-type="float">
            <text:p>0.65170940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611]+1" office:value-type="float" office:value="611" calcext:value-type="float">
            <text:p>611</text:p>
          </table:table-cell>
          <table:table-cell table:formula="of:=[.B612]/936" office:value-type="float" office:value="0.652777777777778" calcext:value-type="float">
            <text:p>0.65277777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612]+1" office:value-type="float" office:value="612" calcext:value-type="float">
            <text:p>612</text:p>
          </table:table-cell>
          <table:table-cell table:formula="of:=[.B613]/936" office:value-type="float" office:value="0.653846153846154" calcext:value-type="float">
            <text:p>0.65384615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613]+1" office:value-type="float" office:value="613" calcext:value-type="float">
            <text:p>613</text:p>
          </table:table-cell>
          <table:table-cell table:formula="of:=[.B614]/936" office:value-type="float" office:value="0.65491452991453" calcext:value-type="float">
            <text:p>0.65491452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614]+1" office:value-type="float" office:value="614" calcext:value-type="float">
            <text:p>614</text:p>
          </table:table-cell>
          <table:table-cell table:formula="of:=[.B615]/936" office:value-type="float" office:value="0.655982905982906" calcext:value-type="float">
            <text:p>0.6559829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615]+1" office:value-type="float" office:value="615" calcext:value-type="float">
            <text:p>615</text:p>
          </table:table-cell>
          <table:table-cell table:formula="of:=[.B616]/936" office:value-type="float" office:value="0.657051282051282" calcext:value-type="float">
            <text:p>0.65705128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616]+1" office:value-type="float" office:value="616" calcext:value-type="float">
            <text:p>616</text:p>
          </table:table-cell>
          <table:table-cell table:formula="of:=[.B617]/936" office:value-type="float" office:value="0.658119658119658" calcext:value-type="float">
            <text:p>0.65811965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617]+1" office:value-type="float" office:value="617" calcext:value-type="float">
            <text:p>617</text:p>
          </table:table-cell>
          <table:table-cell table:formula="of:=[.B618]/936" office:value-type="float" office:value="0.659188034188034" calcext:value-type="float">
            <text:p>0.65918803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618]+1" office:value-type="float" office:value="618" calcext:value-type="float">
            <text:p>618</text:p>
          </table:table-cell>
          <table:table-cell table:formula="of:=[.B619]/936" office:value-type="float" office:value="0.66025641025641" calcext:value-type="float">
            <text:p>0.66025641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619]+1" office:value-type="float" office:value="619" calcext:value-type="float">
            <text:p>619</text:p>
          </table:table-cell>
          <table:table-cell table:formula="of:=[.B620]/936" office:value-type="float" office:value="0.661324786324786" calcext:value-type="float">
            <text:p>0.66132478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620]+1" office:value-type="float" office:value="620" calcext:value-type="float">
            <text:p>620</text:p>
          </table:table-cell>
          <table:table-cell table:formula="of:=[.B621]/936" office:value-type="float" office:value="0.662393162393162" calcext:value-type="float">
            <text:p>0.66239316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621]+1" office:value-type="float" office:value="621" calcext:value-type="float">
            <text:p>621</text:p>
          </table:table-cell>
          <table:table-cell table:formula="of:=[.B622]/936" office:value-type="float" office:value="0.663461538461538" calcext:value-type="float">
            <text:p>0.66346153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622]+1" office:value-type="float" office:value="622" calcext:value-type="float">
            <text:p>622</text:p>
          </table:table-cell>
          <table:table-cell table:formula="of:=[.B623]/936" office:value-type="float" office:value="0.664529914529915" calcext:value-type="float">
            <text:p>0.66452991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623]+1" office:value-type="float" office:value="623" calcext:value-type="float">
            <text:p>623</text:p>
          </table:table-cell>
          <table:table-cell table:formula="of:=[.B624]/936" office:value-type="float" office:value="0.665598290598291" calcext:value-type="float">
            <text:p>0.66559829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624]+1" office:value-type="float" office:value="624" calcext:value-type="float">
            <text:p>624</text:p>
          </table:table-cell>
          <table:table-cell table:formula="of:=[.B625]/936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625]+1" office:value-type="float" office:value="625" calcext:value-type="float">
            <text:p>625</text:p>
          </table:table-cell>
          <table:table-cell table:formula="of:=[.B626]/936" office:value-type="float" office:value="0.667735042735043" calcext:value-type="float">
            <text:p>0.66773504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626]+1" office:value-type="float" office:value="626" calcext:value-type="float">
            <text:p>626</text:p>
          </table:table-cell>
          <table:table-cell table:formula="of:=[.B627]/936" office:value-type="float" office:value="0.668803418803419" calcext:value-type="float">
            <text:p>0.66880341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627]+1" office:value-type="float" office:value="627" calcext:value-type="float">
            <text:p>627</text:p>
          </table:table-cell>
          <table:table-cell table:formula="of:=[.B628]/936" office:value-type="float" office:value="0.669871794871795" calcext:value-type="float">
            <text:p>0.66987179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628]+1" office:value-type="float" office:value="628" calcext:value-type="float">
            <text:p>628</text:p>
          </table:table-cell>
          <table:table-cell table:formula="of:=[.B629]/936" office:value-type="float" office:value="0.670940170940171" calcext:value-type="float">
            <text:p>0.670940170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629]+1" office:value-type="float" office:value="629" calcext:value-type="float">
            <text:p>629</text:p>
          </table:table-cell>
          <table:table-cell table:formula="of:=[.B630]/936" office:value-type="float" office:value="0.672008547008547" calcext:value-type="float">
            <text:p>0.6720085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630]+1" office:value-type="float" office:value="630" calcext:value-type="float">
            <text:p>630</text:p>
          </table:table-cell>
          <table:table-cell table:formula="of:=[.B631]/936" office:value-type="float" office:value="0.673076923076923" calcext:value-type="float">
            <text:p>0.67307692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631]+1" office:value-type="float" office:value="631" calcext:value-type="float">
            <text:p>631</text:p>
          </table:table-cell>
          <table:table-cell table:formula="of:=[.B632]/936" office:value-type="float" office:value="0.674145299145299" calcext:value-type="float">
            <text:p>0.6741452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632]+1" office:value-type="float" office:value="632" calcext:value-type="float">
            <text:p>632</text:p>
          </table:table-cell>
          <table:table-cell table:formula="of:=[.B633]/936" office:value-type="float" office:value="0.675213675213675" calcext:value-type="float">
            <text:p>0.67521367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633]+1" office:value-type="float" office:value="633" calcext:value-type="float">
            <text:p>633</text:p>
          </table:table-cell>
          <table:table-cell table:formula="of:=[.B634]/936" office:value-type="float" office:value="0.676282051282051" calcext:value-type="float">
            <text:p>0.67628205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634]+1" office:value-type="float" office:value="634" calcext:value-type="float">
            <text:p>634</text:p>
          </table:table-cell>
          <table:table-cell table:formula="of:=[.B635]/936" office:value-type="float" office:value="0.677350427350427" calcext:value-type="float">
            <text:p>0.67735042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635]+1" office:value-type="float" office:value="635" calcext:value-type="float">
            <text:p>635</text:p>
          </table:table-cell>
          <table:table-cell table:formula="of:=[.B636]/936" office:value-type="float" office:value="0.678418803418803" calcext:value-type="float">
            <text:p>0.67841880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636]+1" office:value-type="float" office:value="636" calcext:value-type="float">
            <text:p>636</text:p>
          </table:table-cell>
          <table:table-cell table:formula="of:=[.B637]/936" office:value-type="float" office:value="0.67948717948718" calcext:value-type="float">
            <text:p>0.67948717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637]+1" office:value-type="float" office:value="637" calcext:value-type="float">
            <text:p>637</text:p>
          </table:table-cell>
          <table:table-cell table:formula="of:=[.B638]/936" office:value-type="float" office:value="0.680555555555556" calcext:value-type="float">
            <text:p>0.68055555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638]+1" office:value-type="float" office:value="638" calcext:value-type="float">
            <text:p>638</text:p>
          </table:table-cell>
          <table:table-cell table:formula="of:=[.B639]/936" office:value-type="float" office:value="0.681623931623932" calcext:value-type="float">
            <text:p>0.68162393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639]+1" office:value-type="float" office:value="639" calcext:value-type="float">
            <text:p>639</text:p>
          </table:table-cell>
          <table:table-cell table:formula="of:=[.B640]/936" office:value-type="float" office:value="0.682692307692308" calcext:value-type="float">
            <text:p>0.68269230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640]+1" office:value-type="float" office:value="640" calcext:value-type="float">
            <text:p>640</text:p>
          </table:table-cell>
          <table:table-cell table:formula="of:=[.B641]/936" office:value-type="float" office:value="0.683760683760684" calcext:value-type="float">
            <text:p>0.68376068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641]+1" office:value-type="float" office:value="641" calcext:value-type="float">
            <text:p>641</text:p>
          </table:table-cell>
          <table:table-cell table:formula="of:=[.B642]/936" office:value-type="float" office:value="0.68482905982906" calcext:value-type="float">
            <text:p>0.68482905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642]+1" office:value-type="float" office:value="642" calcext:value-type="float">
            <text:p>642</text:p>
          </table:table-cell>
          <table:table-cell table:formula="of:=[.B643]/936" office:value-type="float" office:value="0.685897435897436" calcext:value-type="float">
            <text:p>0.68589743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643]+1" office:value-type="float" office:value="643" calcext:value-type="float">
            <text:p>643</text:p>
          </table:table-cell>
          <table:table-cell table:formula="of:=[.B644]/936" office:value-type="float" office:value="0.686965811965812" calcext:value-type="float">
            <text:p>0.6869658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644]+1" office:value-type="float" office:value="644" calcext:value-type="float">
            <text:p>644</text:p>
          </table:table-cell>
          <table:table-cell table:formula="of:=[.B645]/936" office:value-type="float" office:value="0.688034188034188" calcext:value-type="float">
            <text:p>0.6880341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645]+1" office:value-type="float" office:value="645" calcext:value-type="float">
            <text:p>645</text:p>
          </table:table-cell>
          <table:table-cell table:formula="of:=[.B646]/936" office:value-type="float" office:value="0.689102564102564" calcext:value-type="float">
            <text:p>0.68910256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646]+1" office:value-type="float" office:value="646" calcext:value-type="float">
            <text:p>646</text:p>
          </table:table-cell>
          <table:table-cell table:formula="of:=[.B647]/936" office:value-type="float" office:value="0.69017094017094" calcext:value-type="float">
            <text:p>0.69017094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647]+1" office:value-type="float" office:value="647" calcext:value-type="float">
            <text:p>647</text:p>
          </table:table-cell>
          <table:table-cell table:formula="of:=[.B648]/936" office:value-type="float" office:value="0.691239316239316" calcext:value-type="float">
            <text:p>0.69123931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648]+1" office:value-type="float" office:value="648" calcext:value-type="float">
            <text:p>648</text:p>
          </table:table-cell>
          <table:table-cell table:formula="of:=[.B649]/936" office:value-type="float" office:value="0.692307692307692" calcext:value-type="float">
            <text:p>0.69230769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649]+1" office:value-type="float" office:value="649" calcext:value-type="float">
            <text:p>649</text:p>
          </table:table-cell>
          <table:table-cell table:formula="of:=[.B650]/936" office:value-type="float" office:value="0.693376068376068" calcext:value-type="float">
            <text:p>0.69337606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650]+1" office:value-type="float" office:value="650" calcext:value-type="float">
            <text:p>650</text:p>
          </table:table-cell>
          <table:table-cell table:formula="of:=[.B651]/936" office:value-type="float" office:value="0.694444444444444" calcext:value-type="float">
            <text:p>0.69444444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51]+1" office:value-type="float" office:value="651" calcext:value-type="float">
            <text:p>651</text:p>
          </table:table-cell>
          <table:table-cell table:formula="of:=[.B652]/936" office:value-type="float" office:value="0.69551282051282" calcext:value-type="float">
            <text:p>0.69551282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52]+1" office:value-type="float" office:value="652" calcext:value-type="float">
            <text:p>652</text:p>
          </table:table-cell>
          <table:table-cell table:formula="of:=[.B653]/936" office:value-type="float" office:value="0.696581196581197" calcext:value-type="float">
            <text:p>0.69658119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53]+1" office:value-type="float" office:value="653" calcext:value-type="float">
            <text:p>653</text:p>
          </table:table-cell>
          <table:table-cell table:formula="of:=[.B654]/936" office:value-type="float" office:value="0.697649572649573" calcext:value-type="float">
            <text:p>0.69764957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54]+1" office:value-type="float" office:value="654" calcext:value-type="float">
            <text:p>654</text:p>
          </table:table-cell>
          <table:table-cell table:formula="of:=[.B655]/936" office:value-type="float" office:value="0.698717948717949" calcext:value-type="float">
            <text:p>0.69871794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655]+1" office:value-type="float" office:value="655" calcext:value-type="float">
            <text:p>655</text:p>
          </table:table-cell>
          <table:table-cell table:formula="of:=[.B656]/936" office:value-type="float" office:value="0.699786324786325" calcext:value-type="float">
            <text:p>0.69978632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656]+1" office:value-type="float" office:value="656" calcext:value-type="float">
            <text:p>656</text:p>
          </table:table-cell>
          <table:table-cell table:formula="of:=[.B657]/936" office:value-type="float" office:value="0.700854700854701" calcext:value-type="float">
            <text:p>0.7008547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657]+1" office:value-type="float" office:value="657" calcext:value-type="float">
            <text:p>657</text:p>
          </table:table-cell>
          <table:table-cell table:formula="of:=[.B658]/936" office:value-type="float" office:value="0.701923076923077" calcext:value-type="float">
            <text:p>0.70192307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658]+1" office:value-type="float" office:value="658" calcext:value-type="float">
            <text:p>658</text:p>
          </table:table-cell>
          <table:table-cell table:formula="of:=[.B659]/936" office:value-type="float" office:value="0.702991452991453" calcext:value-type="float">
            <text:p>0.7029914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659]+1" office:value-type="float" office:value="659" calcext:value-type="float">
            <text:p>659</text:p>
          </table:table-cell>
          <table:table-cell table:formula="of:=[.B660]/936" office:value-type="float" office:value="0.704059829059829" calcext:value-type="float">
            <text:p>0.70405982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660]+1" office:value-type="float" office:value="660" calcext:value-type="float">
            <text:p>660</text:p>
          </table:table-cell>
          <table:table-cell table:formula="of:=[.B661]/936" office:value-type="float" office:value="0.705128205128205" calcext:value-type="float">
            <text:p>0.70512820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661]+1" office:value-type="float" office:value="661" calcext:value-type="float">
            <text:p>661</text:p>
          </table:table-cell>
          <table:table-cell table:formula="of:=[.B662]/936" office:value-type="float" office:value="0.706196581196581" calcext:value-type="float">
            <text:p>0.70619658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662]+1" office:value-type="float" office:value="662" calcext:value-type="float">
            <text:p>662</text:p>
          </table:table-cell>
          <table:table-cell table:formula="of:=[.B663]/936" office:value-type="float" office:value="0.707264957264957" calcext:value-type="float">
            <text:p>0.70726495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663]+1" office:value-type="float" office:value="663" calcext:value-type="float">
            <text:p>663</text:p>
          </table:table-cell>
          <table:table-cell table:formula="of:=[.B664]/936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664]+1" office:value-type="float" office:value="664" calcext:value-type="float">
            <text:p>664</text:p>
          </table:table-cell>
          <table:table-cell table:formula="of:=[.B665]/936" office:value-type="float" office:value="0.709401709401709" calcext:value-type="float">
            <text:p>0.70940170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665]+1" office:value-type="float" office:value="665" calcext:value-type="float">
            <text:p>665</text:p>
          </table:table-cell>
          <table:table-cell table:formula="of:=[.B666]/936" office:value-type="float" office:value="0.710470085470085" calcext:value-type="float">
            <text:p>0.71047008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666]+1" office:value-type="float" office:value="666" calcext:value-type="float">
            <text:p>666</text:p>
          </table:table-cell>
          <table:table-cell table:formula="of:=[.B667]/936" office:value-type="float" office:value="0.711538461538462" calcext:value-type="float">
            <text:p>0.71153846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667]+1" office:value-type="float" office:value="667" calcext:value-type="float">
            <text:p>667</text:p>
          </table:table-cell>
          <table:table-cell table:formula="of:=[.B668]/936" office:value-type="float" office:value="0.712606837606838" calcext:value-type="float">
            <text:p>0.71260683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668]+1" office:value-type="float" office:value="668" calcext:value-type="float">
            <text:p>668</text:p>
          </table:table-cell>
          <table:table-cell table:formula="of:=[.B669]/936" office:value-type="float" office:value="0.713675213675214" calcext:value-type="float">
            <text:p>0.71367521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669]+1" office:value-type="float" office:value="669" calcext:value-type="float">
            <text:p>669</text:p>
          </table:table-cell>
          <table:table-cell table:formula="of:=[.B670]/936" office:value-type="float" office:value="0.71474358974359" calcext:value-type="float">
            <text:p>0.71474358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670]+1" office:value-type="float" office:value="670" calcext:value-type="float">
            <text:p>670</text:p>
          </table:table-cell>
          <table:table-cell table:formula="of:=[.B671]/936" office:value-type="float" office:value="0.715811965811966" calcext:value-type="float">
            <text:p>0.71581196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671]+1" office:value-type="float" office:value="671" calcext:value-type="float">
            <text:p>671</text:p>
          </table:table-cell>
          <table:table-cell table:formula="of:=[.B672]/936" office:value-type="float" office:value="0.716880341880342" calcext:value-type="float">
            <text:p>0.71688034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672]+1" office:value-type="float" office:value="672" calcext:value-type="float">
            <text:p>672</text:p>
          </table:table-cell>
          <table:table-cell table:formula="of:=[.B673]/936" office:value-type="float" office:value="0.717948717948718" calcext:value-type="float">
            <text:p>0.71794871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673]+1" office:value-type="float" office:value="673" calcext:value-type="float">
            <text:p>673</text:p>
          </table:table-cell>
          <table:table-cell table:formula="of:=[.B674]/936" office:value-type="float" office:value="0.719017094017094" calcext:value-type="float">
            <text:p>0.7190170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674]+1" office:value-type="float" office:value="674" calcext:value-type="float">
            <text:p>674</text:p>
          </table:table-cell>
          <table:table-cell table:formula="of:=[.B675]/936" office:value-type="float" office:value="0.72008547008547" calcext:value-type="float">
            <text:p>0.72008547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675]+1" office:value-type="float" office:value="675" calcext:value-type="float">
            <text:p>675</text:p>
          </table:table-cell>
          <table:table-cell table:formula="of:=[.B676]/936" office:value-type="float" office:value="0.721153846153846" calcext:value-type="float">
            <text:p>0.72115384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676]+1" office:value-type="float" office:value="676" calcext:value-type="float">
            <text:p>676</text:p>
          </table:table-cell>
          <table:table-cell table:formula="of:=[.B677]/936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677]+1" office:value-type="float" office:value="677" calcext:value-type="float">
            <text:p>677</text:p>
          </table:table-cell>
          <table:table-cell table:formula="of:=[.B678]/936" office:value-type="float" office:value="0.723290598290598" calcext:value-type="float">
            <text:p>0.72329059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678]+1" office:value-type="float" office:value="678" calcext:value-type="float">
            <text:p>678</text:p>
          </table:table-cell>
          <table:table-cell table:formula="of:=[.B679]/936" office:value-type="float" office:value="0.724358974358974" calcext:value-type="float">
            <text:p>0.72435897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679]+1" office:value-type="float" office:value="679" calcext:value-type="float">
            <text:p>679</text:p>
          </table:table-cell>
          <table:table-cell table:formula="of:=[.B680]/936" office:value-type="float" office:value="0.72542735042735" calcext:value-type="float">
            <text:p>0.72542735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680]+1" office:value-type="float" office:value="680" calcext:value-type="float">
            <text:p>680</text:p>
          </table:table-cell>
          <table:table-cell table:formula="of:=[.B681]/936" office:value-type="float" office:value="0.726495726495726" calcext:value-type="float">
            <text:p>0.72649572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681]+1" office:value-type="float" office:value="681" calcext:value-type="float">
            <text:p>681</text:p>
          </table:table-cell>
          <table:table-cell table:formula="of:=[.B682]/936" office:value-type="float" office:value="0.727564102564102" calcext:value-type="float">
            <text:p>0.72756410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682]+1" office:value-type="float" office:value="682" calcext:value-type="float">
            <text:p>682</text:p>
          </table:table-cell>
          <table:table-cell table:formula="of:=[.B683]/936" office:value-type="float" office:value="0.728632478632479" calcext:value-type="float">
            <text:p>0.72863247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683]+1" office:value-type="float" office:value="683" calcext:value-type="float">
            <text:p>683</text:p>
          </table:table-cell>
          <table:table-cell table:formula="of:=[.B684]/936" office:value-type="float" office:value="0.729700854700855" calcext:value-type="float">
            <text:p>0.72970085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684]+1" office:value-type="float" office:value="684" calcext:value-type="float">
            <text:p>684</text:p>
          </table:table-cell>
          <table:table-cell table:formula="of:=[.B685]/936" office:value-type="float" office:value="0.730769230769231" calcext:value-type="float">
            <text:p>0.73076923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685]+1" office:value-type="float" office:value="685" calcext:value-type="float">
            <text:p>685</text:p>
          </table:table-cell>
          <table:table-cell table:formula="of:=[.B686]/936" office:value-type="float" office:value="0.731837606837607" calcext:value-type="float">
            <text:p>0.73183760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686]+1" office:value-type="float" office:value="686" calcext:value-type="float">
            <text:p>686</text:p>
          </table:table-cell>
          <table:table-cell table:formula="of:=[.B687]/936" office:value-type="float" office:value="0.732905982905983" calcext:value-type="float">
            <text:p>0.73290598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687]+1" office:value-type="float" office:value="687" calcext:value-type="float">
            <text:p>687</text:p>
          </table:table-cell>
          <table:table-cell table:formula="of:=[.B688]/936" office:value-type="float" office:value="0.733974358974359" calcext:value-type="float">
            <text:p>0.7339743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688]+1" office:value-type="float" office:value="688" calcext:value-type="float">
            <text:p>688</text:p>
          </table:table-cell>
          <table:table-cell table:formula="of:=[.B689]/936" office:value-type="float" office:value="0.735042735042735" calcext:value-type="float">
            <text:p>0.7350427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689]+1" office:value-type="float" office:value="689" calcext:value-type="float">
            <text:p>689</text:p>
          </table:table-cell>
          <table:table-cell table:formula="of:=[.B690]/936" office:value-type="float" office:value="0.736111111111111" calcext:value-type="float">
            <text:p>0.73611111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690]+1" office:value-type="float" office:value="690" calcext:value-type="float">
            <text:p>690</text:p>
          </table:table-cell>
          <table:table-cell table:formula="of:=[.B691]/936" office:value-type="float" office:value="0.737179487179487" calcext:value-type="float">
            <text:p>0.73717948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691]+1" office:value-type="float" office:value="691" calcext:value-type="float">
            <text:p>691</text:p>
          </table:table-cell>
          <table:table-cell table:formula="of:=[.B692]/936" office:value-type="float" office:value="0.738247863247863" calcext:value-type="float">
            <text:p>0.73824786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692]+1" office:value-type="float" office:value="692" calcext:value-type="float">
            <text:p>692</text:p>
          </table:table-cell>
          <table:table-cell table:formula="of:=[.B693]/936" office:value-type="float" office:value="0.739316239316239" calcext:value-type="float">
            <text:p>0.73931623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693]+1" office:value-type="float" office:value="693" calcext:value-type="float">
            <text:p>693</text:p>
          </table:table-cell>
          <table:table-cell table:formula="of:=[.B694]/936" office:value-type="float" office:value="0.740384615384615" calcext:value-type="float">
            <text:p>0.74038461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694]+1" office:value-type="float" office:value="694" calcext:value-type="float">
            <text:p>694</text:p>
          </table:table-cell>
          <table:table-cell table:formula="of:=[.B695]/936" office:value-type="float" office:value="0.741452991452992" calcext:value-type="float">
            <text:p>0.74145299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695]+1" office:value-type="float" office:value="695" calcext:value-type="float">
            <text:p>695</text:p>
          </table:table-cell>
          <table:table-cell table:formula="of:=[.B696]/936" office:value-type="float" office:value="0.742521367521368" calcext:value-type="float">
            <text:p>0.74252136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696]+1" office:value-type="float" office:value="696" calcext:value-type="float">
            <text:p>696</text:p>
          </table:table-cell>
          <table:table-cell table:formula="of:=[.B697]/936" office:value-type="float" office:value="0.743589743589744" calcext:value-type="float">
            <text:p>0.74358974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697]+1" office:value-type="float" office:value="697" calcext:value-type="float">
            <text:p>697</text:p>
          </table:table-cell>
          <table:table-cell table:formula="of:=[.B698]/936" office:value-type="float" office:value="0.74465811965812" calcext:value-type="float">
            <text:p>0.744658119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698]+1" office:value-type="float" office:value="698" calcext:value-type="float">
            <text:p>698</text:p>
          </table:table-cell>
          <table:table-cell table:formula="of:=[.B699]/936" office:value-type="float" office:value="0.745726495726496" calcext:value-type="float">
            <text:p>0.74572649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699]+1" office:value-type="float" office:value="699" calcext:value-type="float">
            <text:p>699</text:p>
          </table:table-cell>
          <table:table-cell table:formula="of:=[.B700]/936" office:value-type="float" office:value="0.746794871794872" calcext:value-type="float">
            <text:p>0.74679487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700]+1" office:value-type="float" office:value="700" calcext:value-type="float">
            <text:p>700</text:p>
          </table:table-cell>
          <table:table-cell table:formula="of:=[.B701]/936" office:value-type="float" office:value="0.747863247863248" calcext:value-type="float">
            <text:p>0.74786324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701]+1" office:value-type="float" office:value="701" calcext:value-type="float">
            <text:p>701</text:p>
          </table:table-cell>
          <table:table-cell table:formula="of:=[.B702]/936" office:value-type="float" office:value="0.748931623931624" calcext:value-type="float">
            <text:p>0.74893162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702]+1" office:value-type="float" office:value="702" calcext:value-type="float">
            <text:p>702</text:p>
          </table:table-cell>
          <table:table-cell table:formula="of:=[.B703]/936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703]+1" office:value-type="float" office:value="703" calcext:value-type="float">
            <text:p>703</text:p>
          </table:table-cell>
          <table:table-cell table:formula="of:=[.B704]/936" office:value-type="float" office:value="0.751068376068376" calcext:value-type="float">
            <text:p>0.75106837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704]+1" office:value-type="float" office:value="704" calcext:value-type="float">
            <text:p>704</text:p>
          </table:table-cell>
          <table:table-cell table:formula="of:=[.B705]/936" office:value-type="float" office:value="0.752136752136752" calcext:value-type="float">
            <text:p>0.75213675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705]+1" office:value-type="float" office:value="705" calcext:value-type="float">
            <text:p>705</text:p>
          </table:table-cell>
          <table:table-cell table:formula="of:=[.B706]/936" office:value-type="float" office:value="0.753205128205128" calcext:value-type="float">
            <text:p>0.75320512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706]+1" office:value-type="float" office:value="706" calcext:value-type="float">
            <text:p>706</text:p>
          </table:table-cell>
          <table:table-cell table:formula="of:=[.B707]/936" office:value-type="float" office:value="0.754273504273504" calcext:value-type="float">
            <text:p>0.75427350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707]+1" office:value-type="float" office:value="707" calcext:value-type="float">
            <text:p>707</text:p>
          </table:table-cell>
          <table:table-cell table:formula="of:=[.B708]/936" office:value-type="float" office:value="0.75534188034188" calcext:value-type="float">
            <text:p>0.7553418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708]+1" office:value-type="float" office:value="708" calcext:value-type="float">
            <text:p>708</text:p>
          </table:table-cell>
          <table:table-cell table:formula="of:=[.B709]/936" office:value-type="float" office:value="0.756410256410256" calcext:value-type="float">
            <text:p>0.75641025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709]+1" office:value-type="float" office:value="709" calcext:value-type="float">
            <text:p>709</text:p>
          </table:table-cell>
          <table:table-cell table:formula="of:=[.B710]/936" office:value-type="float" office:value="0.757478632478632" calcext:value-type="float">
            <text:p>0.75747863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710]+1" office:value-type="float" office:value="710" calcext:value-type="float">
            <text:p>710</text:p>
          </table:table-cell>
          <table:table-cell table:formula="of:=[.B711]/936" office:value-type="float" office:value="0.758547008547009" calcext:value-type="float">
            <text:p>0.758547008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711]+1" office:value-type="float" office:value="711" calcext:value-type="float">
            <text:p>711</text:p>
          </table:table-cell>
          <table:table-cell table:formula="of:=[.B712]/936" office:value-type="float" office:value="0.759615384615385" calcext:value-type="float">
            <text:p>0.7596153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712]+1" office:value-type="float" office:value="712" calcext:value-type="float">
            <text:p>712</text:p>
          </table:table-cell>
          <table:table-cell table:formula="of:=[.B713]/936" office:value-type="float" office:value="0.760683760683761" calcext:value-type="float">
            <text:p>0.76068376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713]+1" office:value-type="float" office:value="713" calcext:value-type="float">
            <text:p>713</text:p>
          </table:table-cell>
          <table:table-cell table:formula="of:=[.B714]/936" office:value-type="float" office:value="0.761752136752137" calcext:value-type="float">
            <text:p>0.76175213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714]+1" office:value-type="float" office:value="714" calcext:value-type="float">
            <text:p>714</text:p>
          </table:table-cell>
          <table:table-cell table:formula="of:=[.B715]/936" office:value-type="float" office:value="0.762820512820513" calcext:value-type="float">
            <text:p>0.76282051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715]+1" office:value-type="float" office:value="715" calcext:value-type="float">
            <text:p>715</text:p>
          </table:table-cell>
          <table:table-cell table:formula="of:=[.B716]/936" office:value-type="float" office:value="0.763888888888889" calcext:value-type="float">
            <text:p>0.7638888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716]+1" office:value-type="float" office:value="716" calcext:value-type="float">
            <text:p>716</text:p>
          </table:table-cell>
          <table:table-cell table:formula="of:=[.B717]/936" office:value-type="float" office:value="0.764957264957265" calcext:value-type="float">
            <text:p>0.7649572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717]+1" office:value-type="float" office:value="717" calcext:value-type="float">
            <text:p>717</text:p>
          </table:table-cell>
          <table:table-cell table:formula="of:=[.B718]/936" office:value-type="float" office:value="0.766025641025641" calcext:value-type="float">
            <text:p>0.7660256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718]+1" office:value-type="float" office:value="718" calcext:value-type="float">
            <text:p>718</text:p>
          </table:table-cell>
          <table:table-cell table:formula="of:=[.B719]/936" office:value-type="float" office:value="0.767094017094017" calcext:value-type="float">
            <text:p>0.76709401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719]+1" office:value-type="float" office:value="719" calcext:value-type="float">
            <text:p>719</text:p>
          </table:table-cell>
          <table:table-cell table:formula="of:=[.B720]/936" office:value-type="float" office:value="0.768162393162393" calcext:value-type="float">
            <text:p>0.76816239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720]+1" office:value-type="float" office:value="720" calcext:value-type="float">
            <text:p>720</text:p>
          </table:table-cell>
          <table:table-cell table:formula="of:=[.B721]/936" office:value-type="float" office:value="0.769230769230769" calcext:value-type="float">
            <text:p>0.769230769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721]+1" office:value-type="float" office:value="721" calcext:value-type="float">
            <text:p>721</text:p>
          </table:table-cell>
          <table:table-cell table:formula="of:=[.B722]/936" office:value-type="float" office:value="0.770299145299145" calcext:value-type="float">
            <text:p>0.77029914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722]+1" office:value-type="float" office:value="722" calcext:value-type="float">
            <text:p>722</text:p>
          </table:table-cell>
          <table:table-cell table:formula="of:=[.B723]/936" office:value-type="float" office:value="0.771367521367521" calcext:value-type="float">
            <text:p>0.77136752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723]+1" office:value-type="float" office:value="723" calcext:value-type="float">
            <text:p>723</text:p>
          </table:table-cell>
          <table:table-cell table:formula="of:=[.B724]/936" office:value-type="float" office:value="0.772435897435897" calcext:value-type="float">
            <text:p>0.772435897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724]+1" office:value-type="float" office:value="724" calcext:value-type="float">
            <text:p>724</text:p>
          </table:table-cell>
          <table:table-cell table:formula="of:=[.B725]/936" office:value-type="float" office:value="0.773504273504274" calcext:value-type="float">
            <text:p>0.77350427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725]+1" office:value-type="float" office:value="725" calcext:value-type="float">
            <text:p>725</text:p>
          </table:table-cell>
          <table:table-cell table:formula="of:=[.B726]/936" office:value-type="float" office:value="0.77457264957265" calcext:value-type="float">
            <text:p>0.77457264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726]+1" office:value-type="float" office:value="726" calcext:value-type="float">
            <text:p>726</text:p>
          </table:table-cell>
          <table:table-cell table:formula="of:=[.B727]/936" office:value-type="float" office:value="0.775641025641026" calcext:value-type="float">
            <text:p>0.77564102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727]+1" office:value-type="float" office:value="727" calcext:value-type="float">
            <text:p>727</text:p>
          </table:table-cell>
          <table:table-cell table:formula="of:=[.B728]/936" office:value-type="float" office:value="0.776709401709402" calcext:value-type="float">
            <text:p>0.77670940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728]+1" office:value-type="float" office:value="728" calcext:value-type="float">
            <text:p>728</text:p>
          </table:table-cell>
          <table:table-cell table:formula="of:=[.B729]/936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729]+1" office:value-type="float" office:value="729" calcext:value-type="float">
            <text:p>729</text:p>
          </table:table-cell>
          <table:table-cell table:formula="of:=[.B730]/936" office:value-type="float" office:value="0.778846153846154" calcext:value-type="float">
            <text:p>0.77884615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730]+1" office:value-type="float" office:value="730" calcext:value-type="float">
            <text:p>730</text:p>
          </table:table-cell>
          <table:table-cell table:formula="of:=[.B731]/936" office:value-type="float" office:value="0.77991452991453" calcext:value-type="float">
            <text:p>0.77991452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731]+1" office:value-type="float" office:value="731" calcext:value-type="float">
            <text:p>731</text:p>
          </table:table-cell>
          <table:table-cell table:formula="of:=[.B732]/936" office:value-type="float" office:value="0.780982905982906" calcext:value-type="float">
            <text:p>0.7809829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732]+1" office:value-type="float" office:value="732" calcext:value-type="float">
            <text:p>732</text:p>
          </table:table-cell>
          <table:table-cell table:formula="of:=[.B733]/936" office:value-type="float" office:value="0.782051282051282" calcext:value-type="float">
            <text:p>0.78205128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733]+1" office:value-type="float" office:value="733" calcext:value-type="float">
            <text:p>733</text:p>
          </table:table-cell>
          <table:table-cell table:formula="of:=[.B734]/936" office:value-type="float" office:value="0.783119658119658" calcext:value-type="float">
            <text:p>0.78311965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734]+1" office:value-type="float" office:value="734" calcext:value-type="float">
            <text:p>734</text:p>
          </table:table-cell>
          <table:table-cell table:formula="of:=[.B735]/936" office:value-type="float" office:value="0.784188034188034" calcext:value-type="float">
            <text:p>0.78418803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735]+1" office:value-type="float" office:value="735" calcext:value-type="float">
            <text:p>735</text:p>
          </table:table-cell>
          <table:table-cell table:formula="of:=[.B736]/936" office:value-type="float" office:value="0.78525641025641" calcext:value-type="float">
            <text:p>0.78525641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736]+1" office:value-type="float" office:value="736" calcext:value-type="float">
            <text:p>736</text:p>
          </table:table-cell>
          <table:table-cell table:formula="of:=[.B737]/936" office:value-type="float" office:value="0.786324786324786" calcext:value-type="float">
            <text:p>0.78632478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737]+1" office:value-type="float" office:value="737" calcext:value-type="float">
            <text:p>737</text:p>
          </table:table-cell>
          <table:table-cell table:formula="of:=[.B738]/936" office:value-type="float" office:value="0.787393162393162" calcext:value-type="float">
            <text:p>0.78739316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738]+1" office:value-type="float" office:value="738" calcext:value-type="float">
            <text:p>738</text:p>
          </table:table-cell>
          <table:table-cell table:formula="of:=[.B739]/936" office:value-type="float" office:value="0.788461538461538" calcext:value-type="float">
            <text:p>0.78846153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739]+1" office:value-type="float" office:value="739" calcext:value-type="float">
            <text:p>739</text:p>
          </table:table-cell>
          <table:table-cell table:formula="of:=[.B740]/936" office:value-type="float" office:value="0.789529914529915" calcext:value-type="float">
            <text:p>0.78952991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740]+1" office:value-type="float" office:value="740" calcext:value-type="float">
            <text:p>740</text:p>
          </table:table-cell>
          <table:table-cell table:formula="of:=[.B741]/936" office:value-type="float" office:value="0.790598290598291" calcext:value-type="float">
            <text:p>0.79059829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741]+1" office:value-type="float" office:value="741" calcext:value-type="float">
            <text:p>741</text:p>
          </table:table-cell>
          <table:table-cell table:formula="of:=[.B742]/936" office:value-type="float" office:value="0.791666666666667" calcext:value-type="float">
            <text:p>0.79166666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742]+1" office:value-type="float" office:value="742" calcext:value-type="float">
            <text:p>742</text:p>
          </table:table-cell>
          <table:table-cell table:formula="of:=[.B743]/936" office:value-type="float" office:value="0.792735042735043" calcext:value-type="float">
            <text:p>0.79273504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743]+1" office:value-type="float" office:value="743" calcext:value-type="float">
            <text:p>743</text:p>
          </table:table-cell>
          <table:table-cell table:formula="of:=[.B744]/936" office:value-type="float" office:value="0.793803418803419" calcext:value-type="float">
            <text:p>0.79380341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744]+1" office:value-type="float" office:value="744" calcext:value-type="float">
            <text:p>744</text:p>
          </table:table-cell>
          <table:table-cell table:formula="of:=[.B745]/936" office:value-type="float" office:value="0.794871794871795" calcext:value-type="float">
            <text:p>0.79487179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745]+1" office:value-type="float" office:value="745" calcext:value-type="float">
            <text:p>745</text:p>
          </table:table-cell>
          <table:table-cell table:formula="of:=[.B746]/936" office:value-type="float" office:value="0.795940170940171" calcext:value-type="float">
            <text:p>0.79594017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746]+1" office:value-type="float" office:value="746" calcext:value-type="float">
            <text:p>746</text:p>
          </table:table-cell>
          <table:table-cell table:formula="of:=[.B747]/936" office:value-type="float" office:value="0.797008547008547" calcext:value-type="float">
            <text:p>0.7970085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747]+1" office:value-type="float" office:value="747" calcext:value-type="float">
            <text:p>747</text:p>
          </table:table-cell>
          <table:table-cell table:formula="of:=[.B748]/936" office:value-type="float" office:value="0.798076923076923" calcext:value-type="float">
            <text:p>0.7980769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748]+1" office:value-type="float" office:value="748" calcext:value-type="float">
            <text:p>748</text:p>
          </table:table-cell>
          <table:table-cell table:formula="of:=[.B749]/936" office:value-type="float" office:value="0.799145299145299" calcext:value-type="float">
            <text:p>0.79914529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749]+1" office:value-type="float" office:value="749" calcext:value-type="float">
            <text:p>749</text:p>
          </table:table-cell>
          <table:table-cell table:formula="of:=[.B750]/936" office:value-type="float" office:value="0.800213675213675" calcext:value-type="float">
            <text:p>0.80021367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750]+1" office:value-type="float" office:value="750" calcext:value-type="float">
            <text:p>750</text:p>
          </table:table-cell>
          <table:table-cell table:formula="of:=[.B751]/936" office:value-type="float" office:value="0.801282051282051" calcext:value-type="float">
            <text:p>0.80128205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751]+1" office:value-type="float" office:value="751" calcext:value-type="float">
            <text:p>751</text:p>
          </table:table-cell>
          <table:table-cell table:formula="of:=[.B752]/936" office:value-type="float" office:value="0.802350427350427" calcext:value-type="float">
            <text:p>0.80235042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752]+1" office:value-type="float" office:value="752" calcext:value-type="float">
            <text:p>752</text:p>
          </table:table-cell>
          <table:table-cell table:formula="of:=[.B753]/936" office:value-type="float" office:value="0.803418803418803" calcext:value-type="float">
            <text:p>0.80341880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753]+1" office:value-type="float" office:value="753" calcext:value-type="float">
            <text:p>753</text:p>
          </table:table-cell>
          <table:table-cell table:formula="of:=[.B754]/936" office:value-type="float" office:value="0.804487179487179" calcext:value-type="float">
            <text:p>0.80448717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754]+1" office:value-type="float" office:value="754" calcext:value-type="float">
            <text:p>754</text:p>
          </table:table-cell>
          <table:table-cell table:formula="of:=[.B755]/936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755]+1" office:value-type="float" office:value="755" calcext:value-type="float">
            <text:p>755</text:p>
          </table:table-cell>
          <table:table-cell table:formula="of:=[.B756]/936" office:value-type="float" office:value="0.806623931623932" calcext:value-type="float">
            <text:p>0.80662393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756]+1" office:value-type="float" office:value="756" calcext:value-type="float">
            <text:p>756</text:p>
          </table:table-cell>
          <table:table-cell table:formula="of:=[.B757]/936" office:value-type="float" office:value="0.807692307692308" calcext:value-type="float">
            <text:p>0.80769230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757]+1" office:value-type="float" office:value="757" calcext:value-type="float">
            <text:p>757</text:p>
          </table:table-cell>
          <table:table-cell table:formula="of:=[.B758]/936" office:value-type="float" office:value="0.808760683760684" calcext:value-type="float">
            <text:p>0.80876068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758]+1" office:value-type="float" office:value="758" calcext:value-type="float">
            <text:p>758</text:p>
          </table:table-cell>
          <table:table-cell table:formula="of:=[.B759]/936" office:value-type="float" office:value="0.80982905982906" calcext:value-type="float">
            <text:p>0.80982905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759]+1" office:value-type="float" office:value="759" calcext:value-type="float">
            <text:p>759</text:p>
          </table:table-cell>
          <table:table-cell table:formula="of:=[.B760]/936" office:value-type="float" office:value="0.810897435897436" calcext:value-type="float">
            <text:p>0.81089743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0]+1" office:value-type="float" office:value="760" calcext:value-type="float">
            <text:p>760</text:p>
          </table:table-cell>
          <table:table-cell table:formula="of:=[.B761]/936" office:value-type="float" office:value="0.811965811965812" calcext:value-type="float">
            <text:p>0.8119658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1]+1" office:value-type="float" office:value="761" calcext:value-type="float">
            <text:p>761</text:p>
          </table:table-cell>
          <table:table-cell table:formula="of:=[.B762]/936" office:value-type="float" office:value="0.813034188034188" calcext:value-type="float">
            <text:p>0.8130341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2]+1" office:value-type="float" office:value="762" calcext:value-type="float">
            <text:p>762</text:p>
          </table:table-cell>
          <table:table-cell table:formula="of:=[.B763]/936" office:value-type="float" office:value="0.814102564102564" calcext:value-type="float">
            <text:p>0.81410256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3]+1" office:value-type="float" office:value="763" calcext:value-type="float">
            <text:p>763</text:p>
          </table:table-cell>
          <table:table-cell table:formula="of:=[.B764]/936" office:value-type="float" office:value="0.81517094017094" calcext:value-type="float">
            <text:p>0.815170940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4]+1" office:value-type="float" office:value="764" calcext:value-type="float">
            <text:p>764</text:p>
          </table:table-cell>
          <table:table-cell table:formula="of:=[.B765]/936" office:value-type="float" office:value="0.816239316239316" calcext:value-type="float">
            <text:p>0.816239316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765]+1" office:value-type="float" office:value="765" calcext:value-type="float">
            <text:p>765</text:p>
          </table:table-cell>
          <table:table-cell table:formula="of:=[.B766]/936" office:value-type="float" office:value="0.817307692307692" calcext:value-type="float">
            <text:p>0.81730769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766]+1" office:value-type="float" office:value="766" calcext:value-type="float">
            <text:p>766</text:p>
          </table:table-cell>
          <table:table-cell table:formula="of:=[.B767]/936" office:value-type="float" office:value="0.818376068376068" calcext:value-type="float">
            <text:p>0.818376068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767]+1" office:value-type="float" office:value="767" calcext:value-type="float">
            <text:p>767</text:p>
          </table:table-cell>
          <table:table-cell table:formula="of:=[.B768]/936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768]+1" office:value-type="float" office:value="768" calcext:value-type="float">
            <text:p>768</text:p>
          </table:table-cell>
          <table:table-cell table:formula="of:=[.B769]/936" office:value-type="float" office:value="0.82051282051282" calcext:value-type="float">
            <text:p>0.82051282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769]+1" office:value-type="float" office:value="769" calcext:value-type="float">
            <text:p>769</text:p>
          </table:table-cell>
          <table:table-cell table:formula="of:=[.B770]/936" office:value-type="float" office:value="0.821581196581196" calcext:value-type="float">
            <text:p>0.82158119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770]+1" office:value-type="float" office:value="770" calcext:value-type="float">
            <text:p>770</text:p>
          </table:table-cell>
          <table:table-cell table:formula="of:=[.B771]/936" office:value-type="float" office:value="0.822649572649573" calcext:value-type="float">
            <text:p>0.82264957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771]+1" office:value-type="float" office:value="771" calcext:value-type="float">
            <text:p>771</text:p>
          </table:table-cell>
          <table:table-cell table:formula="of:=[.B772]/936" office:value-type="float" office:value="0.823717948717949" calcext:value-type="float">
            <text:p>0.82371794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772]+1" office:value-type="float" office:value="772" calcext:value-type="float">
            <text:p>772</text:p>
          </table:table-cell>
          <table:table-cell table:formula="of:=[.B773]/936" office:value-type="float" office:value="0.824786324786325" calcext:value-type="float">
            <text:p>0.82478632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773]+1" office:value-type="float" office:value="773" calcext:value-type="float">
            <text:p>773</text:p>
          </table:table-cell>
          <table:table-cell table:formula="of:=[.B774]/936" office:value-type="float" office:value="0.825854700854701" calcext:value-type="float">
            <text:p>0.82585470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774]+1" office:value-type="float" office:value="774" calcext:value-type="float">
            <text:p>774</text:p>
          </table:table-cell>
          <table:table-cell table:formula="of:=[.B775]/936" office:value-type="float" office:value="0.826923076923077" calcext:value-type="float">
            <text:p>0.82692307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775]+1" office:value-type="float" office:value="775" calcext:value-type="float">
            <text:p>775</text:p>
          </table:table-cell>
          <table:table-cell table:formula="of:=[.B776]/936" office:value-type="float" office:value="0.827991452991453" calcext:value-type="float">
            <text:p>0.8279914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776]+1" office:value-type="float" office:value="776" calcext:value-type="float">
            <text:p>776</text:p>
          </table:table-cell>
          <table:table-cell table:formula="of:=[.B777]/936" office:value-type="float" office:value="0.829059829059829" calcext:value-type="float">
            <text:p>0.829059829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777]+1" office:value-type="float" office:value="777" calcext:value-type="float">
            <text:p>777</text:p>
          </table:table-cell>
          <table:table-cell table:formula="of:=[.B778]/936" office:value-type="float" office:value="0.830128205128205" calcext:value-type="float">
            <text:p>0.83012820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778]+1" office:value-type="float" office:value="778" calcext:value-type="float">
            <text:p>778</text:p>
          </table:table-cell>
          <table:table-cell table:formula="of:=[.B779]/936" office:value-type="float" office:value="0.831196581196581" calcext:value-type="float">
            <text:p>0.83119658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779]+1" office:value-type="float" office:value="779" calcext:value-type="float">
            <text:p>779</text:p>
          </table:table-cell>
          <table:table-cell table:formula="of:=[.B780]/936" office:value-type="float" office:value="0.832264957264957" calcext:value-type="float">
            <text:p>0.832264957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780]+1" office:value-type="float" office:value="780" calcext:value-type="float">
            <text:p>780</text:p>
          </table:table-cell>
          <table:table-cell table:formula="of:=[.B781]/936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781]+1" office:value-type="float" office:value="781" calcext:value-type="float">
            <text:p>781</text:p>
          </table:table-cell>
          <table:table-cell table:formula="of:=[.B782]/936" office:value-type="float" office:value="0.834401709401709" calcext:value-type="float">
            <text:p>0.83440170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782]+1" office:value-type="float" office:value="782" calcext:value-type="float">
            <text:p>782</text:p>
          </table:table-cell>
          <table:table-cell table:formula="of:=[.B783]/936" office:value-type="float" office:value="0.835470085470086" calcext:value-type="float">
            <text:p>0.835470085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783]+1" office:value-type="float" office:value="783" calcext:value-type="float">
            <text:p>783</text:p>
          </table:table-cell>
          <table:table-cell table:formula="of:=[.B784]/936" office:value-type="float" office:value="0.836538461538462" calcext:value-type="float">
            <text:p>0.83653846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784]+1" office:value-type="float" office:value="784" calcext:value-type="float">
            <text:p>784</text:p>
          </table:table-cell>
          <table:table-cell table:formula="of:=[.B785]/936" office:value-type="float" office:value="0.837606837606838" calcext:value-type="float">
            <text:p>0.83760683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785]+1" office:value-type="float" office:value="785" calcext:value-type="float">
            <text:p>785</text:p>
          </table:table-cell>
          <table:table-cell table:formula="of:=[.B786]/936" office:value-type="float" office:value="0.838675213675214" calcext:value-type="float">
            <text:p>0.83867521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786]+1" office:value-type="float" office:value="786" calcext:value-type="float">
            <text:p>786</text:p>
          </table:table-cell>
          <table:table-cell table:formula="of:=[.B787]/936" office:value-type="float" office:value="0.83974358974359" calcext:value-type="float">
            <text:p>0.839743589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787]+1" office:value-type="float" office:value="787" calcext:value-type="float">
            <text:p>787</text:p>
          </table:table-cell>
          <table:table-cell table:formula="of:=[.B788]/936" office:value-type="float" office:value="0.840811965811966" calcext:value-type="float">
            <text:p>0.84081196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788]+1" office:value-type="float" office:value="788" calcext:value-type="float">
            <text:p>788</text:p>
          </table:table-cell>
          <table:table-cell table:formula="of:=[.B789]/936" office:value-type="float" office:value="0.841880341880342" calcext:value-type="float">
            <text:p>0.84188034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789]+1" office:value-type="float" office:value="789" calcext:value-type="float">
            <text:p>789</text:p>
          </table:table-cell>
          <table:table-cell table:formula="of:=[.B790]/936" office:value-type="float" office:value="0.842948717948718" calcext:value-type="float">
            <text:p>0.84294871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790]+1" office:value-type="float" office:value="790" calcext:value-type="float">
            <text:p>790</text:p>
          </table:table-cell>
          <table:table-cell table:formula="of:=[.B791]/936" office:value-type="float" office:value="0.844017094017094" calcext:value-type="float">
            <text:p>0.8440170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791]+1" office:value-type="float" office:value="791" calcext:value-type="float">
            <text:p>791</text:p>
          </table:table-cell>
          <table:table-cell table:formula="of:=[.B792]/936" office:value-type="float" office:value="0.84508547008547" calcext:value-type="float">
            <text:p>0.84508547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792]+1" office:value-type="float" office:value="792" calcext:value-type="float">
            <text:p>792</text:p>
          </table:table-cell>
          <table:table-cell table:formula="of:=[.B793]/936" office:value-type="float" office:value="0.846153846153846" calcext:value-type="float">
            <text:p>0.84615384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793]+1" office:value-type="float" office:value="793" calcext:value-type="float">
            <text:p>793</text:p>
          </table:table-cell>
          <table:table-cell table:formula="of:=[.B794]/936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794]+1" office:value-type="float" office:value="794" calcext:value-type="float">
            <text:p>794</text:p>
          </table:table-cell>
          <table:table-cell table:formula="of:=[.B795]/936" office:value-type="float" office:value="0.848290598290598" calcext:value-type="float">
            <text:p>0.84829059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795]+1" office:value-type="float" office:value="795" calcext:value-type="float">
            <text:p>795</text:p>
          </table:table-cell>
          <table:table-cell table:formula="of:=[.B796]/936" office:value-type="float" office:value="0.849358974358974" calcext:value-type="float">
            <text:p>0.84935897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796]+1" office:value-type="float" office:value="796" calcext:value-type="float">
            <text:p>796</text:p>
          </table:table-cell>
          <table:table-cell table:formula="of:=[.B797]/936" office:value-type="float" office:value="0.85042735042735" calcext:value-type="float">
            <text:p>0.85042735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797]+1" office:value-type="float" office:value="797" calcext:value-type="float">
            <text:p>797</text:p>
          </table:table-cell>
          <table:table-cell table:formula="of:=[.B798]/936" office:value-type="float" office:value="0.851495726495726" calcext:value-type="float">
            <text:p>0.851495726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798]+1" office:value-type="float" office:value="798" calcext:value-type="float">
            <text:p>798</text:p>
          </table:table-cell>
          <table:table-cell table:formula="of:=[.B799]/936" office:value-type="float" office:value="0.852564102564103" calcext:value-type="float">
            <text:p>0.85256410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799]+1" office:value-type="float" office:value="799" calcext:value-type="float">
            <text:p>799</text:p>
          </table:table-cell>
          <table:table-cell table:formula="of:=[.B800]/936" office:value-type="float" office:value="0.853632478632479" calcext:value-type="float">
            <text:p>0.853632478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800]+1" office:value-type="float" office:value="800" calcext:value-type="float">
            <text:p>800</text:p>
          </table:table-cell>
          <table:table-cell table:formula="of:=[.B801]/936" office:value-type="float" office:value="0.854700854700855" calcext:value-type="float">
            <text:p>0.854700854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801]+1" office:value-type="float" office:value="801" calcext:value-type="float">
            <text:p>801</text:p>
          </table:table-cell>
          <table:table-cell table:formula="of:=[.B802]/936" office:value-type="float" office:value="0.855769230769231" calcext:value-type="float">
            <text:p>0.85576923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802]+1" office:value-type="float" office:value="802" calcext:value-type="float">
            <text:p>802</text:p>
          </table:table-cell>
          <table:table-cell table:formula="of:=[.B803]/936" office:value-type="float" office:value="0.856837606837607" calcext:value-type="float">
            <text:p>0.85683760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803]+1" office:value-type="float" office:value="803" calcext:value-type="float">
            <text:p>803</text:p>
          </table:table-cell>
          <table:table-cell table:formula="of:=[.B804]/936" office:value-type="float" office:value="0.857905982905983" calcext:value-type="float">
            <text:p>0.85790598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804]+1" office:value-type="float" office:value="804" calcext:value-type="float">
            <text:p>804</text:p>
          </table:table-cell>
          <table:table-cell table:formula="of:=[.B805]/936" office:value-type="float" office:value="0.858974358974359" calcext:value-type="float">
            <text:p>0.8589743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805]+1" office:value-type="float" office:value="805" calcext:value-type="float">
            <text:p>805</text:p>
          </table:table-cell>
          <table:table-cell table:formula="of:=[.B806]/936" office:value-type="float" office:value="0.860042735042735" calcext:value-type="float">
            <text:p>0.8600427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806]+1" office:value-type="float" office:value="806" calcext:value-type="float">
            <text:p>806</text:p>
          </table:table-cell>
          <table:table-cell table:formula="of:=[.B807]/936" office:value-type="float" office:value="0.861111111111111" calcext:value-type="float">
            <text:p>0.861111111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807]+1" office:value-type="float" office:value="807" calcext:value-type="float">
            <text:p>807</text:p>
          </table:table-cell>
          <table:table-cell table:formula="of:=[.B808]/936" office:value-type="float" office:value="0.862179487179487" calcext:value-type="float">
            <text:p>0.86217948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808]+1" office:value-type="float" office:value="808" calcext:value-type="float">
            <text:p>808</text:p>
          </table:table-cell>
          <table:table-cell table:formula="of:=[.B809]/936" office:value-type="float" office:value="0.863247863247863" calcext:value-type="float">
            <text:p>0.86324786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809]+1" office:value-type="float" office:value="809" calcext:value-type="float">
            <text:p>809</text:p>
          </table:table-cell>
          <table:table-cell table:formula="of:=[.B810]/936" office:value-type="float" office:value="0.864316239316239" calcext:value-type="float">
            <text:p>0.86431623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810]+1" office:value-type="float" office:value="810" calcext:value-type="float">
            <text:p>810</text:p>
          </table:table-cell>
          <table:table-cell table:formula="of:=[.B811]/936" office:value-type="float" office:value="0.865384615384615" calcext:value-type="float">
            <text:p>0.86538461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811]+1" office:value-type="float" office:value="811" calcext:value-type="float">
            <text:p>811</text:p>
          </table:table-cell>
          <table:table-cell table:formula="of:=[.B812]/936" office:value-type="float" office:value="0.866452991452992" calcext:value-type="float">
            <text:p>0.86645299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812]+1" office:value-type="float" office:value="812" calcext:value-type="float">
            <text:p>812</text:p>
          </table:table-cell>
          <table:table-cell table:formula="of:=[.B813]/936" office:value-type="float" office:value="0.867521367521367" calcext:value-type="float">
            <text:p>0.86752136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813]+1" office:value-type="float" office:value="813" calcext:value-type="float">
            <text:p>813</text:p>
          </table:table-cell>
          <table:table-cell table:formula="of:=[.B814]/936" office:value-type="float" office:value="0.868589743589744" calcext:value-type="float">
            <text:p>0.86858974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814]+1" office:value-type="float" office:value="814" calcext:value-type="float">
            <text:p>814</text:p>
          </table:table-cell>
          <table:table-cell table:formula="of:=[.B815]/936" office:value-type="float" office:value="0.86965811965812" calcext:value-type="float">
            <text:p>0.869658119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815]+1" office:value-type="float" office:value="815" calcext:value-type="float">
            <text:p>815</text:p>
          </table:table-cell>
          <table:table-cell table:formula="of:=[.B816]/936" office:value-type="float" office:value="0.870726495726496" calcext:value-type="float">
            <text:p>0.870726495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816]+1" office:value-type="float" office:value="816" calcext:value-type="float">
            <text:p>816</text:p>
          </table:table-cell>
          <table:table-cell table:formula="of:=[.B817]/936" office:value-type="float" office:value="0.871794871794872" calcext:value-type="float">
            <text:p>0.87179487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817]+1" office:value-type="float" office:value="817" calcext:value-type="float">
            <text:p>817</text:p>
          </table:table-cell>
          <table:table-cell table:formula="of:=[.B818]/936" office:value-type="float" office:value="0.872863247863248" calcext:value-type="float">
            <text:p>0.87286324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818]+1" office:value-type="float" office:value="818" calcext:value-type="float">
            <text:p>818</text:p>
          </table:table-cell>
          <table:table-cell table:formula="of:=[.B819]/936" office:value-type="float" office:value="0.873931623931624" calcext:value-type="float">
            <text:p>0.87393162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819]+1" office:value-type="float" office:value="819" calcext:value-type="float">
            <text:p>819</text:p>
          </table:table-cell>
          <table:table-cell table:formula="of:=[.B820]/936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820]+1" office:value-type="float" office:value="820" calcext:value-type="float">
            <text:p>820</text:p>
          </table:table-cell>
          <table:table-cell table:formula="of:=[.B821]/936" office:value-type="float" office:value="0.876068376068376" calcext:value-type="float">
            <text:p>0.87606837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821]+1" office:value-type="float" office:value="821" calcext:value-type="float">
            <text:p>821</text:p>
          </table:table-cell>
          <table:table-cell table:formula="of:=[.B822]/936" office:value-type="float" office:value="0.877136752136752" calcext:value-type="float">
            <text:p>0.877136752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822]+1" office:value-type="float" office:value="822" calcext:value-type="float">
            <text:p>822</text:p>
          </table:table-cell>
          <table:table-cell table:formula="of:=[.B823]/936" office:value-type="float" office:value="0.878205128205128" calcext:value-type="float">
            <text:p>0.87820512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823]+1" office:value-type="float" office:value="823" calcext:value-type="float">
            <text:p>823</text:p>
          </table:table-cell>
          <table:table-cell table:formula="of:=[.B824]/936" office:value-type="float" office:value="0.879273504273504" calcext:value-type="float">
            <text:p>0.87927350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824]+1" office:value-type="float" office:value="824" calcext:value-type="float">
            <text:p>824</text:p>
          </table:table-cell>
          <table:table-cell table:formula="of:=[.B825]/936" office:value-type="float" office:value="0.88034188034188" calcext:value-type="float">
            <text:p>0.88034188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825]+1" office:value-type="float" office:value="825" calcext:value-type="float">
            <text:p>825</text:p>
          </table:table-cell>
          <table:table-cell table:formula="of:=[.B826]/936" office:value-type="float" office:value="0.881410256410256" calcext:value-type="float">
            <text:p>0.88141025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826]+1" office:value-type="float" office:value="826" calcext:value-type="float">
            <text:p>826</text:p>
          </table:table-cell>
          <table:table-cell table:formula="of:=[.B827]/936" office:value-type="float" office:value="0.882478632478632" calcext:value-type="float">
            <text:p>0.88247863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827]+1" office:value-type="float" office:value="827" calcext:value-type="float">
            <text:p>827</text:p>
          </table:table-cell>
          <table:table-cell table:formula="of:=[.B828]/936" office:value-type="float" office:value="0.883547008547009" calcext:value-type="float">
            <text:p>0.88354700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828]+1" office:value-type="float" office:value="828" calcext:value-type="float">
            <text:p>828</text:p>
          </table:table-cell>
          <table:table-cell table:formula="of:=[.B829]/936" office:value-type="float" office:value="0.884615384615385" calcext:value-type="float">
            <text:p>0.88461538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829]+1" office:value-type="float" office:value="829" calcext:value-type="float">
            <text:p>829</text:p>
          </table:table-cell>
          <table:table-cell table:formula="of:=[.B830]/936" office:value-type="float" office:value="0.885683760683761" calcext:value-type="float">
            <text:p>0.88568376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830]+1" office:value-type="float" office:value="830" calcext:value-type="float">
            <text:p>830</text:p>
          </table:table-cell>
          <table:table-cell table:formula="of:=[.B831]/936" office:value-type="float" office:value="0.886752136752137" calcext:value-type="float">
            <text:p>0.886752136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831]+1" office:value-type="float" office:value="831" calcext:value-type="float">
            <text:p>831</text:p>
          </table:table-cell>
          <table:table-cell table:formula="of:=[.B832]/936" office:value-type="float" office:value="0.887820512820513" calcext:value-type="float">
            <text:p>0.88782051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832]+1" office:value-type="float" office:value="832" calcext:value-type="float">
            <text:p>832</text:p>
          </table:table-cell>
          <table:table-cell table:formula="of:=[.B833]/936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833]+1" office:value-type="float" office:value="833" calcext:value-type="float">
            <text:p>833</text:p>
          </table:table-cell>
          <table:table-cell table:formula="of:=[.B834]/936" office:value-type="float" office:value="0.889957264957265" calcext:value-type="float">
            <text:p>0.8899572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834]+1" office:value-type="float" office:value="834" calcext:value-type="float">
            <text:p>834</text:p>
          </table:table-cell>
          <table:table-cell table:formula="of:=[.B835]/936" office:value-type="float" office:value="0.891025641025641" calcext:value-type="float">
            <text:p>0.89102564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835]+1" office:value-type="float" office:value="835" calcext:value-type="float">
            <text:p>835</text:p>
          </table:table-cell>
          <table:table-cell table:formula="of:=[.B836]/936" office:value-type="float" office:value="0.892094017094017" calcext:value-type="float">
            <text:p>0.89209401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836]+1" office:value-type="float" office:value="836" calcext:value-type="float">
            <text:p>836</text:p>
          </table:table-cell>
          <table:table-cell table:formula="of:=[.B837]/936" office:value-type="float" office:value="0.893162393162393" calcext:value-type="float">
            <text:p>0.893162393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837]+1" office:value-type="float" office:value="837" calcext:value-type="float">
            <text:p>837</text:p>
          </table:table-cell>
          <table:table-cell table:formula="of:=[.B838]/936" office:value-type="float" office:value="0.894230769230769" calcext:value-type="float">
            <text:p>0.89423076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838]+1" office:value-type="float" office:value="838" calcext:value-type="float">
            <text:p>838</text:p>
          </table:table-cell>
          <table:table-cell table:formula="of:=[.B839]/936" office:value-type="float" office:value="0.895299145299145" calcext:value-type="float">
            <text:p>0.89529914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839]+1" office:value-type="float" office:value="839" calcext:value-type="float">
            <text:p>839</text:p>
          </table:table-cell>
          <table:table-cell table:formula="of:=[.B840]/936" office:value-type="float" office:value="0.896367521367521" calcext:value-type="float">
            <text:p>0.89636752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840]+1" office:value-type="float" office:value="840" calcext:value-type="float">
            <text:p>840</text:p>
          </table:table-cell>
          <table:table-cell table:formula="of:=[.B841]/936" office:value-type="float" office:value="0.897435897435897" calcext:value-type="float">
            <text:p>0.89743589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841]+1" office:value-type="float" office:value="841" calcext:value-type="float">
            <text:p>841</text:p>
          </table:table-cell>
          <table:table-cell table:formula="of:=[.B842]/936" office:value-type="float" office:value="0.898504273504273" calcext:value-type="float">
            <text:p>0.89850427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842]+1" office:value-type="float" office:value="842" calcext:value-type="float">
            <text:p>842</text:p>
          </table:table-cell>
          <table:table-cell table:formula="of:=[.B843]/936" office:value-type="float" office:value="0.89957264957265" calcext:value-type="float">
            <text:p>0.89957264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843]+1" office:value-type="float" office:value="843" calcext:value-type="float">
            <text:p>843</text:p>
          </table:table-cell>
          <table:table-cell table:formula="of:=[.B844]/936" office:value-type="float" office:value="0.900641025641026" calcext:value-type="float">
            <text:p>0.900641025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844]+1" office:value-type="float" office:value="844" calcext:value-type="float">
            <text:p>844</text:p>
          </table:table-cell>
          <table:table-cell table:formula="of:=[.B845]/936" office:value-type="float" office:value="0.901709401709402" calcext:value-type="float">
            <text:p>0.90170940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845]+1" office:value-type="float" office:value="845" calcext:value-type="float">
            <text:p>845</text:p>
          </table:table-cell>
          <table:table-cell table:formula="of:=[.B846]/936" office:value-type="float" office:value="0.902777777777778" calcext:value-type="float">
            <text:p>0.90277777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846]+1" office:value-type="float" office:value="846" calcext:value-type="float">
            <text:p>846</text:p>
          </table:table-cell>
          <table:table-cell table:formula="of:=[.B847]/936" office:value-type="float" office:value="0.903846153846154" calcext:value-type="float">
            <text:p>0.90384615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847]+1" office:value-type="float" office:value="847" calcext:value-type="float">
            <text:p>847</text:p>
          </table:table-cell>
          <table:table-cell table:formula="of:=[.B848]/936" office:value-type="float" office:value="0.90491452991453" calcext:value-type="float">
            <text:p>0.904914529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848]+1" office:value-type="float" office:value="848" calcext:value-type="float">
            <text:p>848</text:p>
          </table:table-cell>
          <table:table-cell table:formula="of:=[.B849]/936" office:value-type="float" office:value="0.905982905982906" calcext:value-type="float">
            <text:p>0.9059829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849]+1" office:value-type="float" office:value="849" calcext:value-type="float">
            <text:p>849</text:p>
          </table:table-cell>
          <table:table-cell table:formula="of:=[.B850]/936" office:value-type="float" office:value="0.907051282051282" calcext:value-type="float">
            <text:p>0.90705128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850]+1" office:value-type="float" office:value="850" calcext:value-type="float">
            <text:p>850</text:p>
          </table:table-cell>
          <table:table-cell table:formula="of:=[.B851]/936" office:value-type="float" office:value="0.908119658119658" calcext:value-type="float">
            <text:p>0.908119658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851]+1" office:value-type="float" office:value="851" calcext:value-type="float">
            <text:p>851</text:p>
          </table:table-cell>
          <table:table-cell table:formula="of:=[.B852]/936" office:value-type="float" office:value="0.909188034188034" calcext:value-type="float">
            <text:p>0.90918803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852]+1" office:value-type="float" office:value="852" calcext:value-type="float">
            <text:p>852</text:p>
          </table:table-cell>
          <table:table-cell table:formula="of:=[.B853]/936" office:value-type="float" office:value="0.91025641025641" calcext:value-type="float">
            <text:p>0.91025641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853]+1" office:value-type="float" office:value="853" calcext:value-type="float">
            <text:p>853</text:p>
          </table:table-cell>
          <table:table-cell table:formula="of:=[.B854]/936" office:value-type="float" office:value="0.911324786324786" calcext:value-type="float">
            <text:p>0.911324786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854]+1" office:value-type="float" office:value="854" calcext:value-type="float">
            <text:p>854</text:p>
          </table:table-cell>
          <table:table-cell table:formula="of:=[.B855]/936" office:value-type="float" office:value="0.912393162393162" calcext:value-type="float">
            <text:p>0.91239316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855]+1" office:value-type="float" office:value="855" calcext:value-type="float">
            <text:p>855</text:p>
          </table:table-cell>
          <table:table-cell table:formula="of:=[.B856]/936" office:value-type="float" office:value="0.913461538461538" calcext:value-type="float">
            <text:p>0.91346153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856]+1" office:value-type="float" office:value="856" calcext:value-type="float">
            <text:p>856</text:p>
          </table:table-cell>
          <table:table-cell table:formula="of:=[.B857]/936" office:value-type="float" office:value="0.914529914529915" calcext:value-type="float">
            <text:p>0.91452991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857]+1" office:value-type="float" office:value="857" calcext:value-type="float">
            <text:p>857</text:p>
          </table:table-cell>
          <table:table-cell table:formula="of:=[.B858]/936" office:value-type="float" office:value="0.91559829059829" calcext:value-type="float">
            <text:p>0.91559829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858]+1" office:value-type="float" office:value="858" calcext:value-type="float">
            <text:p>858</text:p>
          </table:table-cell>
          <table:table-cell table:formula="of:=[.B859]/936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859]+1" office:value-type="float" office:value="859" calcext:value-type="float">
            <text:p>859</text:p>
          </table:table-cell>
          <table:table-cell table:formula="of:=[.B860]/936" office:value-type="float" office:value="0.917735042735043" calcext:value-type="float">
            <text:p>0.91773504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860]+1" office:value-type="float" office:value="860" calcext:value-type="float">
            <text:p>860</text:p>
          </table:table-cell>
          <table:table-cell table:formula="of:=[.B861]/936" office:value-type="float" office:value="0.918803418803419" calcext:value-type="float">
            <text:p>0.918803418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861]+1" office:value-type="float" office:value="861" calcext:value-type="float">
            <text:p>861</text:p>
          </table:table-cell>
          <table:table-cell table:formula="of:=[.B862]/936" office:value-type="float" office:value="0.919871794871795" calcext:value-type="float">
            <text:p>0.91987179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862]+1" office:value-type="float" office:value="862" calcext:value-type="float">
            <text:p>862</text:p>
          </table:table-cell>
          <table:table-cell table:formula="of:=[.B863]/936" office:value-type="float" office:value="0.920940170940171" calcext:value-type="float">
            <text:p>0.92094017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863]+1" office:value-type="float" office:value="863" calcext:value-type="float">
            <text:p>863</text:p>
          </table:table-cell>
          <table:table-cell table:formula="of:=[.B864]/936" office:value-type="float" office:value="0.922008547008547" calcext:value-type="float">
            <text:p>0.9220085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864]+1" office:value-type="float" office:value="864" calcext:value-type="float">
            <text:p>864</text:p>
          </table:table-cell>
          <table:table-cell table:formula="of:=[.B865]/936" office:value-type="float" office:value="0.923076923076923" calcext:value-type="float">
            <text:p>0.92307692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865]+1" office:value-type="float" office:value="865" calcext:value-type="float">
            <text:p>865</text:p>
          </table:table-cell>
          <table:table-cell table:formula="of:=[.B866]/936" office:value-type="float" office:value="0.924145299145299" calcext:value-type="float">
            <text:p>0.924145299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866]+1" office:value-type="float" office:value="866" calcext:value-type="float">
            <text:p>866</text:p>
          </table:table-cell>
          <table:table-cell table:formula="of:=[.B867]/936" office:value-type="float" office:value="0.925213675213675" calcext:value-type="float">
            <text:p>0.925213675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867]+1" office:value-type="float" office:value="867" calcext:value-type="float">
            <text:p>867</text:p>
          </table:table-cell>
          <table:table-cell table:formula="of:=[.B868]/936" office:value-type="float" office:value="0.926282051282051" calcext:value-type="float">
            <text:p>0.92628205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868]+1" office:value-type="float" office:value="868" calcext:value-type="float">
            <text:p>868</text:p>
          </table:table-cell>
          <table:table-cell table:formula="of:=[.B869]/936" office:value-type="float" office:value="0.927350427350427" calcext:value-type="float">
            <text:p>0.92735042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869]+1" office:value-type="float" office:value="869" calcext:value-type="float">
            <text:p>869</text:p>
          </table:table-cell>
          <table:table-cell table:formula="of:=[.B870]/936" office:value-type="float" office:value="0.928418803418803" calcext:value-type="float">
            <text:p>0.92841880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870]+1" office:value-type="float" office:value="870" calcext:value-type="float">
            <text:p>870</text:p>
          </table:table-cell>
          <table:table-cell table:formula="of:=[.B871]/936" office:value-type="float" office:value="0.929487179487179" calcext:value-type="float">
            <text:p>0.92948717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871]+1" office:value-type="float" office:value="871" calcext:value-type="float">
            <text:p>871</text:p>
          </table:table-cell>
          <table:table-cell table:formula="of:=[.B872]/936" office:value-type="float" office:value="0.930555555555556" calcext:value-type="float">
            <text:p>0.93055555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872]+1" office:value-type="float" office:value="872" calcext:value-type="float">
            <text:p>872</text:p>
          </table:table-cell>
          <table:table-cell table:formula="of:=[.B873]/936" office:value-type="float" office:value="0.931623931623932" calcext:value-type="float">
            <text:p>0.931623931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873]+1" office:value-type="float" office:value="873" calcext:value-type="float">
            <text:p>873</text:p>
          </table:table-cell>
          <table:table-cell table:formula="of:=[.B874]/936" office:value-type="float" office:value="0.932692307692308" calcext:value-type="float">
            <text:p>0.93269230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874]+1" office:value-type="float" office:value="874" calcext:value-type="float">
            <text:p>874</text:p>
          </table:table-cell>
          <table:table-cell table:formula="of:=[.B875]/936" office:value-type="float" office:value="0.933760683760684" calcext:value-type="float">
            <text:p>0.93376068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875]+1" office:value-type="float" office:value="875" calcext:value-type="float">
            <text:p>875</text:p>
          </table:table-cell>
          <table:table-cell table:formula="of:=[.B876]/936" office:value-type="float" office:value="0.93482905982906" calcext:value-type="float">
            <text:p>0.934829059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876]+1" office:value-type="float" office:value="876" calcext:value-type="float">
            <text:p>876</text:p>
          </table:table-cell>
          <table:table-cell table:formula="of:=[.B877]/936" office:value-type="float" office:value="0.935897435897436" calcext:value-type="float">
            <text:p>0.93589743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877]+1" office:value-type="float" office:value="877" calcext:value-type="float">
            <text:p>877</text:p>
          </table:table-cell>
          <table:table-cell table:formula="of:=[.B878]/936" office:value-type="float" office:value="0.936965811965812" calcext:value-type="float">
            <text:p>0.9369658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878]+1" office:value-type="float" office:value="878" calcext:value-type="float">
            <text:p>878</text:p>
          </table:table-cell>
          <table:table-cell table:formula="of:=[.B879]/936" office:value-type="float" office:value="0.938034188034188" calcext:value-type="float">
            <text:p>0.9380341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879]+1" office:value-type="float" office:value="879" calcext:value-type="float">
            <text:p>879</text:p>
          </table:table-cell>
          <table:table-cell table:formula="of:=[.B880]/936" office:value-type="float" office:value="0.939102564102564" calcext:value-type="float">
            <text:p>0.93910256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880]+1" office:value-type="float" office:value="880" calcext:value-type="float">
            <text:p>880</text:p>
          </table:table-cell>
          <table:table-cell table:formula="of:=[.B881]/936" office:value-type="float" office:value="0.94017094017094" calcext:value-type="float">
            <text:p>0.94017094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881]+1" office:value-type="float" office:value="881" calcext:value-type="float">
            <text:p>881</text:p>
          </table:table-cell>
          <table:table-cell table:formula="of:=[.B882]/936" office:value-type="float" office:value="0.941239316239316" calcext:value-type="float">
            <text:p>0.94123931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882]+1" office:value-type="float" office:value="882" calcext:value-type="float">
            <text:p>882</text:p>
          </table:table-cell>
          <table:table-cell table:formula="of:=[.B883]/936" office:value-type="float" office:value="0.942307692307692" calcext:value-type="float">
            <text:p>0.942307692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883]+1" office:value-type="float" office:value="883" calcext:value-type="float">
            <text:p>883</text:p>
          </table:table-cell>
          <table:table-cell table:formula="of:=[.B884]/936" office:value-type="float" office:value="0.943376068376068" calcext:value-type="float">
            <text:p>0.943376068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884]+1" office:value-type="float" office:value="884" calcext:value-type="float">
            <text:p>884</text:p>
          </table:table-cell>
          <table:table-cell table:formula="of:=[.B885]/936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885]+1" office:value-type="float" office:value="885" calcext:value-type="float">
            <text:p>885</text:p>
          </table:table-cell>
          <table:table-cell table:formula="of:=[.B886]/936" office:value-type="float" office:value="0.94551282051282" calcext:value-type="float">
            <text:p>0.945512820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886]+1" office:value-type="float" office:value="886" calcext:value-type="float">
            <text:p>886</text:p>
          </table:table-cell>
          <table:table-cell table:formula="of:=[.B887]/936" office:value-type="float" office:value="0.946581196581196" calcext:value-type="float">
            <text:p>0.946581196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887]+1" office:value-type="float" office:value="887" calcext:value-type="float">
            <text:p>887</text:p>
          </table:table-cell>
          <table:table-cell table:formula="of:=[.B888]/936" office:value-type="float" office:value="0.947649572649573" calcext:value-type="float">
            <text:p>0.94764957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888]+1" office:value-type="float" office:value="888" calcext:value-type="float">
            <text:p>888</text:p>
          </table:table-cell>
          <table:table-cell table:formula="of:=[.B889]/936" office:value-type="float" office:value="0.948717948717949" calcext:value-type="float">
            <text:p>0.94871794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889]+1" office:value-type="float" office:value="889" calcext:value-type="float">
            <text:p>889</text:p>
          </table:table-cell>
          <table:table-cell table:formula="of:=[.B890]/936" office:value-type="float" office:value="0.949786324786325" calcext:value-type="float">
            <text:p>0.94978632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890]+1" office:value-type="float" office:value="890" calcext:value-type="float">
            <text:p>890</text:p>
          </table:table-cell>
          <table:table-cell table:formula="of:=[.B891]/936" office:value-type="float" office:value="0.950854700854701" calcext:value-type="float">
            <text:p>0.95085470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891]+1" office:value-type="float" office:value="891" calcext:value-type="float">
            <text:p>891</text:p>
          </table:table-cell>
          <table:table-cell table:formula="of:=[.B892]/936" office:value-type="float" office:value="0.951923076923077" calcext:value-type="float">
            <text:p>0.951923076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892]+1" office:value-type="float" office:value="892" calcext:value-type="float">
            <text:p>892</text:p>
          </table:table-cell>
          <table:table-cell table:formula="of:=[.B893]/936" office:value-type="float" office:value="0.952991452991453" calcext:value-type="float">
            <text:p>0.9529914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893]+1" office:value-type="float" office:value="893" calcext:value-type="float">
            <text:p>893</text:p>
          </table:table-cell>
          <table:table-cell table:formula="of:=[.B894]/936" office:value-type="float" office:value="0.954059829059829" calcext:value-type="float">
            <text:p>0.954059829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894]+1" office:value-type="float" office:value="894" calcext:value-type="float">
            <text:p>894</text:p>
          </table:table-cell>
          <table:table-cell table:formula="of:=[.B895]/936" office:value-type="float" office:value="0.955128205128205" calcext:value-type="float">
            <text:p>0.955128205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895]+1" office:value-type="float" office:value="895" calcext:value-type="float">
            <text:p>895</text:p>
          </table:table-cell>
          <table:table-cell table:formula="of:=[.B896]/936" office:value-type="float" office:value="0.956196581196581" calcext:value-type="float">
            <text:p>0.95619658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896]+1" office:value-type="float" office:value="896" calcext:value-type="float">
            <text:p>896</text:p>
          </table:table-cell>
          <table:table-cell table:formula="of:=[.B897]/936" office:value-type="float" office:value="0.957264957264957" calcext:value-type="float">
            <text:p>0.95726495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897]+1" office:value-type="float" office:value="897" calcext:value-type="float">
            <text:p>897</text:p>
          </table:table-cell>
          <table:table-cell table:formula="of:=[.B898]/936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898]+1" office:value-type="float" office:value="898" calcext:value-type="float">
            <text:p>898</text:p>
          </table:table-cell>
          <table:table-cell table:formula="of:=[.B899]/936" office:value-type="float" office:value="0.959401709401709" calcext:value-type="float">
            <text:p>0.95940170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899]+1" office:value-type="float" office:value="899" calcext:value-type="float">
            <text:p>899</text:p>
          </table:table-cell>
          <table:table-cell table:formula="of:=[.B900]/936" office:value-type="float" office:value="0.960470085470086" calcext:value-type="float">
            <text:p>0.96047008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900]+1" office:value-type="float" office:value="900" calcext:value-type="float">
            <text:p>900</text:p>
          </table:table-cell>
          <table:table-cell table:formula="of:=[.B901]/936" office:value-type="float" office:value="0.961538461538462" calcext:value-type="float">
            <text:p>0.96153846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901]+1" office:value-type="float" office:value="901" calcext:value-type="float">
            <text:p>901</text:p>
          </table:table-cell>
          <table:table-cell table:formula="of:=[.B902]/936" office:value-type="float" office:value="0.962606837606838" calcext:value-type="float">
            <text:p>0.962606837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902]+1" office:value-type="float" office:value="902" calcext:value-type="float">
            <text:p>902</text:p>
          </table:table-cell>
          <table:table-cell table:formula="of:=[.B903]/936" office:value-type="float" office:value="0.963675213675214" calcext:value-type="float">
            <text:p>0.963675213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903]+1" office:value-type="float" office:value="903" calcext:value-type="float">
            <text:p>903</text:p>
          </table:table-cell>
          <table:table-cell table:formula="of:=[.B904]/936" office:value-type="float" office:value="0.96474358974359" calcext:value-type="float">
            <text:p>0.964743589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904]+1" office:value-type="float" office:value="904" calcext:value-type="float">
            <text:p>904</text:p>
          </table:table-cell>
          <table:table-cell table:formula="of:=[.B905]/936" office:value-type="float" office:value="0.965811965811966" calcext:value-type="float">
            <text:p>0.96581196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905]+1" office:value-type="float" office:value="905" calcext:value-type="float">
            <text:p>905</text:p>
          </table:table-cell>
          <table:table-cell table:formula="of:=[.B906]/936" office:value-type="float" office:value="0.966880341880342" calcext:value-type="float">
            <text:p>0.96688034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906]+1" office:value-type="float" office:value="906" calcext:value-type="float">
            <text:p>906</text:p>
          </table:table-cell>
          <table:table-cell table:formula="of:=[.B907]/936" office:value-type="float" office:value="0.967948717948718" calcext:value-type="float">
            <text:p>0.967948717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907]+1" office:value-type="float" office:value="907" calcext:value-type="float">
            <text:p>907</text:p>
          </table:table-cell>
          <table:table-cell table:formula="of:=[.B908]/936" office:value-type="float" office:value="0.969017094017094" calcext:value-type="float">
            <text:p>0.96901709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908]+1" office:value-type="float" office:value="908" calcext:value-type="float">
            <text:p>908</text:p>
          </table:table-cell>
          <table:table-cell table:formula="of:=[.B909]/936" office:value-type="float" office:value="0.97008547008547" calcext:value-type="float">
            <text:p>0.97008547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909]+1" office:value-type="float" office:value="909" calcext:value-type="float">
            <text:p>909</text:p>
          </table:table-cell>
          <table:table-cell table:formula="of:=[.B910]/936" office:value-type="float" office:value="0.971153846153846" calcext:value-type="float">
            <text:p>0.97115384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910]+1" office:value-type="float" office:value="910" calcext:value-type="float">
            <text:p>910</text:p>
          </table:table-cell>
          <table:table-cell table:formula="of:=[.B911]/936" office:value-type="float" office:value="0.972222222222222" calcext:value-type="float">
            <text:p>0.97222222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911]+1" office:value-type="float" office:value="911" calcext:value-type="float">
            <text:p>911</text:p>
          </table:table-cell>
          <table:table-cell table:formula="of:=[.B912]/936" office:value-type="float" office:value="0.973290598290598" calcext:value-type="float">
            <text:p>0.97329059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912]+1" office:value-type="float" office:value="912" calcext:value-type="float">
            <text:p>912</text:p>
          </table:table-cell>
          <table:table-cell table:formula="of:=[.B913]/936" office:value-type="float" office:value="0.974358974358974" calcext:value-type="float">
            <text:p>0.97435897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913]+1" office:value-type="float" office:value="913" calcext:value-type="float">
            <text:p>913</text:p>
          </table:table-cell>
          <table:table-cell table:formula="of:=[.B914]/936" office:value-type="float" office:value="0.97542735042735" calcext:value-type="float">
            <text:p>0.97542735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914]+1" office:value-type="float" office:value="914" calcext:value-type="float">
            <text:p>914</text:p>
          </table:table-cell>
          <table:table-cell table:formula="of:=[.B915]/936" office:value-type="float" office:value="0.976495726495726" calcext:value-type="float">
            <text:p>0.97649572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915]+1" office:value-type="float" office:value="915" calcext:value-type="float">
            <text:p>915</text:p>
          </table:table-cell>
          <table:table-cell table:formula="of:=[.B916]/936" office:value-type="float" office:value="0.977564102564103" calcext:value-type="float">
            <text:p>0.97756410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B916]+1" office:value-type="float" office:value="916" calcext:value-type="float">
            <text:p>916</text:p>
          </table:table-cell>
          <table:table-cell table:formula="of:=[.B917]/936" office:value-type="float" office:value="0.978632478632479" calcext:value-type="float">
            <text:p>0.97863247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B917]+1" office:value-type="float" office:value="917" calcext:value-type="float">
            <text:p>917</text:p>
          </table:table-cell>
          <table:table-cell table:formula="of:=[.B918]/936" office:value-type="float" office:value="0.979700854700855" calcext:value-type="float">
            <text:p>0.97970085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918]+1" office:value-type="float" office:value="918" calcext:value-type="float">
            <text:p>918</text:p>
          </table:table-cell>
          <table:table-cell table:formula="of:=[.B919]/936" office:value-type="float" office:value="0.980769230769231" calcext:value-type="float">
            <text:p>0.98076923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B919]+1" office:value-type="float" office:value="919" calcext:value-type="float">
            <text:p>919</text:p>
          </table:table-cell>
          <table:table-cell table:formula="of:=[.B920]/936" office:value-type="float" office:value="0.981837606837607" calcext:value-type="float">
            <text:p>0.98183760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920]+1" office:value-type="float" office:value="920" calcext:value-type="float">
            <text:p>920</text:p>
          </table:table-cell>
          <table:table-cell table:formula="of:=[.B921]/936" office:value-type="float" office:value="0.982905982905983" calcext:value-type="float">
            <text:p>0.982905982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B921]+1" office:value-type="float" office:value="921" calcext:value-type="float">
            <text:p>921</text:p>
          </table:table-cell>
          <table:table-cell table:formula="of:=[.B922]/936" office:value-type="float" office:value="0.983974358974359" calcext:value-type="float">
            <text:p>0.9839743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B922]+1" office:value-type="float" office:value="922" calcext:value-type="float">
            <text:p>922</text:p>
          </table:table-cell>
          <table:table-cell table:formula="of:=[.B923]/936" office:value-type="float" office:value="0.985042735042735" calcext:value-type="float">
            <text:p>0.98504273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923]+1" office:value-type="float" office:value="923" calcext:value-type="float">
            <text:p>923</text:p>
          </table:table-cell>
          <table:table-cell table:formula="of:=[.B924]/936" office:value-type="float" office:value="0.986111111111111" calcext:value-type="float">
            <text:p>0.98611111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924]+1" office:value-type="float" office:value="924" calcext:value-type="float">
            <text:p>924</text:p>
          </table:table-cell>
          <table:table-cell table:formula="of:=[.B925]/936" office:value-type="float" office:value="0.987179487179487" calcext:value-type="float">
            <text:p>0.987179487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B925]+1" office:value-type="float" office:value="925" calcext:value-type="float">
            <text:p>925</text:p>
          </table:table-cell>
          <table:table-cell table:formula="of:=[.B926]/936" office:value-type="float" office:value="0.988247863247863" calcext:value-type="float">
            <text:p>0.988247863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B926]+1" office:value-type="float" office:value="926" calcext:value-type="float">
            <text:p>926</text:p>
          </table:table-cell>
          <table:table-cell table:formula="of:=[.B927]/936" office:value-type="float" office:value="0.989316239316239" calcext:value-type="float">
            <text:p>0.9893162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B927]+1" office:value-type="float" office:value="927" calcext:value-type="float">
            <text:p>927</text:p>
          </table:table-cell>
          <table:table-cell table:formula="of:=[.B928]/936" office:value-type="float" office:value="0.990384615384615" calcext:value-type="float">
            <text:p>0.990384615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B928]+1" office:value-type="float" office:value="928" calcext:value-type="float">
            <text:p>928</text:p>
          </table:table-cell>
          <table:table-cell table:formula="of:=[.B929]/936" office:value-type="float" office:value="0.991452991452992" calcext:value-type="float">
            <text:p>0.99145299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B929]+1" office:value-type="float" office:value="929" calcext:value-type="float">
            <text:p>929</text:p>
          </table:table-cell>
          <table:table-cell table:formula="of:=[.B930]/936" office:value-type="float" office:value="0.992521367521367" calcext:value-type="float">
            <text:p>0.99252136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B930]+1" office:value-type="float" office:value="930" calcext:value-type="float">
            <text:p>930</text:p>
          </table:table-cell>
          <table:table-cell table:formula="of:=[.B931]/936" office:value-type="float" office:value="0.993589743589744" calcext:value-type="float">
            <text:p>0.99358974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B931]+1" office:value-type="float" office:value="931" calcext:value-type="float">
            <text:p>931</text:p>
          </table:table-cell>
          <table:table-cell table:formula="of:=[.B932]/936" office:value-type="float" office:value="0.99465811965812" calcext:value-type="float">
            <text:p>0.994658119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932]+1" office:value-type="float" office:value="932" calcext:value-type="float">
            <text:p>932</text:p>
          </table:table-cell>
          <table:table-cell table:formula="of:=[.B933]/936" office:value-type="float" office:value="0.995726495726496" calcext:value-type="float">
            <text:p>0.995726495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B933]+1" office:value-type="float" office:value="933" calcext:value-type="float">
            <text:p>933</text:p>
          </table:table-cell>
          <table:table-cell table:formula="of:=[.B934]/936" office:value-type="float" office:value="0.996794871794872" calcext:value-type="float">
            <text:p>0.99679487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B934]+1" office:value-type="float" office:value="934" calcext:value-type="float">
            <text:p>934</text:p>
          </table:table-cell>
          <table:table-cell table:formula="of:=[.B935]/936" office:value-type="float" office:value="0.997863247863248" calcext:value-type="float">
            <text:p>0.99786324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B935]+1" office:value-type="float" office:value="935" calcext:value-type="float">
            <text:p>935</text:p>
          </table:table-cell>
          <table:table-cell table:formula="of:=[.B936]/936" office:value-type="float" office:value="0.998931623931624" calcext:value-type="float">
            <text:p>0.998931623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B936]+1" office:value-type="float" office:value="936" calcext:value-type="float">
            <text:p>936</text:p>
          </table:table-cell>
          <table:table-cell table:formula="of:=[.B937]/936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4:06:44.223129909</dc:date>
    <meta:document-statistic meta:table-count="1" meta:cell-count="2811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937 Sheet1.C1:Sheet1.C937" chart:data-source-has-labels="column" svg:x="0.32cm" svg:y="0.18cm" svg:width="12.508cm" svg:height="8.64cm">
          <chartooo:coordinate-region svg:x="1.047cm" svg:y="0.38cm" svg:width="11.409cm" svg:height="7.793cm"/>
          <chart:axis chart:dimension="x" chart:name="primary-x" chart:style-name="ch4" chartooo:axis-type="auto">
            <chart:categories table:cell-range-address="Sheet1.A1:Sheet1.A9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937" chart:class="chart:scatter">
            <chart:domain table:cell-range-address="Sheet1.A1:Sheet1.A937"/>
            <chart:data-point chart:repeated="9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:Sheet1.A937</svg:desc>
                </draw:g>
              </table:table-cell>
              <table:table-cell office:value-type="float" office:value="0">
                <text:p>0</text:p>
                <draw:g>
                  <svg:desc>Sheet1.C1:Sheet1.C9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837606837607">
                <text:p>0.001068376068376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13675213675214">
                <text:p>0.002136752136752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2051282051282">
                <text:p>0.00320512820512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427350427350427">
                <text:p>0.004273504273504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534188034188034">
                <text:p>0.0053418803418803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641025641025641">
                <text:p>0.006410256410256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47863247863248">
                <text:p>0.0074786324786324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854700854700855">
                <text:p>0.008547008547008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961538461538462">
                <text:p>0.009615384615384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6837606837607">
                <text:p>0.01068376068376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17521367521368">
                <text:p>0.01175213675213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4957264957265">
                <text:p>0.014957264957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6025641025641">
                <text:p>0.01602564102564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81623931623932">
                <text:p>0.01816239316239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02991452991453">
                <text:p>0.02029914529914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13675213675214">
                <text:p>0.02136752136752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24358974358974">
                <text:p>0.02243589743589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5042735042735">
                <text:p>0.02350427350427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45726495726496">
                <text:p>0.02457264957264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7094017094017">
                <text:p>0.0267094017094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99145299145299">
                <text:p>0.02991452991452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0982905982906">
                <text:p>0.0309829059829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2051282051282">
                <text:p>0.0320512820512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331196581196581">
                <text:p>0.033119658119658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52564102564103">
                <text:p>0.03525641025641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73931623931624">
                <text:p>0.03739316239316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95299145299145">
                <text:p>0.03952991452991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05982905982906">
                <text:p>0.040598290598290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38034188034188">
                <text:p>0.04380341880341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48717948717949">
                <text:p>0.04487179487179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59401709401709">
                <text:p>0.04594017094017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7008547008547">
                <text:p>0.04700854700854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80769230769231">
                <text:p>0.04807692307692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91452991452991">
                <text:p>0.049145299145299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02136752136752">
                <text:p>0.05021367521367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23504273504274">
                <text:p>0.052350427350427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34188034188034">
                <text:p>0.053418803418803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44871794871795">
                <text:p>0.05448717948717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66239316239316">
                <text:p>0.05662393162393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87606837606838">
                <text:p>0.05876068376068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98290598290598">
                <text:p>0.05982905982905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08974358974359">
                <text:p>0.06089743589743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1965811965812">
                <text:p>0.0619658119658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3034188034188">
                <text:p>0.0630341880341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41025641025641">
                <text:p>0.064102564102564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51709401709402">
                <text:p>0.06517094017094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62393162393162">
                <text:p>0.06623931623931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73076923076923">
                <text:p>0.06730769230769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83760683760684">
                <text:p>0.06837606837606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15811965811966">
                <text:p>0.07158119658119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26495726495727">
                <text:p>0.072649572649572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37179487179487">
                <text:p>0.07371794871794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47863247863248">
                <text:p>0.07478632478632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58547008547009">
                <text:p>0.075854700854700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7991452991453">
                <text:p>0.0779914529914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790598290598291">
                <text:p>0.07905982905982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01282051282051">
                <text:p>0.08012820512820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11965811965812">
                <text:p>0.08119658119658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22649572649573">
                <text:p>0.08226495726495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44017094017094">
                <text:p>0.08440170940170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54700854700855">
                <text:p>0.08547008547008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65384615384615">
                <text:p>0.08653846153846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76068376068376">
                <text:p>0.08760683760683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86752136752137">
                <text:p>0.08867521367521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897435897435897">
                <text:p>0.08974358974358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08119658119658">
                <text:p>0.090811965811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18803418803419">
                <text:p>0.09188034188034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2948717948718">
                <text:p>0.0929487179487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4017094017094">
                <text:p>0.0940170940170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50854700854701">
                <text:p>0.09508547008547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82905982905983">
                <text:p>0.09829059829059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93589743589743">
                <text:p>0.09935897435897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042735042735">
                <text:p>0.100427350427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1495726495727">
                <text:p>0.1014957264957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3632478632479">
                <text:p>0.1036324786324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4700854700855">
                <text:p>0.1047008547008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5769230769231">
                <text:p>0.1057692307692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6837606837607">
                <text:p>0.1068376068376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7905982905983">
                <text:p>0.1079059829059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08974358974359">
                <text:p>0.1089743589743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0042735042735">
                <text:p>0.1100427350427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2179487179487">
                <text:p>0.1121794871794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3247863247863">
                <text:p>0.1132478632478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4316239316239">
                <text:p>0.1143162393162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16452991452991">
                <text:p>0.11645299145299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17521367521368">
                <text:p>0.1175213675213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18589743589744">
                <text:p>0.1185897435897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1965811965812">
                <text:p>0.119658119658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20726495726496">
                <text:p>0.1207264957264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21794871794872">
                <text:p>0.1217948717948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22863247863248">
                <text:p>0.1228632478632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3931623931624">
                <text:p>0.1239316239316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6068376068376">
                <text:p>0.12606837606837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7136752136752">
                <text:p>0.1271367521367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29273504273504">
                <text:p>0.1292735042735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3034188034188">
                <text:p>0.1303418803418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31410256410256">
                <text:p>0.1314102564102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32478632478632">
                <text:p>0.1324786324786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33547008547009">
                <text:p>0.1335470085470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4615384615385">
                <text:p>0.1346153846153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5683760683761">
                <text:p>0.13568376068376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37820512820513">
                <text:p>0.1378205128205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39957264957265">
                <text:p>0.13995726495726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41025641025641">
                <text:p>0.14102564102564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2094017094017">
                <text:p>0.14209401709401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3162393162393">
                <text:p>0.1431623931623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4230769230769">
                <text:p>0.1442307692307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5299145299145">
                <text:p>0.14529914529914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6367521367521">
                <text:p>0.1463675213675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7435897435897">
                <text:p>0.1474358974358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48504273504273">
                <text:p>0.14850427350427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4957264957265">
                <text:p>0.1495726495726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50641025641026">
                <text:p>0.1506410256410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1709401709402">
                <text:p>0.1517094017094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2777777777778">
                <text:p>0.1527777777777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491452991453">
                <text:p>0.154914529914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5982905982906">
                <text:p>0.15598290598290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7051282051282">
                <text:p>0.1570512820512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58119658119658">
                <text:p>0.15811965811965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59188034188034">
                <text:p>0.15918803418803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6025641025641">
                <text:p>0.160256410256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61324786324786">
                <text:p>0.16132478632478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62393162393162">
                <text:p>0.16239316239316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63461538461538">
                <text:p>0.16346153846153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4529914529915">
                <text:p>0.16452991452991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65598290598291">
                <text:p>0.1655982905982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67735042735043">
                <text:p>0.1677350427350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8803418803419">
                <text:p>0.168803418803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9871794871795">
                <text:p>0.1698717948717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2008547008547">
                <text:p>0.1720085470085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4145299145299">
                <text:p>0.1741452991452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75213675213675">
                <text:p>0.1752136752136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76282051282051">
                <text:p>0.17628205128205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77350427350427">
                <text:p>0.1773504273504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78418803418803">
                <text:p>0.17841880341880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79487179487179">
                <text:p>0.17948717948717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80555555555556">
                <text:p>0.18055555555555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81623931623932">
                <text:p>0.1816239316239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82692307692308">
                <text:p>0.18269230769230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83760683760684">
                <text:p>0.1837606837606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8482905982906">
                <text:p>0.184829059829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85897435897436">
                <text:p>0.1858974358974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86965811965812">
                <text:p>0.1869658119658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88034188034188">
                <text:p>0.1880341880341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89102564102564">
                <text:p>0.1891025641025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9017094017094">
                <text:p>0.1901709401709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191239316239316">
                <text:p>0.1912393162393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193376068376068">
                <text:p>0.19337606837606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95512820512821">
                <text:p>0.1955128205128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97649572649573">
                <text:p>0.19764957264957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98717948717949">
                <text:p>0.1987179487179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99786324786325">
                <text:p>0.1997863247863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00854700854701">
                <text:p>0.2008547008547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01923076923077">
                <text:p>0.20192307692307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2991452991453">
                <text:p>0.20299145299145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4059829059829">
                <text:p>0.20405982905982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6196581196581">
                <text:p>0.20619658119658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7264957264957">
                <text:p>0.20726495726495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09401709401709">
                <text:p>0.2094017094017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10470085470085">
                <text:p>0.21047008547008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11538461538462">
                <text:p>0.21153846153846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12606837606838">
                <text:p>0.21260683760683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13675213675214">
                <text:p>0.21367521367521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1474358974359">
                <text:p>0.214743589743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15811965811966">
                <text:p>0.21581196581196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16880341880342">
                <text:p>0.21688034188034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17948717948718">
                <text:p>0.21794871794871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19017094017094">
                <text:p>0.21901709401709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2008547008547">
                <text:p>0.220085470085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21153846153846">
                <text:p>0.221153846153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3290598290598">
                <text:p>0.2232905982905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24358974358974">
                <text:p>0.22435897435897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2542735042735">
                <text:p>0.2254273504273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26495726495726">
                <text:p>0.2264957264957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27564102564103">
                <text:p>0.22756410256410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28632478632479">
                <text:p>0.22863247863247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29700854700855">
                <text:p>0.2297008547008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31837606837607">
                <text:p>0.23183760683760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2905982905983">
                <text:p>0.23290598290598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3974358974359">
                <text:p>0.23397435897435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5042735042735">
                <text:p>0.23504273504273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37179487179487">
                <text:p>0.2371794871794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38247863247863">
                <text:p>0.23824786324786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39316239316239">
                <text:p>0.23931623931623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40384615384615">
                <text:p>0.2403846153846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1452991452991">
                <text:p>0.24145299145299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2521367521367">
                <text:p>0.2425213675213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3589743589744">
                <text:p>0.2435897435897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465811965812">
                <text:p>0.2446581196581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5726495726496">
                <text:p>0.24572649572649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46794871794872">
                <text:p>0.24679487179487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47863247863248">
                <text:p>0.24786324786324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48931623931624">
                <text:p>0.2489316239316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51068376068376">
                <text:p>0.2510683760683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52136752136752">
                <text:p>0.25213675213675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3205128205128">
                <text:p>0.2532051282051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4273504273504">
                <text:p>0.25427350427350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534188034188">
                <text:p>0.2553418803418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7478632478632">
                <text:p>0.25747863247863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8547008547009">
                <text:p>0.25854700854700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9615384615385">
                <text:p>0.25961538461538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60683760683761">
                <text:p>0.2606837606837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1752136752137">
                <text:p>0.2617521367521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2820512820513">
                <text:p>0.26282051282051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3888888888889">
                <text:p>0.2638888888888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4957264957265">
                <text:p>0.26495726495726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6025641025641">
                <text:p>0.2660256410256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67094017094017">
                <text:p>0.2670940170940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68162393162393">
                <text:p>0.2681623931623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0299145299145">
                <text:p>0.27029914529914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1367521367521">
                <text:p>0.27136752136752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2435897435897">
                <text:p>0.27243589743589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3504273504273">
                <text:p>0.27350427350427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457264957265">
                <text:p>0.274572649572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5641025641026">
                <text:p>0.2756410256410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6709401709402">
                <text:p>0.2767094017094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8846153846154">
                <text:p>0.2788461538461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7991452991453">
                <text:p>0.2799145299145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80982905982906">
                <text:p>0.28098290598290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82051282051282">
                <text:p>0.2820512820512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83119658119658">
                <text:p>0.2831196581196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84188034188034">
                <text:p>0.28418803418803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8525641025641">
                <text:p>0.2852564102564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86324786324786">
                <text:p>0.2863247863247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87393162393162">
                <text:p>0.2873931623931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88461538461538">
                <text:p>0.28846153846153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89529914529915">
                <text:p>0.2895299145299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90598290598291">
                <text:p>0.2905982905982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2735042735043">
                <text:p>0.29273504273504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3803418803419">
                <text:p>0.29380341880341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4871794871795">
                <text:p>0.2948717948717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5940170940171">
                <text:p>0.29594017094017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7008547008547">
                <text:p>0.29700854700854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98076923076923">
                <text:p>0.2980769230769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99145299145299">
                <text:p>0.29914529914529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00213675213675">
                <text:p>0.3002136752136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01282051282051">
                <text:p>0.30128205128205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302350427350427">
                <text:p>0.30235042735042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3418803418803">
                <text:p>0.30341880341880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4487179487179">
                <text:p>0.30448717948717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6623931623932">
                <text:p>0.30662393162393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308760683760684">
                <text:p>0.3087606837606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0982905982906">
                <text:p>0.3098290598290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10897435897436">
                <text:p>0.3108974358974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11965811965812">
                <text:p>0.3119658119658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13034188034188">
                <text:p>0.31303418803418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314102564102564">
                <text:p>0.31410256410256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1517094017094">
                <text:p>0.3151709401709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16239316239316">
                <text:p>0.31623931623931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17307692307692">
                <text:p>0.3173076923076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318376068376068">
                <text:p>0.31837606837606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19444444444444">
                <text:p>0.31944444444444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20512820512821">
                <text:p>0.3205128205128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21581196581197">
                <text:p>0.32158119658119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322649572649573">
                <text:p>0.3226495726495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3717948717949">
                <text:p>0.3237179487179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4786324786325">
                <text:p>0.3247863247863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5854700854701">
                <text:p>0.3258547008547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6923076923077">
                <text:p>0.3269230769230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7991452991453">
                <text:p>0.32799145299145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329059829059829">
                <text:p>0.3290598290598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0128205128205">
                <text:p>0.33012820512820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1196581196581">
                <text:p>0.33119658119658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2264957264957">
                <text:p>0.33226495726495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4401709401709">
                <text:p>0.33440170940170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5470085470085">
                <text:p>0.33547008547008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6538461538462">
                <text:p>0.33653846153846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7606837606838">
                <text:p>0.3376068376068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338675213675214">
                <text:p>0.33867521367521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3974358974359">
                <text:p>0.3397435897435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40811965811966">
                <text:p>0.34081196581196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41880341880342">
                <text:p>0.3418803418803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342948717948718">
                <text:p>0.3429487179487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44017094017094">
                <text:p>0.344017094017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4508547008547">
                <text:p>0.3450854700854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348290598290598">
                <text:p>0.34829059829059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349358974358974">
                <text:p>0.3493589743589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5042735042735">
                <text:p>0.3504273504273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51495726495726">
                <text:p>0.35149572649572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52564102564103">
                <text:p>0.35256410256410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53632478632479">
                <text:p>0.35363247863247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354700854700855">
                <text:p>0.35470085470085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55769230769231">
                <text:p>0.35576923076923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56837606837607">
                <text:p>0.35683760683760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357905982905983">
                <text:p>0.35790598290598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360042735042735">
                <text:p>0.3600427350427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62179487179487">
                <text:p>0.3621794871794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3247863247863">
                <text:p>0.36324786324786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4316239316239">
                <text:p>0.36431623931623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5384615384615">
                <text:p>0.365384615384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6452991452991">
                <text:p>0.36645299145299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7521367521368">
                <text:p>0.36752136752136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8589743589744">
                <text:p>0.36858974358974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6965811965812">
                <text:p>0.3696581196581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70726495726496">
                <text:p>0.37072649572649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371794871794872">
                <text:p>0.3717948717948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2863247863248">
                <text:p>0.37286324786324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3931623931624">
                <text:p>0.37393162393162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6068376068376">
                <text:p>0.3760683760683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7136752136752">
                <text:p>0.37713675213675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378205128205128">
                <text:p>0.3782051282051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79273504273504">
                <text:p>0.37927350427350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8034188034188">
                <text:p>0.3803418803418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81410256410256">
                <text:p>0.3814102564102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382478632478632">
                <text:p>0.38247863247863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3547008547009">
                <text:p>0.38354700854700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5683760683761">
                <text:p>0.38568376068376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6752136752137">
                <text:p>0.38675213675213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7820512820513">
                <text:p>0.3878205128205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89957264957265">
                <text:p>0.38995726495726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391025641025641">
                <text:p>0.39102564102564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2094017094017">
                <text:p>0.39209401709401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3162393162393">
                <text:p>0.39316239316239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4230769230769">
                <text:p>0.39423076923076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5299145299145">
                <text:p>0.39529914529914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6367521367521">
                <text:p>0.3963675213675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7435897435897">
                <text:p>0.3974358974358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398504273504273">
                <text:p>0.39850427350427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39957264957265">
                <text:p>0.3995726495726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0641025641026">
                <text:p>0.40064102564102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1709401709402">
                <text:p>0.40170940170940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2777777777778">
                <text:p>0.40277777777777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491452991453">
                <text:p>0.404914529914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05982905982906">
                <text:p>0.40598290598290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07051282051282">
                <text:p>0.40705128205128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08119658119658">
                <text:p>0.40811965811965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09188034188034">
                <text:p>0.40918803418803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1025641025641">
                <text:p>0.4102564102564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11324786324786">
                <text:p>0.41132478632478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12393162393162">
                <text:p>0.41239316239316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13461538461538">
                <text:p>0.41346153846153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14529914529915">
                <text:p>0.41452991452991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15598290598291">
                <text:p>0.4155982905982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17735042735043">
                <text:p>0.4177350427350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18803418803419">
                <text:p>0.4188034188034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19871794871795">
                <text:p>0.41987179487179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20940170940171">
                <text:p>0.4209401709401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22008547008547">
                <text:p>0.42200854700854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24145299145299">
                <text:p>0.42414529914529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25213675213675">
                <text:p>0.42521367521367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26282051282051">
                <text:p>0.42628205128205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27350427350427">
                <text:p>0.42735042735042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428418803418803">
                <text:p>0.42841880341880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2948717948718">
                <text:p>0.4294871794871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30555555555556">
                <text:p>0.43055555555555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31623931623932">
                <text:p>0.43162393162393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32692307692308">
                <text:p>0.43269230769230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33760683760684">
                <text:p>0.4337606837606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43482905982906">
                <text:p>0.4348290598290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35897435897436">
                <text:p>0.43589743589743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36965811965812">
                <text:p>0.43696581196581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38034188034188">
                <text:p>0.43803418803418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439102564102564">
                <text:p>0.43910256410256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44017094017094">
                <text:p>0.440170940170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441239316239316">
                <text:p>0.44123931623931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442307692307692">
                <text:p>0.44230769230769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443376068376068">
                <text:p>0.44337606837606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45512820512821">
                <text:p>0.44551282051282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46581196581197">
                <text:p>0.44658119658119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47649572649573">
                <text:p>0.44764957264957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448717948717949">
                <text:p>0.44871794871794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449786324786325">
                <text:p>0.4497863247863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450854700854701">
                <text:p>0.4508547008547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451923076923077">
                <text:p>0.45192307692307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452991452991453">
                <text:p>0.4529914529914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454059829059829">
                <text:p>0.4540598290598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5128205128205">
                <text:p>0.45512820512820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56196581196581">
                <text:p>0.45619658119658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57264957264957">
                <text:p>0.45726495726495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59401709401709">
                <text:p>0.45940170940170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60470085470085">
                <text:p>0.46047008547008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62606837606838">
                <text:p>0.46260683760683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63675213675214">
                <text:p>0.46367521367521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46474358974359">
                <text:p>0.4647435897435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465811965811966">
                <text:p>0.46581196581196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466880341880342">
                <text:p>0.46688034188034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467948717948718">
                <text:p>0.46794871794871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469017094017094">
                <text:p>0.4690170940170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47008547008547">
                <text:p>0.4700854700854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471153846153846">
                <text:p>0.47115384615384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473290598290598">
                <text:p>0.47329059829059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474358974358974">
                <text:p>0.47435897435897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47542735042735">
                <text:p>0.4754273504273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476495726495726">
                <text:p>0.47649572649572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477564102564103">
                <text:p>0.4775641025641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78632478632479">
                <text:p>0.47863247863247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79700854700855">
                <text:p>0.47970085470085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80769230769231">
                <text:p>0.48076923076923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81837606837607">
                <text:p>0.48183760683760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82905982905983">
                <text:p>0.48290598290598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483974358974359">
                <text:p>0.48397435897435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85042735042735">
                <text:p>0.48504273504273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86111111111111">
                <text:p>0.48611111111111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88247863247863">
                <text:p>0.48824786324786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89316239316239">
                <text:p>0.48931623931623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490384615384615">
                <text:p>0.4903846153846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1452991452991">
                <text:p>0.49145299145299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2521367521368">
                <text:p>0.4925213675213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3589743589744">
                <text:p>0.49358974358974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465811965812">
                <text:p>0.4946581196581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5726495726496">
                <text:p>0.4957264957264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496794871794872">
                <text:p>0.4967948717948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497863247863248">
                <text:p>0.49786324786324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498931623931624">
                <text:p>0.4989316239316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1068376068376">
                <text:p>0.5010683760683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2136752136752">
                <text:p>0.5021367521367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3205128205128">
                <text:p>0.5032051282051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4273504273504">
                <text:p>0.5042735042735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534188034188">
                <text:p>0.505341880341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6410256410256">
                <text:p>0.5064102564102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7478632478632">
                <text:p>0.5074786324786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8547008547009">
                <text:p>0.5085470085470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09615384615385">
                <text:p>0.5096153846153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0683760683761">
                <text:p>0.51068376068376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1752136752137">
                <text:p>0.51175213675213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3888888888889">
                <text:p>0.51388888888888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4957264957265">
                <text:p>0.51495726495726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6025641025641">
                <text:p>0.51602564102564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517094017094017">
                <text:p>0.51709401709401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518162393162393">
                <text:p>0.51816239316239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519230769230769">
                <text:p>0.51923076923076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0299145299145">
                <text:p>0.5202991452991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1367521367521">
                <text:p>0.52136752136752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2435897435897">
                <text:p>0.52243589743589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3504273504274">
                <text:p>0.52350427350427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457264957265">
                <text:p>0.5245726495726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5641025641026">
                <text:p>0.52564102564102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6709401709402">
                <text:p>0.52670940170940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528846153846154">
                <text:p>0.52884615384615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52991452991453">
                <text:p>0.5299145299145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530982905982906">
                <text:p>0.53098290598290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2051282051282">
                <text:p>0.5320512820512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3119658119658">
                <text:p>0.53311965811965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4188034188034">
                <text:p>0.5341880341880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525641025641">
                <text:p>0.5352564102564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6324786324786">
                <text:p>0.53632478632478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537393162393162">
                <text:p>0.53739316239316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39529914529915">
                <text:p>0.53952991452991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540598290598291">
                <text:p>0.54059829059829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542735042735043">
                <text:p>0.54273504273504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543803418803419">
                <text:p>0.543803418803419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44871794871795">
                <text:p>0.54487179487179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45940170940171">
                <text:p>0.54594017094017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47008547008547">
                <text:p>0.54700854700854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548076923076923">
                <text:p>0.54807692307692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49145299145299">
                <text:p>0.54914529914529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50213675213675">
                <text:p>0.55021367521367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51282051282051">
                <text:p>0.55128205128205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52350427350427">
                <text:p>0.55235042735042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553418803418803">
                <text:p>0.5534188034188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448717948718">
                <text:p>0.5544871794871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6623931623932">
                <text:p>0.55662393162393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7692307692308">
                <text:p>0.55769230769230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558760683760684">
                <text:p>0.5587606837606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5982905982906">
                <text:p>0.5598290598290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60897435897436">
                <text:p>0.56089743589743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61965811965812">
                <text:p>0.56196581196581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563034188034188">
                <text:p>0.56303418803418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56517094017094">
                <text:p>0.565170940170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566239316239316">
                <text:p>0.56623931623931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67307692307692">
                <text:p>0.56730769230769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68376068376068">
                <text:p>0.56837606837606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69444444444444">
                <text:p>0.56944444444444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7051282051282">
                <text:p>0.5705128205128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71581196581197">
                <text:p>0.57158119658119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572649572649573">
                <text:p>0.57264957264957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573717948717949">
                <text:p>0.57371794871794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74786324786325">
                <text:p>0.57478632478632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75854700854701">
                <text:p>0.57585470085470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77991452991453">
                <text:p>0.57799145299145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79059829059829">
                <text:p>0.57905982905982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580128205128205">
                <text:p>0.5801282051282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581196581196581">
                <text:p>0.58119658119658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582264957264957">
                <text:p>0.58226495726495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584401709401709">
                <text:p>0.5844017094017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5470085470085">
                <text:p>0.5854700854700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6538461538462">
                <text:p>0.5865384615384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7606837606838">
                <text:p>0.58760683760683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8675213675214">
                <text:p>0.5886752136752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974358974359">
                <text:p>0.589743589743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90811965811966">
                <text:p>0.59081196581196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591880341880342">
                <text:p>0.59188034188034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592948717948718">
                <text:p>0.59294871794871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594017094017094">
                <text:p>0.59401709401709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59508547008547">
                <text:p>0.5950854700854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596153846153846">
                <text:p>0.59615384615384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597222222222222">
                <text:p>0.59722222222222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598290598290598">
                <text:p>0.59829059829059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599358974358974">
                <text:p>0.59935897435897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0042735042735">
                <text:p>0.6004273504273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01495726495726">
                <text:p>0.60149572649572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602564102564102">
                <text:p>0.6025641025641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03632478632479">
                <text:p>0.60363247863247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04700854700855">
                <text:p>0.60470085470085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05769230769231">
                <text:p>0.60576923076923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06837606837607">
                <text:p>0.60683760683760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607905982905983">
                <text:p>0.60790598290598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08974358974359">
                <text:p>0.60897435897435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10042735042735">
                <text:p>0.61004273504273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612179487179487">
                <text:p>0.61217948717948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3247863247863">
                <text:p>0.61324786324786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4316239316239">
                <text:p>0.61431623931623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6452991452992">
                <text:p>0.61645299145299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7521367521368">
                <text:p>0.61752136752136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618589743589744">
                <text:p>0.61858974358974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1965811965812">
                <text:p>0.6196581196581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20726495726496">
                <text:p>0.62072649572649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21794871794872">
                <text:p>0.62179487179487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622863247863248">
                <text:p>0.6228632478632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23931623931624">
                <text:p>0.6239316239316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26068376068376">
                <text:p>0.62606837606837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27136752136752">
                <text:p>0.62713675213675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629273504273504">
                <text:p>0.6292735042735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034188034188">
                <text:p>0.6303418803418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31410256410256">
                <text:p>0.63141025641025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632478632478632">
                <text:p>0.63247863247863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633547008547009">
                <text:p>0.63354700854700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635683760683761">
                <text:p>0.63568376068376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636752136752137">
                <text:p>0.63675213675213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637820512820513">
                <text:p>0.63782051282051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639957264957265">
                <text:p>0.63995726495726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42094017094017">
                <text:p>0.64209401709401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43162393162393">
                <text:p>0.64316239316239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44230769230769">
                <text:p>0.64423076923076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45299145299145">
                <text:p>0.64529914529914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646367521367521">
                <text:p>0.64636752136752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47435897435897">
                <text:p>0.64743589743589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48504273504274">
                <text:p>0.64850427350427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4957264957265">
                <text:p>0.6495726495726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50641025641026">
                <text:p>0.6506410256410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651709401709402">
                <text:p>0.6517094017094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652777777777778">
                <text:p>0.65277777777777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65491452991453">
                <text:p>0.6549145299145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655982905982906">
                <text:p>0.655982905982906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657051282051282">
                <text:p>0.65705128205128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658119658119658">
                <text:p>0.65811965811965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59188034188034">
                <text:p>0.65918803418803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6025641025641">
                <text:p>0.6602564102564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61324786324786">
                <text:p>0.66132478632478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62393162393162">
                <text:p>0.66239316239316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663461538461538">
                <text:p>0.66346153846153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4529914529915">
                <text:p>0.6645299145299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5598290598291">
                <text:p>0.66559829059829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7735042735043">
                <text:p>0.66773504273504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668803418803419">
                <text:p>0.66880341880341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669871794871795">
                <text:p>0.66987179487179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670940170940171">
                <text:p>0.67094017094017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672008547008547">
                <text:p>0.67200854700854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674145299145299">
                <text:p>0.6741452991452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675213675213675">
                <text:p>0.67521367521367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676282051282051">
                <text:p>0.67628205128205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677350427350427">
                <text:p>0.677350427350427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678418803418803">
                <text:p>0.67841880341880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67948717948718">
                <text:p>0.6794871794871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680555555555556">
                <text:p>0.6805555555555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681623931623932">
                <text:p>0.68162393162393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682692307692308">
                <text:p>0.68269230769230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683760683760684">
                <text:p>0.6837606837606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68482905982906">
                <text:p>0.6848290598290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685897435897436">
                <text:p>0.68589743589743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686965811965812">
                <text:p>0.6869658119658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688034188034188">
                <text:p>0.68803418803418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689102564102564">
                <text:p>0.68910256410256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69017094017094">
                <text:p>0.6901709401709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691239316239316">
                <text:p>0.69123931623931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693376068376068">
                <text:p>0.69337606837606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69551282051282">
                <text:p>0.6955128205128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696581196581197">
                <text:p>0.69658119658119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697649572649573">
                <text:p>0.69764957264957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698717948717949">
                <text:p>0.69871794871794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699786324786325">
                <text:p>0.69978632478632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700854700854701">
                <text:p>0.70085470085470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701923076923077">
                <text:p>0.70192307692307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702991452991453">
                <text:p>0.70299145299145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704059829059829">
                <text:p>0.70405982905982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705128205128205">
                <text:p>0.70512820512820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706196581196581">
                <text:p>0.70619658119658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707264957264957">
                <text:p>0.70726495726495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09401709401709">
                <text:p>0.70940170940170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10470085470085">
                <text:p>0.71047008547008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711538461538462">
                <text:p>0.71153846153846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712606837606838">
                <text:p>0.71260683760683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713675213675214">
                <text:p>0.71367521367521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71474358974359">
                <text:p>0.7147435897435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715811965811966">
                <text:p>0.7158119658119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16880341880342">
                <text:p>0.7168803418803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17948717948718">
                <text:p>0.7179487179487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19017094017094">
                <text:p>0.71901709401709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72008547008547">
                <text:p>0.7200854700854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721153846153846">
                <text:p>0.72115384615384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723290598290598">
                <text:p>0.72329059829059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724358974358974">
                <text:p>0.72435897435897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72542735042735">
                <text:p>0.7254273504273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726495726495726">
                <text:p>0.7264957264957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27564102564102">
                <text:p>0.7275641025641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28632478632479">
                <text:p>0.72863247863247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29700854700855">
                <text:p>0.72970085470085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731837606837607">
                <text:p>0.73183760683760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732905982905983">
                <text:p>0.73290598290598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733974358974359">
                <text:p>0.73397435897435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735042735042735">
                <text:p>0.73504273504273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36111111111111">
                <text:p>0.73611111111111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37179487179487">
                <text:p>0.73717948717948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38247863247863">
                <text:p>0.73824786324786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739316239316239">
                <text:p>0.73931623931623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740384615384615">
                <text:p>0.7403846153846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41452991452992">
                <text:p>0.74145299145299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742521367521368">
                <text:p>0.74252136752136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743589743589744">
                <text:p>0.74358974358974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74465811965812">
                <text:p>0.7446581196581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745726495726496">
                <text:p>0.74572649572649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746794871794872">
                <text:p>0.74679487179487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747863247863248">
                <text:p>0.74786324786324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748931623931624">
                <text:p>0.74893162393162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751068376068376">
                <text:p>0.75106837606837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752136752136752">
                <text:p>0.75213675213675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53205128205128">
                <text:p>0.75320512820512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54273504273504">
                <text:p>0.75427350427350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5534188034188">
                <text:p>0.7553418803418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756410256410256">
                <text:p>0.75641025641025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757478632478632">
                <text:p>0.75747863247863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758547008547009">
                <text:p>0.75854700854700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759615384615385">
                <text:p>0.75961538461538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760683760683761">
                <text:p>0.76068376068376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761752136752137">
                <text:p>0.76175213675213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762820512820513">
                <text:p>0.76282051282051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763888888888889">
                <text:p>0.76388888888888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764957264957265">
                <text:p>0.76495726495726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766025641025641">
                <text:p>0.76602564102564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767094017094017">
                <text:p>0.76709401709401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68162393162393">
                <text:p>0.76816239316239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70299145299145">
                <text:p>0.77029914529914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71367521367521">
                <text:p>0.77136752136752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772435897435897">
                <text:p>0.7724358974358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773504273504274">
                <text:p>0.77350427350427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77457264957265">
                <text:p>0.7745726495726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775641025641026">
                <text:p>0.77564102564102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776709401709402">
                <text:p>0.7767094017094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778846153846154">
                <text:p>0.77884615384615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77991452991453">
                <text:p>0.7799145299145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0982905982906">
                <text:p>0.78098290598290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782051282051282">
                <text:p>0.78205128205128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783119658119658">
                <text:p>0.783119658119658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784188034188034">
                <text:p>0.78418803418803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78525641025641">
                <text:p>0.7852564102564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786324786324786">
                <text:p>0.78632478632478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787393162393162">
                <text:p>0.78739316239316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788461538461538">
                <text:p>0.78846153846153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789529914529915">
                <text:p>0.7895299145299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790598290598291">
                <text:p>0.79059829059829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792735042735043">
                <text:p>0.7927350427350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793803418803419">
                <text:p>0.79380341880341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794871794871795">
                <text:p>0.79487179487179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795940170940171">
                <text:p>0.79594017094017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797008547008547">
                <text:p>0.79700854700854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798076923076923">
                <text:p>0.79807692307692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799145299145299">
                <text:p>0.79914529914529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800213675213675">
                <text:p>0.80021367521367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801282051282051">
                <text:p>0.80128205128205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802350427350427">
                <text:p>0.80235042735042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03418803418803">
                <text:p>0.80341880341880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04487179487179">
                <text:p>0.80448717948717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06623931623932">
                <text:p>0.80662393162393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807692307692308">
                <text:p>0.80769230769230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808760683760684">
                <text:p>0.8087606837606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80982905982906">
                <text:p>0.8098290598290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810897435897436">
                <text:p>0.81089743589743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1965811965812">
                <text:p>0.81196581196581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3034188034188">
                <text:p>0.81303418803418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4102564102564">
                <text:p>0.81410256410256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517094017094">
                <text:p>0.8151709401709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6239316239316">
                <text:p>0.8162393162393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817307692307692">
                <text:p>0.81730769230769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818376068376068">
                <text:p>0.81837606837606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21581196581196">
                <text:p>0.82158119658119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822649572649573">
                <text:p>0.82264957264957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823717948717949">
                <text:p>0.82371794871794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824786324786325">
                <text:p>0.82478632478632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825854700854701">
                <text:p>0.82585470085470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826923076923077">
                <text:p>0.82692307692307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827991452991453">
                <text:p>0.82799145299145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829059829059829">
                <text:p>0.82905982905982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830128205128205">
                <text:p>0.83012820512820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831196581196581">
                <text:p>0.83119658119658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832264957264957">
                <text:p>0.83226495726495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4401709401709">
                <text:p>0.8344017094017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35470085470086">
                <text:p>0.83547008547008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836538461538462">
                <text:p>0.83653846153846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837606837606838">
                <text:p>0.83760683760683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838675213675214">
                <text:p>0.83867521367521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83974358974359">
                <text:p>0.8397435897435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840811965811966">
                <text:p>0.84081196581196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841880341880342">
                <text:p>0.84188034188034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842948717948718">
                <text:p>0.84294871794871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844017094017094">
                <text:p>0.84401709401709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84508547008547">
                <text:p>0.845085470085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48290598290598">
                <text:p>0.84829059829059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849358974358974">
                <text:p>0.84935897435897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85042735042735">
                <text:p>0.8504273504273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851495726495726">
                <text:p>0.85149572649572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852564102564103">
                <text:p>0.85256410256410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853632478632479">
                <text:p>0.85363247863247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855769230769231">
                <text:p>0.85576923076923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856837606837607">
                <text:p>0.85683760683760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857905982905983">
                <text:p>0.85790598290598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858974358974359">
                <text:p>0.8589743589743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860042735042735">
                <text:p>0.86004273504273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862179487179487">
                <text:p>0.86217948717948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863247863247863">
                <text:p>0.86324786324786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864316239316239">
                <text:p>0.86431623931623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865384615384615">
                <text:p>0.86538461538461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866452991452992">
                <text:p>0.86645299145299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867521367521367">
                <text:p>0.86752136752136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868589743589744">
                <text:p>0.86858974358974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86965811965812">
                <text:p>0.8696581196581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870726495726496">
                <text:p>0.87072649572649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871794871794872">
                <text:p>0.87179487179487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872863247863248">
                <text:p>0.87286324786324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873931623931624">
                <text:p>0.87393162393162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876068376068376">
                <text:p>0.87606837606837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877136752136752">
                <text:p>0.87713675213675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878205128205128">
                <text:p>0.87820512820512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879273504273504">
                <text:p>0.87927350427350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881410256410256">
                <text:p>0.88141025641025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882478632478632">
                <text:p>0.8824786324786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883547008547009">
                <text:p>0.88354700854700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884615384615385">
                <text:p>0.88461538461538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885683760683761">
                <text:p>0.88568376068376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6752136752137">
                <text:p>0.88675213675213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7820512820513">
                <text:p>0.887820512820513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89957264957265">
                <text:p>0.88995726495726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891025641025641">
                <text:p>0.89102564102564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892094017094017">
                <text:p>0.89209401709401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893162393162393">
                <text:p>0.89316239316239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894230769230769">
                <text:p>0.894230769230769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895299145299145">
                <text:p>0.89529914529914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896367521367521">
                <text:p>0.89636752136752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897435897435897">
                <text:p>0.89743589743589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898504273504273">
                <text:p>0.89850427350427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89957264957265">
                <text:p>0.8995726495726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00641025641026">
                <text:p>0.9006410256410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01709401709402">
                <text:p>0.90170940170940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902777777777778">
                <text:p>0.90277777777777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903846153846154">
                <text:p>0.90384615384615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90491452991453">
                <text:p>0.9049145299145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905982905982906">
                <text:p>0.90598290598290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907051282051282">
                <text:p>0.90705128205128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908119658119658">
                <text:p>0.90811965811965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909188034188034">
                <text:p>0.9091880341880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1025641025641">
                <text:p>0.9102564102564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911324786324786">
                <text:p>0.91132478632478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912393162393162">
                <text:p>0.91239316239316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913461538461538">
                <text:p>0.91346153846153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914529914529915">
                <text:p>0.91452991452991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91559829059829">
                <text:p>0.9155982905982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17735042735043">
                <text:p>0.91773504273504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18803418803419">
                <text:p>0.91880341880341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19871794871795">
                <text:p>0.91987179487179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20940170940171">
                <text:p>0.92094017094017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922008547008547">
                <text:p>0.92200854700854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924145299145299">
                <text:p>0.92414529914529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925213675213675">
                <text:p>0.92521367521367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926282051282051">
                <text:p>0.92628205128205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27350427350427">
                <text:p>0.9273504273504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28418803418803">
                <text:p>0.92841880341880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929487179487179">
                <text:p>0.92948717948717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930555555555556">
                <text:p>0.93055555555555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931623931623932">
                <text:p>0.9316239316239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932692307692308">
                <text:p>0.93269230769230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933760683760684">
                <text:p>0.933760683760684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93482905982906">
                <text:p>0.9348290598290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935897435897436">
                <text:p>0.93589743589743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936965811965812">
                <text:p>0.93696581196581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938034188034188">
                <text:p>0.93803418803418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939102564102564">
                <text:p>0.93910256410256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94017094017094">
                <text:p>0.9401709401709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941239316239316">
                <text:p>0.94123931623931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942307692307692">
                <text:p>0.9423076923076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43376068376068">
                <text:p>0.94337606837606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94551282051282">
                <text:p>0.945512820512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946581196581196">
                <text:p>0.94658119658119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947649572649573">
                <text:p>0.94764957264957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48717948717949">
                <text:p>0.948717948717949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949786324786325">
                <text:p>0.94978632478632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950854700854701">
                <text:p>0.95085470085470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51923076923077">
                <text:p>0.951923076923077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952991452991453">
                <text:p>0.95299145299145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54059829059829">
                <text:p>0.95405982905982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955128205128205">
                <text:p>0.9551282051282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956196581196581">
                <text:p>0.9561965811965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957264957264957">
                <text:p>0.95726495726495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959401709401709">
                <text:p>0.95940170940170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960470085470086">
                <text:p>0.960470085470086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962606837606838">
                <text:p>0.96260683760683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963675213675214">
                <text:p>0.96367521367521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96474358974359">
                <text:p>0.96474358974359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965811965811966">
                <text:p>0.96581196581196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966880341880342">
                <text:p>0.96688034188034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967948717948718">
                <text:p>0.96794871794871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969017094017094">
                <text:p>0.969017094017094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97008547008547">
                <text:p>0.9700854700854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971153846153846">
                <text:p>0.97115384615384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973290598290598">
                <text:p>0.97329059829059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974358974358974">
                <text:p>0.97435897435897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97542735042735">
                <text:p>0.9754273504273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976495726495726">
                <text:p>0.976495726495726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977564102564103">
                <text:p>0.977564102564103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978632478632479">
                <text:p>0.978632478632479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979700854700855">
                <text:p>0.97970085470085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980769230769231">
                <text:p>0.98076923076923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981837606837607">
                <text:p>0.9818376068376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982905982905983">
                <text:p>0.982905982905983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983974358974359">
                <text:p>0.98397435897435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.985042735042735">
                <text:p>0.985042735042735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986111111111111">
                <text:p>0.98611111111111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988247863247863">
                <text:p>0.98824786324786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.989316239316239">
                <text:p>0.98931623931623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.990384615384615">
                <text:p>0.99038461538461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991452991452992">
                <text:p>0.99145299145299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992521367521367">
                <text:p>0.99252136752136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993589743589744">
                <text:p>0.993589743589744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.99465811965812">
                <text:p>0.99465811965812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.995726495726496">
                <text:p>0.99572649572649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996794871794872">
                <text:p>0.99679487179487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997863247863248">
                <text:p>0.997863247863248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.998931623931624">
                <text:p>0.99893162393162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